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8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89.41mm"/>
    </style:style>
    <style:style style:name="co8" style:family="table-column">
      <style:table-column-properties fo:break-before="auto" style:column-width="64.14mm"/>
    </style:style>
    <style:style style:name="co9" style:family="table-column">
      <style:table-column-properties fo:break-before="auto" style:column-width="46.76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30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11.52mm"/>
    </style:style>
    <style:style style:name="co14" style:family="table-column">
      <style:table-column-properties fo:break-before="auto" style:column-width="14.89mm"/>
    </style:style>
    <style:style style:name="co15" style:family="table-column">
      <style:table-column-properties fo:break-before="auto" style:column-width="12.54mm"/>
    </style:style>
    <style:style style:name="co16" style:family="table-column">
      <style:table-column-properties fo:break-before="auto" style:column-width="9.61mm"/>
    </style:style>
    <style:style style:name="co17" style:family="table-column">
      <style:table-column-properties fo:break-before="auto" style:column-width="13.39mm"/>
    </style:style>
    <style:style style:name="co18" style:family="table-column">
      <style:table-column-properties fo:break-before="auto" style:column-width="12.58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13.79mm"/>
    </style:style>
    <style:style style:name="co21" style:family="table-column">
      <style:table-column-properties fo:break-before="auto" style:column-width="12.33mm"/>
    </style:style>
    <style:style style:name="co22" style:family="table-column">
      <style:table-column-properties fo:break-before="auto" style:column-width="13.42mm"/>
    </style:style>
    <style:style style:name="co23" style:family="table-column">
      <style:table-column-properties fo:break-before="auto" style:column-width="20.14mm"/>
    </style:style>
    <style:style style:name="co24" style:family="table-column">
      <style:table-column-properties fo:break-before="auto" style:column-width="20.18mm"/>
    </style:style>
    <style:style style:name="co25" style:family="table-column">
      <style:table-column-properties fo:break-before="auto" style:column-width="20.76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19.88mm"/>
    </style:style>
    <style:style style:name="co28" style:family="table-column">
      <style:table-column-properties fo:break-before="auto" style:column-width="31.15mm"/>
    </style:style>
    <style:style style:name="co29" style:family="table-column">
      <style:table-column-properties fo:break-before="auto" style:column-width="11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3.69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59.7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5.79mm" fo:break-before="auto" style:use-optimal-row-height="false"/>
    </style:style>
    <style:style style:name="ro8" style:family="table-row">
      <style:table-row-properties style:row-height="13.69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 tableooo:tab-color="#283593"/>
    </style:style>
    <style:style style:name="ta2" style:family="table" style:master-page-name="Default">
      <style:table-properties table:display="true" style:writing-mode="lr-tb" tableooo:tab-color="#ffd740"/>
    </style:style>
    <style:style style:name="ta3" style:family="table" style:master-page-name="Default">
      <style:table-properties table:display="true" style:writing-mode="lr-tb" tableooo:tab-color="#c9211e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0" style:family="table-cell" style:parent-style-name="Default">
      <style:table-cell-properties fo:background-color="#bdbdbd" fo:border="0.06pt solid #000000"/>
      <style:text-properties fo:font-size="10pt" fo:font-weight="bold" style:font-weight-asian="bold" style:font-weight-complex="bold"/>
    </style:style>
    <style:style style:name="ce73" style:family="table-cell" style:parent-style-name="Default">
      <style:table-cell-properties fo:background-color="#bdbdbd" style:text-align-source="fix" style:repeat-content="false" fo:wrap-option="wrap" fo:border="0.06pt solid #000000" style:vertical-align="middle"/>
      <style:paragraph-properties fo:text-align="start" fo:margin-left="0mm"/>
      <style:text-properties fo:font-size="10pt" fo:font-weight="bold" style:font-weight-asian="bold" style:font-weight-complex="bold"/>
    </style:style>
    <style:style style:name="ce74" style:family="table-cell" style:parent-style-name="Default">
      <style:table-cell-properties fo:background-color="#bdbdbd" fo:wrap-option="wrap" fo:border="0.06pt solid #000000"/>
      <style:text-properties fo:font-size="10pt" fo:font-weight="bold" style:font-weight-asian="bold" style:font-weight-complex="bold"/>
    </style:style>
    <style:style style:name="ce75" style:family="table-cell" style:parent-style-name="Default">
      <style:table-cell-properties fo:wrap-option="wrap" fo:border="0.06pt solid #000000" style:vertical-align="top"/>
    </style:style>
    <style:style style:name="ce77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bdbdbd"/>
      <style:text-properties fo:font-size="10pt" fo:font-weight="bold" style:font-weight-asian="bold" style:font-weight-complex="bold"/>
    </style:style>
    <style:style style:name="ce7" style:family="table-cell" style:parent-style-name="Default">
      <style:table-cell-properties fo:background-color="#bdbdbd" style:text-align-source="fix" style:repeat-content="false" style:vertical-align="middle"/>
      <style:paragraph-properties fo:text-align="start" fo:margin-left="0mm"/>
      <style:text-properties fo:font-size="10pt" fo:font-weight="bold" style:font-weight-asian="bold" style:font-weight-complex="bold"/>
    </style:style>
    <style:style style:name="ce9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mm"/>
      <style:text-properties fo:font-size="10pt" fo:font-weight="bold" style:font-weight-asian="bold" style:font-weight-complex="bold"/>
    </style:style>
    <style:style style:name="ce9" style:family="table-cell" style:parent-style-name="Default">
      <style:table-cell-properties fo:background-color="#bdbdbd" style:text-align-source="fix" style:repeat-content="false" fo:border="1.05pt solid #000000" style:rotation-angle="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bdbdbd" style:text-align-source="fix" style:repeat-content="false" fo:border="1.05pt solid #000000" style:rotation-angle="90" style:vertical-align="middle"/>
      <style:paragraph-properties fo:text-align="center" fo:margin-left="0mm"/>
    </style:style>
    <style:style style:name="ce98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"/>
    </style:style>
    <style:style style:name="ce13" style:family="table-cell" style:parent-style-name="Default">
      <style:table-cell-properties fo:border="0.99pt solid #000000"/>
    </style:style>
    <style:style style:name="ce1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5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116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</style:style>
    <style:style style:name="ce117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  <style:map style:condition="cell-content()&gt;1000" style:apply-style-name="total_3e_1000" style:base-cell-address="'Entraînement annuel'.B3"/>
    </style:style>
    <style:style style:name="ce118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 fo:font-weight="normal" style:font-weight-asian="normal" style:font-weight-complex="normal"/>
      <style:map style:condition="cell-content()=###" style:apply-style-name="sans_20_chiffre" style:base-cell-address="'Entraînement annuel'.B1"/>
    </style:style>
    <style:style style:name="ce121" style:family="table-cell" style:parent-style-name="Default">
      <style:table-cell-properties fo:background-color="#bdbdbd" fo:wrap-option="wrap"/>
      <style:text-properties fo:font-size="10pt" fo:font-weight="bold" style:font-weight-asian="bold" style:font-weight-complex="bold"/>
    </style:style>
    <style:style style:name="ce124" style:family="table-cell" style:parent-style-name="Default">
      <style:table-cell-properties fo:wrap-option="wrap" fo:border="0.99pt solid #000000"/>
    </style:style>
    <style:style style:name="ce12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 fo:wrap-option="wrap" fo:border="0.99pt solid #000000"/>
      <style:paragraph-properties fo:text-align="start" fo:margin-left="0mm"/>
    </style:style>
    <style:style style:name="ce128" style:family="table-cell" style:parent-style-name="Default" style:data-style-name="N107">
      <style:table-cell-properties fo:background-color="#ce93d8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</style:style>
    <style:style style:name="ce23" style:family="table-cell" style:parent-style-name="Default" style:data-style-name="N107">
      <style:table-cell-properties fo:background-color="#ffffff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</style:style>
    <style:style style:name="ce131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mm"/>
      <style:text-properties style:font-name="Ubuntu"/>
    </style:style>
    <style:style style:name="ce135" style:family="table-cell" style:parent-style-name="Default">
      <style:table-cell-properties fo:background-color="transparent" fo:wrap-option="no-wrap"/>
    </style:style>
    <style:style style:name="ce136" style:family="table-cell" style:parent-style-name="Default">
      <style:table-cell-properties fo:wrap-option="no-wrap"/>
    </style:style>
    <style:style style:name="ce27" style:family="table-cell" style:parent-style-name="Default">
      <style:table-cell-properties fo:background-color="#bdbdbd" style:text-align-source="fix" style:repeat-content="false" fo:wrap-option="wrap" style:vertical-align="middle"/>
      <style:paragraph-properties fo:text-align="center"/>
      <style:text-properties fo:font-size="10pt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41" style:family="table-cell" style:parent-style-name="Default" style:data-style-name="N107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Ubuntu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fo:background-color="#ffe994" style:text-align-source="fix" style:repeat-content="false" fo:wrap-option="wrap" fo:border="0.99pt solid #000000" style:vertical-align="middle"/>
      <style:paragraph-properties fo:text-align="start" fo:margin-left="0mm"/>
      <style:text-properties fo:font-size="10pt" fo:font-weight="normal" style:font-weight-asian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font-size="10pt" fo:font-weight="normal" style:font-weight-asian="normal" style:font-weight-complex="normal"/>
    </style:style>
    <style:style style:name="ce36" style:family="table-cell" style:parent-style-name="Default">
      <style:table-cell-properties fo:border="none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0pt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19" style:family="table-cell" style:parent-style-name="Default" style:data-style-name="N2">
      <style:table-cell-properties fo:background-color="#ffe994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/>
      <style:map style:condition="cell-content()&gt;1000" style:apply-style-name="total_3e_1000" style:base-cell-address="'Entraînement annuel'.B3"/>
    </style:style>
    <style:style style:name="ce49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map style:condition="cell-content()&gt;1000" style:apply-style-name="total_3e_1000" style:base-cell-address="'Entraînement annuel'.B3"/>
    </style:style>
    <style:style style:name="ce53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style:font-name="Ubuntu"/>
      <style:map style:condition="cell-content()&gt;1000" style:apply-style-name="total_3e_1000" style:base-cell-address="'Entraînement annuel'.B3"/>
    </style:style>
    <style:style style:name="ce223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Ubuntu"/>
      <style:map style:condition="cell-content()&gt;1000" style:apply-style-name="total_3e_1000" style:base-cell-address="'Entraînement annuel'.B3"/>
    </style:style>
    <style:style style:name="ce227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Ubuntu" fo:font-weight="normal" style:font-weight-asian="normal" style:font-weight-complex="normal"/>
      <style:map style:condition="cell-content()=###" style:apply-style-name="sans_20_chiffre" style:base-cell-address="'Entraînement annuel'.B1"/>
    </style:style>
    <style:style style:name="ce22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>
      <style:table-cell-properties fo:background-color="transparent" fo:wrap-option="wrap"/>
    </style:style>
    <style:style style:name="ce62" style:family="table-cell" style:parent-style-name="Default">
      <style:table-cell-properties fo:background-color="#ffffff" fo:wrap-option="wrap" fo:border="0.99pt solid #000000"/>
    </style:style>
    <style:style style:name="ce63" style:family="table-cell" style:parent-style-name="Default">
      <style:table-cell-properties fo:background-color="#ffffff" fo:wrap-option="wrap" fo:border="0.06pt solid #000000"/>
      <style:map style:condition="cell-content()&gt;1000" style:apply-style-name="total_3e_1000" style:base-cell-address="'Entraînement annuel'.B3"/>
    </style:style>
    <style:style style:name="ce64" style:family="table-cell" style:parent-style-name="Default" style:data-style-name="N107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style:font-name="Ubuntu"/>
      <style:map style:condition="cell-content()&gt;1000" style:apply-style-name="total_3e_1000" style:base-cell-address="'Entraînement annuel'.B3"/>
    </style:style>
    <style:style style:name="ce234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Ubuntu"/>
      <style:map style:condition="cell-content()&gt;1000" style:apply-style-name="total_3e_1000" style:base-cell-address="'Entraînement annuel'.B3"/>
    </style:style>
    <style:style style:name="ce66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Ubuntu" fo:font-weight="normal" style:font-weight-asian="normal" style:font-weight-complex="normal"/>
    </style:style>
    <style:style style:name="ce67" style:family="table-cell" style:parent-style-name="Default" style:data-style-name="N2">
      <style:table-cell-properties fo:background-color="#ffffff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normal" style:font-weight-asian="normal" style:font-weight-complex="normal"/>
    </style:style>
    <style:style style:name="ce68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style:font-name="Ubuntu" fo:font-weight="normal" style:font-weight-asian="normal" style:font-weight-complex="normal"/>
    </style:style>
    <style:style style:name="ce237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238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39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Ubuntu" fo:font-weight="normal" style:font-weight-asian="normal" style:font-weight-complex="normal"/>
      <style:map style:condition="cell-content()=0" style:apply-style-name="sans_20_chiffre" style:base-cell-address="'Entraînement annuel'.M1"/>
    </style:style>
    <style:style style:name="ce241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Entraînement annuel'.M1"/>
    </style:style>
    <style:style style:name="ce314" style:family="table-cell" style:parent-style-name="Default" style:data-style-name="N107">
      <style:table-cell-properties fo:background-color="#bdbdbd" style:text-align-source="fix" style:repeat-content="false" fo:wrap-option="wrap" fo:border="0.99pt solid #000000" style:rotation-angle="90" style:vertical-align="middle"/>
      <style:paragraph-properties fo:text-align="center" fo:margin-left="0mm"/>
      <style:text-properties style:font-name="Ubuntu"/>
    </style:style>
    <style:style style:name="ce83" style:family="table-cell" style:parent-style-name="Default" style:data-style-name="N107">
      <style:table-cell-properties style:glyph-orientation-vertical="0" fo:background-color="#757575" style:text-align-source="fix" style:repeat-content="false" fo:wrap-option="wrap" fo:border="0.06pt solid #000000" style:direction="ltr" style:rotation-angle="90" style:vertical-align="middle"/>
      <style:paragraph-properties fo:text-align="center" fo:margin-left="0mm"/>
      <style:text-properties style:font-name="Ubuntu"/>
    </style:style>
    <style:style style:name="ce90" style:family="table-cell" style:parent-style-name="Default" style:data-style-name="N107">
      <style:table-cell-properties style:glyph-orientation-vertical="0" fo:background-color="#757575" style:text-align-source="fix" style:repeat-content="false" fo:wrap-option="no-wrap" fo:border="0.06pt solid #000000" style:direction="ltr" style:rotation-angle="90" style:vertical-align="middle"/>
      <style:paragraph-properties fo:text-align="center" fo:margin-left="0mm"/>
      <style:text-properties style:font-name="Ubuntu"/>
    </style:style>
    <style:style style:name="ce52" style:family="table-cell" style:parent-style-name="Default" style:data-style-name="N107">
      <style:table-cell-properties style:text-align-source="fix" style:repeat-content="false" fo:wrap-option="wrap" style:rotation-angle="90" style:vertical-align="middle"/>
      <style:paragraph-properties fo:text-align="center" fo:margin-left="0mm"/>
      <style:text-properties style:font-name="Ubuntu"/>
    </style:style>
    <style:style style:name="ce86" style:family="table-cell" style:parent-style-name="Default" style:data-style-name="N107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323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</style:style>
    <style:style style:name="ce7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"/>
    </style:style>
    <style:style style:name="ce92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Ubuntu"/>
    </style:style>
    <style:style style:name="ce326" style:family="table-cell" style:parent-style-name="Default" style:data-style-name="N107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  <style:map style:condition="cell-content()=0" style:apply-style-name="sans_20_chiffre" style:base-cell-address="'2022'.D2"/>
    </style:style>
    <style:style style:name="ce58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306" style:family="table-cell" style:parent-style-name="Default" style:data-style-name="N36">
      <style:table-cell-properties fo:background-color="#ffa6a6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87" style:family="table-cell" style:parent-style-name="Default" style:data-style-name="N36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308" style:family="table-cell" style:parent-style-name="Default" style:data-style-name="N36">
      <style:table-cell-properties fo:background-color="#ffe994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299" style:family="table-cell" style:parent-style-name="Default" style:data-style-name="N107">
      <style:table-cell-properties fo:background-color="#5983b0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122" style:family="table-cell" style:parent-style-name="Default" style:data-style-name="N107">
      <style:table-cell-properties fo:background-color="#5983b0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 fo:font-weight="bold" style:font-weight-asian="bold" style:font-weight-complex="bold"/>
      <style:map style:condition="cell-content()=0" style:apply-style-name="sans_20_chiffre" style:base-cell-address="'2022'.D2"/>
    </style:style>
    <style:style style:name="ce146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mm"/>
      <style:text-properties style:font-name="Ubuntu" fo:font-weight="bold" style:font-weight-asian="bold" style:font-weight-complex="bold"/>
      <style:map style:condition="cell-content()=0" style:apply-style-name="sans_20_chiffre" style:base-cell-address="'2022'.D2"/>
    </style:style>
    <style:style style:name="ce119" style:family="table-cell" style:parent-style-name="Default" style:data-style-name="N107">
      <style:table-cell-properties fo:background-color="transparent" fo:border="none"/>
      <style:text-properties style:font-name="Ubuntu"/>
    </style:style>
    <style:style style:name="ce154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m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2'.D2"/>
    </style:style>
    <style:style style:name="ce145" style:family="table-cell" style:parent-style-name="Default" style:data-style-name="N107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 fo:font-weight="bold" style:font-weight-asian="bold" style:font-weight-complex="bold"/>
      <style:map style:condition="cell-content()=0" style:apply-style-name="sans_20_chiffre" style:base-cell-address="'2022'.D2"/>
    </style:style>
    <style:style style:name="ce307" style:family="table-cell" style:parent-style-name="Default" style:data-style-name="N107">
      <style:table-cell-properties fo:background-color="#ffd320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319" style:family="table-cell" style:parent-style-name="Default" style:data-style-name="N107">
      <style:table-cell-properties fo:background-color="#ff7e5a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171" style:family="table-cell" style:parent-style-name="Default" style:data-style-name="N107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2'.D2"/>
    </style:style>
    <style:style style:name="ce161" style:family="table-cell" style:parent-style-name="Default" style:data-style-name="N107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2'.D2"/>
    </style:style>
    <style:style style:name="ce327" style:family="table-cell" style:parent-style-name="Default" style:data-style-name="N107">
      <style:table-cell-properties fo:background-color="#ce93d8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47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mm"/>
      <style:text-properties fo:color="#000000"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2'.D2"/>
    </style:style>
    <style:style style:name="ce334" style:family="table-cell" style:parent-style-name="Default" style:data-style-name="N107">
      <style:table-cell-properties fo:background-color="#a1887f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176" style:family="table-cell" style:parent-style-name="Default" style:data-style-name="N107">
      <style:table-cell-properties fo:background-color="#a1887f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2'.D2"/>
    </style:style>
    <style:style style:name="ce79" style:family="table-cell" style:parent-style-name="Default">
      <style:text-properties style:font-name="Ubuntu"/>
    </style:style>
    <style:style style:name="ce175" style:family="table-cell" style:parent-style-name="Default" style:data-style-name="N107">
      <style:table-cell-properties fo:background-color="#9fa8da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379" style:family="table-cell" style:parent-style-name="Default" style:data-style-name="N107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Ubuntu" fo:font-size="6.94999980926514pt" fo:font-weight="bold" style:font-size-asian="6.94999980926514pt" style:font-weight-asian="bold" style:font-size-complex="6.94999980926514pt" style:font-weight-complex="bold"/>
      <style:map style:condition="cell-content()=0" style:apply-style-name="sans_20_chiffre" style:base-cell-address="'2022'.D2"/>
    </style:style>
    <style:style style:name="ce113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313" style:family="table-cell" style:parent-style-name="Default" style:data-style-name="N107">
      <style:table-cell-properties fo:background-color="#aecf00" style:text-align-source="fix" style:repeat-content="false" fo:border="0.99pt dotted #000000" style:vertical-align="middle"/>
      <style:paragraph-properties fo:text-align="center" fo:margin-left="0mm"/>
      <style:text-properties fo:color="#000000" style:font-name="Ubuntu"/>
      <style:map style:condition="cell-content()=0" style:apply-style-name="sans_20_chiffre" style:base-cell-address="'2022'.D2"/>
    </style:style>
    <style:style style:name="ce316" style:family="table-cell" style:parent-style-name="Default" style:data-style-name="N107">
      <style:table-cell-properties fo:border-bottom="0.99pt solid #000000" fo:background-color="#aecf00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188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382" style:family="table-cell" style:parent-style-name="Default" style:data-style-name="N2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383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mm"/>
      <style:text-properties fo:color="#fafafa" style:font-name="Ubuntu" fo:font-weight="bold" style:font-weight-asian="bold" style:font-weight-complex="bold"/>
      <style:map style:condition="cell-content()=0" style:apply-style-name="sans_20_chiffre" style:base-cell-address="'2022'.D2"/>
    </style:style>
    <style:style style:name="ce191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"/>
    </style:style>
    <style:style style:name="ce388" style:family="table-cell" style:parent-style-name="Default" style:data-style-name="N2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  <style:map style:condition="cell-content()=0" style:apply-style-name="sans_20_chiffre" style:base-cell-address="'2022'.D2"/>
    </style:style>
    <style:style style:name="ce190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mm"/>
      <style:text-properties fo:color="#000000" style:font-name="Ubuntu"/>
      <style:map style:condition="cell-content()=0" style:apply-style-name="sans_20_chiffre" style:base-cell-address="'2022'.D2"/>
    </style:style>
    <style:style style:name="ce34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dotted #000000" fo:border-right="0.99pt dotted #000000" fo:border-top="0.99pt dotted #000000" style:vertical-align="middle"/>
      <style:paragraph-properties fo:text-align="center" fo:margin-left="0mm"/>
      <style:text-properties fo:color="#000000" style:font-name="Ubuntu"/>
      <style:map style:condition="cell-content()=0" style:apply-style-name="sans_20_chiffre" style:base-cell-address="'2022'.D2"/>
    </style:style>
    <style:style style:name="ce19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"/>
    </style:style>
    <style:style style:name="ce350" style:family="table-cell" style:parent-style-name="Default" style:data-style-name="N108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393" style:family="table-cell" style:parent-style-name="Default" style:data-style-name="N108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  <style:map style:condition="cell-content()=0" style:apply-style-name="sans_20_chiffre" style:base-cell-address="'2022'.D2"/>
    </style:style>
    <style:style style:name="ce218" style:family="table-cell" style:parent-style-name="Default" style:data-style-name="N108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220" style:family="table-cell" style:parent-style-name="Default" style:data-style-name="N107">
      <style:table-cell-properties fo:background-color="#bdbdbd" style:text-align-source="fix" style:repeat-content="false" fo:border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221" style:family="table-cell" style:parent-style-name="Default" style:data-style-name="N107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mm"/>
      <style:text-properties style:font-name="Ubuntu"/>
      <style:map style:condition="cell-content()=0" style:apply-style-name="sans_20_chiffre" style:base-cell-address="'2022'.D2"/>
    </style:style>
    <style:style style:name="ce356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398" style:family="table-cell" style:parent-style-name="Default" style:data-style-name="N107">
      <style:table-cell-properties fo:border-bottom="2.01pt solid #000000" fo:background-color="#757575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  <style:map style:condition="cell-content()=0" style:apply-style-name="sans_20_chiffre" style:base-cell-address="'2022'.D2"/>
    </style:style>
    <style:style style:name="ce400" style:family="table-cell" style:parent-style-name="Default" style:data-style-name="N107">
      <style:table-cell-properties fo:background-color="#757575" style:text-align-source="fix" style:repeat-content="false" fo:wrap-option="wrap" fo:border="0.99pt dotted #000000" style:vertical-align="middle"/>
      <style:paragraph-properties fo:text-align="center" fo:margin-left="0mm"/>
      <style:text-properties fo:color="#fafafa" style:font-name="Ubuntu"/>
      <style:map style:condition="cell-content()=0" style:apply-style-name="sans_20_chiffre" style:base-cell-address="'2022'.D2"/>
    </style:style>
    <style:style style:name="ce343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Ubuntu" fo:font-size="14pt" fo:font-weight="bold" style:font-size-asian="14pt" style:font-weight-asian="bold" style:font-size-complex="14pt" style:font-weight-complex="bold"/>
    </style:style>
    <style:style style:name="ce402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404" style:family="table-cell" style:parent-style-name="Default" style:data-style-name="N107">
      <style:table-cell-properties fo:background-color="#757575" style:text-align-source="fix" style:repeat-content="false" fo:wrap-option="wrap" fo:border="0.99pt dotted #000000" style:vertical-align="middle"/>
      <style:paragraph-properties fo:text-align="center" fo:margin-left="0mm"/>
      <style:text-properties fo:color="#fafafa" style:font-name="Ubuntu"/>
      <style:map style:condition="cell-content()=0" style:apply-style-name="sans_20_chiffre" style:base-cell-address="'2022'.D2"/>
    </style:style>
    <style:style style:name="ce346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"/>
      <style:map style:condition="cell-content()&gt;1000" style:apply-style-name="total_3e_1000" style:base-cell-address="'2022'.AK3"/>
    </style:style>
    <style:style style:name="ce352" style:family="table-cell" style:parent-style-name="Default">
      <style:text-properties fo:color="#ffffff" style:font-name="Ubuntu"/>
    </style:style>
    <style:style style:name="ce168" style:family="table-cell" style:parent-style-name="Default" style:data-style-name="N107">
      <style:table-cell-properties fo:background-color="#e8a202" style:text-align-source="fix" style:repeat-content="false" fo:wrap-option="wrap" style:vertical-align="middle"/>
      <style:paragraph-properties fo:text-align="center" fo:margin-left="0mm"/>
      <style:text-properties style:font-name="Ubuntu"/>
    </style:style>
    <style:style style:name="ce271" style:family="table-cell" style:parent-style-name="Default" style:data-style-name="N107">
      <style:table-cell-properties fo:background-color="#e8a202" style:text-align-source="fix" style:repeat-content="false" fo:wrap-option="wrap" style:vertical-align="middle"/>
      <style:paragraph-properties fo:text-align="center" fo:margin-left="0mm"/>
      <style:text-properties style:font-name="Ubuntu"/>
    </style:style>
    <style:style style:name="ce273" style:family="table-cell" style:parent-style-name="Default" style:data-style-name="N107">
      <style:table-cell-properties fo:background-color="#e8a202" style:text-align-source="fix" style:repeat-content="false" fo:wrap-option="wrap" style:vertical-align="middle"/>
      <style:paragraph-properties fo:text-align="start" fo:margin-left="0mm"/>
      <style:text-properties style:font-name="Ubuntu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trition" table:style-name="ta1" table:print-ranges="Nutrition.A2:Nutrition.C8">
        <office:forms form:automatic-focus="false" form:apply-design-mode="false"/>
        <table:table-column table:style-name="co1" table:default-cell-style-name="Default"/>
        <table:table-column table:style-name="co2" table:default-cell-style-name="ce77"/>
        <table:table-column table:style-name="co3" table:default-cell-style-name="ce77"/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70" office:value-type="string" calcext:value-type="string">
            <text:p><text:s/></text:p>
          </table:table-cell>
          <table:table-cell table:style-name="ce74" office:value-type="string" calcext:value-type="string">
            <text:p>Pourquoi ?</text:p>
          </table:table-cell>
          <table:table-cell table:style-name="ce74" office:value-type="string" calcext:value-type="string">
            <text:p>Comment ?</text:p>
          </table:table-cell>
        </table:table-row>
        <table:table-row table:style-name="ro2">
          <table:table-cell table:style-name="ce73" office:value-type="string" calcext:value-type="string">
            <text:p>2 – 3 semaines avant</text:p>
          </table:table-cell>
          <table:table-cell table:style-name="ce75" office:value-type="string" calcext:value-type="string">
            <text:p><text:span text:style-name="T1">-Prébiotiques : meilleure flore intestinale possible.</text:span></text:p>
            <text:p/>
            <text:p/>
            <text:p><text:span text:style-name="T1">- Glutamine : tonifier la flore intestinale</text:span></text:p>
            <text:p/>
            <text:p><text:span text:style-name="T1">- Antioxydants : réduire les radicaux libres</text:span></text:p>
            <text:p/>
            <text:p/>
            <text:p><text:span text:style-name="T1">- Alcalins : réduire l’acidité (indice PRAL)</text:span></text:p>
            <text:p/>
            <text:p><text:span text:style-name="T1">- Sels minéraux : jus persil-pomme-citron !</text:span></text:p>
          </table:table-cell>
          <table:table-cell table:style-name="ce75" office:value-type="string" calcext:value-type="string">
            <text:p>Radis noir, brocoli, choucroute, oignons rouges, amandes, asperge, artichaut, potimarron, poireaux, ail</text:p>
            <text:p/>
            <text:p>Aubergines, choux rouges, carottes, lentilles, haricots rouges, tofu, miso</text:p>
            <text:p/>
            <text:p>fruits et légumes oranges, bleu-violet et vert, agrumes, kiwi, fraise, poivron, amandes, huiles, graines, avocat, champignon</text:p>
            <text:p/>
            <text:p>raisins secs, avocat, légumes verts et betteraves rouges, patate douce, patate, curcuma</text:p>
            <text:p/>
            <text:p>Fruits et légumes, oléagineux, légumes secs</text:p>
          </table:table-cell>
        </table:table-row>
        <table:table-row table:style-name="ro3">
          <table:table-cell table:style-name="ce73" office:value-type="string" calcext:value-type="string">
            <text:p>J-6 J-5 J-4</text:p>
          </table:table-cell>
          <table:table-cell table:style-name="ce75" office:value-type="string" calcext:value-type="string">
            <text:p>On retire les aliments acidifiants.</text:p>
            <text:p>On favorise les antioxydants.</text:p>
          </table:table-cell>
          <table:table-cell table:style-name="ce75" office:value-type="string" calcext:value-type="string">
            <text:p>Pas de fromage, limiter les glucidesà 30 % de la ration journalière (décharger car un nouveau stock est plus facilement exploitable)</text:p>
            <text:p>Fruits et légumes verts, oranges, bleus.</text:p>
          </table:table-cell>
        </table:table-row>
        <table:table-row table:style-name="ro4">
          <table:table-cell table:style-name="ce73" office:value-type="string" calcext:value-type="string">
            <text:p>J-3 J-2</text:p>
          </table:table-cell>
          <table:table-cell table:style-name="ce75" office:value-type="string" calcext:value-type="string">
            <text:p>On augmente la part de glucides avec des indices glycémiques bas.</text:p>
          </table:table-cell>
          <table:table-cell table:style-name="ce75" office:value-type="string" calcext:value-type="string">
            <text:p>Patate douce, patate, riz noir, pâtes complètes, lentilles, haricots rouges. <text:s/></text:p>
          </table:table-cell>
        </table:table-row>
        <table:table-row table:style-name="ro4">
          <table:table-cell table:style-name="ce73" office:value-type="string" calcext:value-type="string">
            <text:p>J-1</text:p>
          </table:table-cell>
          <table:table-cell table:style-name="ce75" office:value-type="string" calcext:value-type="string">
            <text:p>Alimentation normale et surtout sans excès. </text:p>
          </table:table-cell>
          <table:table-cell table:style-name="ce75" office:value-type="string" calcext:value-type="string">
            <text:p>On évite les fibres, le fromage, ne pas manger plus que d’habitude. </text:p>
            <text:p>Eviter le gluten de blé pour la digestion. </text:p>
          </table:table-cell>
        </table:table-row>
        <table:table-row table:style-name="ro4">
          <table:table-cell table:style-name="ce73" office:value-type="string" calcext:value-type="string">
            <text:p>Jour J</text:p>
          </table:table-cell>
          <table:table-cell table:style-name="ce75" office:value-type="string" calcext:value-type="string">
            <text:p>Dernier repas 2h avant</text:p>
          </table:table-cell>
          <table:table-cell table:style-name="ce75" office:value-type="string" calcext:value-type="string">
            <text:p>Pas de matières grasses, céréales cuites, sans gluten, sucre avec indice glycémique modéré. </text:p>
            <text:p>Exemple : riz au lait</text:p>
          </table:table-cell>
        </table:table-row>
        <table:table-row table:style-name="ro5">
          <table:table-cell table:style-name="ce73" office:value-type="string" calcext:value-type="string">
            <text:p>Pendant l’épreuve</text:p>
          </table:table-cell>
          <table:table-cell table:style-name="ce75" office:value-type="string" calcext:value-type="string">
            <text:p><text:span text:style-name="T1">- Acides gras mono insaturés et poly insaturés (circulation sanguine)</text:span></text:p>
            <text:p/>
            <text:p>- Sucres (charge glycémique basse pour ne pas faire de yoyo)</text:p>
            <text:p/>
            <text:p/>
            <text:p>- Protéines et acides aminés (leucine, isoleucine, valine)</text:p>
            <text:p/>
            <text:p/>
            <text:p>- Sels minéraux et vitamines</text:p>
            <text:p/>
          </table:table-cell>
          <table:table-cell table:style-name="ce75" office:value-type="string" calcext:value-type="string">
            <text:p>Amandes, noisettes, sésame, noix de cajou, huile de colza.</text:p>
            <text:p/>
            <text:p/>
            <text:p>Miel d’acacia, sucre complet, sirop d’agave, amidon de céréales.</text:p>
            <text:p>Pamplemousse, myrtilles, poire, pomme, orange, ananas, banane</text:p>
            <text:p/>
            <text:p>Amandes, noisettes, maïs. </text:p>
            <text:p>Sandwich : pain semi-complet, tofu, purée de noix de cajou.</text:p>
            <text:p/>
            <text:p>Vitamine C, B1-B6, B9, sodium, potassium, magnésium, zinc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traînement annuel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ce77"/>
        <table:table-column table:style-name="co4" table:default-cell-style-name="ce77"/>
        <table:table-column table:style-name="co4" table:number-columns-repeated="3" table:default-cell-style-name="Default"/>
        <table:table-column table:style-name="co9" table:default-cell-style-name="ce195"/>
        <table:table-column table:style-name="co4" table:default-cell-style-name="ce228"/>
        <table:table-column table:style-name="co4" table:default-cell-style-name="Default"/>
        <table:table-column table:style-name="co4" table:default-cell-style-name="ce228"/>
        <table:table-column table:style-name="co4" table:number-columns-repeated="6" table:default-cell-style-name="Default"/>
        <table:table-row table:style-name="ro1">
          <table:table-cell table:style-name="ce88" office:value-type="string" calcext:value-type="string">
            <text:p>Organisation annuelle</text:p>
          </table:table-cell>
          <table:table-cell table:style-name="ce88" office:value-type="string" calcext:value-type="string">
            <text:p>Combien ?</text:p>
          </table:table-cell>
          <table:table-cell table:style-name="ce121" office:value-type="string" calcext:value-type="string">
            <text:p>Comment ?</text:p>
          </table:table-cell>
          <table:table-cell table:style-name="ce121" office:value-type="string" calcext:value-type="string">
            <text:p>Quand ?</text:p>
          </table:table-cell>
          <table:table-cell table:number-columns-repeated="4"/>
          <table:table-cell table:style-name="ce15" office:value-type="string" calcext:value-type="string" table:number-columns-spanned="4" table:number-rows-spanned="1">
            <text:p>Matériel</text:p>
          </table:table-cell>
          <table:covered-table-cell table:style-name="ce47"/>
          <table:covered-table-cell table:style-name="ce57"/>
          <table:covered-table-cell table:style-name="ce66"/>
          <table:table-cell table:style-name="ce239" table:number-columns-repeated="3"/>
          <table:table-cell table:style-name="ce144"/>
          <table:table-cell table:style-name="ce241"/>
          <table:table-cell table:style-name="ce144"/>
        </table:table-row>
        <table:table-row table:style-name="ro1">
          <table:table-cell table:style-name="ce7" office:value-type="string" calcext:value-type="string">
            <text:p>Phase de reprise</text:p>
          </table:table-cell>
          <table:table-cell table:style-name="ce13" office:value-type="string" calcext:value-type="string">
            <text:p>1 mois</text:p>
          </table:table-cell>
          <table:table-cell table:style-name="ce124" office:value-type="string" calcext:value-type="string">
            <text:p>50 % du volume et moins intense</text:p>
          </table:table-cell>
          <table:table-cell table:style-name="ce124" office:value-type="string" calcext:value-type="string">
            <text:p>Après une coupure annuelle</text:p>
          </table:table-cell>
          <table:table-cell/>
          <table:table-cell table:style-name="ce27" office:value-type="string" calcext:value-type="string" table:number-columns-spanned="2" table:number-rows-spanned="1">
            <text:p>Les formules</text:p>
          </table:table-cell>
          <table:covered-table-cell/>
          <table:table-cell/>
          <table:table-cell table:style-name="ce15" office:value-type="string" calcext:value-type="string">
            <text:p>CAP</text:p>
          </table:table-cell>
          <table:table-cell table:style-name="ce15" office:value-type="string" calcext:value-type="string">
            <text:p>Distance</text:p>
          </table:table-cell>
          <table:table-cell table:style-name="ce15" office:value-type="string" calcext:value-type="string">
            <text:p>Vélo</text:p>
          </table:table-cell>
          <table:table-cell table:style-name="ce15" office:value-type="string" calcext:value-type="string">
            <text:p>Distance</text:p>
          </table:table-cell>
          <table:table-cell table:style-name="ce239" table:number-columns-repeated="3"/>
          <table:table-cell table:style-name="ce144"/>
          <table:table-cell table:style-name="ce241"/>
          <table:table-cell table:style-name="ce144"/>
        </table:table-row>
        <table:table-row table:style-name="ro1">
          <table:table-cell table:style-name="ce7" office:value-type="string" calcext:value-type="string">
            <text:p>Préparation générale</text:p>
          </table:table-cell>
          <table:table-cell table:style-name="ce13" office:value-type="string" calcext:value-type="string">
            <text:p>1 mois</text:p>
          </table:table-cell>
          <table:table-cell table:style-name="ce124" office:value-type="string" calcext:value-type="string">
            <text:p>Endurance avec fractionnés 30/30 ou 8x200m</text:p>
          </table:table-cell>
          <table:table-cell table:style-name="ce124" office:value-type="string" calcext:value-type="string">
            <text:p>Quand on sent que l’endurance revient</text:p>
          </table:table-cell>
          <table:table-cell/>
          <table:table-cell table:style-name="ce137" office:value-type="string" calcext:value-type="string" table:number-columns-spanned="2" table:number-rows-spanned="1">
            <text:p><text:a xlink:href="http://marathon-geek.over-blog.fr/article-mesure-de-la-charge-d-entrainement-les-trimps-74201982.html" xlink:type="simple">http://marathon-geek.over-blog.fr/article-mesure-de-la-charge-d-entrainement-les-trimps-74201982.html</text:a></text:p>
          </table:table-cell>
          <table:covered-table-cell/>
          <table:table-cell/>
          <table:table-cell table:style-name="ce163" office:value-type="string" calcext:value-type="string">
            <text:p>Chaussures 1</text:p>
          </table:table-cell>
          <table:table-cell table:style-name="ce219" table:formula="of:=SUM([$'2022'.F3:.F54])+SUM([$'2022'.J3:.J54])+SUM([$'2022'.N3:.N54])+SUM([$'2022'.R3:.R54])" office:value-type="float" office:value="1683" calcext:value-type="float">
            <text:p>1683,00</text:p>
          </table:table-cell>
          <table:table-cell table:style-name="ce62"/>
          <table:table-cell table:style-name="ce67"/>
          <table:table-cell table:style-name="ce239" table:number-columns-repeated="3"/>
          <table:table-cell table:style-name="ce144"/>
          <table:table-cell table:style-name="ce241"/>
          <table:table-cell table:style-name="ce144"/>
        </table:table-row>
        <table:table-row table:style-name="ro3">
          <table:table-cell table:style-name="ce7" office:value-type="string" calcext:value-type="string">
            <text:p>Phase de développement</text:p>
          </table:table-cell>
          <table:table-cell table:style-name="ce13" office:value-type="string" calcext:value-type="string">
            <text:p>3 à 6 semaines</text:p>
          </table:table-cell>
          <table:table-cell table:style-name="ce124" office:value-type="string" calcext:value-type="string">
            <text:p>Volume important</text:p>
            <text:p>Fractionné pour la VMA</text:p>
            <text:p>Renforcement musculaire</text:p>
            <text:p>Exemple type : séance de côte</text:p>
          </table:table-cell>
          <table:table-cell table:style-name="ce124"/>
          <table:table-cell/>
          <table:table-cell table:style-name="ce138" office:value-type="string" calcext:value-type="string" table:number-columns-spanned="2" table:number-rows-spanned="1">
            <text:p>(FC moyenne – FC repos)/(FC max-FC repos)</text:p>
          </table:table-cell>
          <table:covered-table-cell/>
          <table:table-cell/>
          <table:table-cell table:style-name="ce34"/>
          <table:table-cell table:style-name="ce49"/>
          <table:table-cell table:style-name="ce63"/>
          <table:table-cell table:style-name="ce68"/>
          <table:table-cell table:style-name="ce239" table:number-columns-repeated="3"/>
          <table:table-cell table:style-name="ce144"/>
          <table:table-cell table:style-name="ce241"/>
          <table:table-cell table:style-name="ce144"/>
        </table:table-row>
        <table:table-row table:style-name="ro6">
          <table:table-cell table:style-name="ce7" office:value-type="string" calcext:value-type="string">
            <text:p>Phase spécifique</text:p>
          </table:table-cell>
          <table:table-cell table:style-name="ce13" office:value-type="string" calcext:value-type="string">
            <text:p>3 à 6 semaines</text:p>
          </table:table-cell>
          <table:table-cell table:style-name="ce124" office:value-type="string" calcext:value-type="string">
            <text:p>Travail sur l’allure spécifique de la compétition</text:p>
            <text:p>Exemple type : sortie longue</text:p>
          </table:table-cell>
          <table:table-cell table:style-name="ce124"/>
          <table:table-cell/>
          <table:table-cell table:style-name="ce141" office:value-type="string" calcext:value-type="string" table:number-columns-spanned="2" table:number-rows-spanned="1">
            <text:p>durée*intensité*0,64*exp(1,92*intensité)</text:p>
          </table:table-cell>
          <table:covered-table-cell/>
          <table:table-cell/>
          <table:table-cell table:style-name="ce35"/>
          <table:table-cell table:style-name="ce53"/>
          <table:table-cell table:style-name="ce64"/>
          <table:table-cell table:style-name="ce68"/>
          <table:table-cell table:style-name="ce57"/>
          <table:table-cell table:style-name="ce239"/>
          <table:table-cell table:style-name="ce144" table:number-columns-repeated="2"/>
          <table:table-cell table:style-name="ce241"/>
          <table:table-cell table:style-name="ce144"/>
        </table:table-row>
        <table:table-row table:style-name="ro4">
          <table:table-cell table:style-name="ce7" office:value-type="string" calcext:value-type="string">
            <text:p>Phase d’affûtage</text:p>
          </table:table-cell>
          <table:table-cell table:style-name="ce13" office:value-type="string" calcext:value-type="string">
            <text:p>10 jours</text:p>
          </table:table-cell>
          <table:table-cell table:style-name="ce124" office:value-type="string" calcext:value-type="string">
            <text:p>Diminuer le volume de 50 %</text:p>
            <text:p>Fractionné mais moins intense</text:p>
            <text:p>Même nombre de sorties</text:p>
          </table:table-cell>
          <table:table-cell table:style-name="ce124"/>
          <table:table-cell/>
          <table:table-cell table:style-name="ce137" office:value-type="string" calcext:value-type="string" table:number-columns-spanned="2" table:number-rows-spanned="1">
            <text:p><text:a xlink:href="https://courir-comme-un-pro.fr/calcul-de-la-charge-dentrainement/" xlink:type="simple">https://courir-comme-un-pro.fr/calcul-de-la-charge-dentrainement/</text:a></text:p>
          </table:table-cell>
          <table:covered-table-cell/>
          <table:table-cell/>
          <table:table-cell table:style-name="ce36" table:number-columns-repeated="2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3">
          <table:table-cell table:style-name="ce7" office:value-type="string" calcext:value-type="string">
            <text:p>Phase de repos</text:p>
          </table:table-cell>
          <table:table-cell table:style-name="ce13" office:value-type="string" calcext:value-type="string">
            <text:p>De qqes jours </text:p>
            <text:p>À 2 semaines</text:p>
          </table:table-cell>
          <table:table-cell table:style-name="ce124" office:value-type="string" calcext:value-type="string">
            <text:p>Ne rien faire !!</text:p>
          </table:table-cell>
          <table:table-cell table:style-name="ce124"/>
          <table:table-cell/>
          <table:table-cell table:style-name="ce143" office:value-type="string" calcext:value-type="string" table:number-columns-spanned="2" table:number-rows-spanned="1">
            <text:p>Fitness(day)​=Fitness(day−1)​+(StressScore(day)​−Fitness(day−1)​) × (1−e−1/42)</text:p>
          </table:table-cell>
          <table:covered-table-cell/>
          <table:table-cell/>
          <table:table-cell table:style-name="ce164"/>
          <table:table-cell table:style-name="ce223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1">
          <table:table-cell table:style-name="ce94" office:value-type="string" calcext:value-type="string" table:number-columns-spanned="1" table:number-rows-spanned="2">
            <text:p>Coupure annuelle</text:p>
          </table:table-cell>
          <table:table-cell table:style-name="ce109" office:value-type="string" calcext:value-type="string" table:number-columns-spanned="1" table:number-rows-spanned="2">
            <text:p>3 à 6 semaines</text:p>
          </table:table-cell>
          <table:table-cell table:style-name="ce125" office:value-type="string" calcext:value-type="string" table:number-columns-spanned="1" table:number-rows-spanned="2">
            <text:p>1 à 2 semaines de repos total1 à 2 semaines de reprise douce avec vélo ou natation1 à 3 semaines de reprise course avec footings légers</text:p>
          </table:table-cell>
          <table:table-cell table:style-name="ce125" office:value-type="string" calcext:value-type="string" table:number-columns-spanned="1" table:number-rows-spanned="2">
            <text:p>Quand on sent qu’on est à bout et qu’on progresse plus</text:p>
          </table:table-cell>
          <table:table-cell table:number-columns-repeated="4"/>
          <table:table-cell table:style-name="ce164"/>
          <table:table-cell table:style-name="ce223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7">
          <table:covered-table-cell table:style-name="ce7"/>
          <table:covered-table-cell table:style-name="ce13"/>
          <table:covered-table-cell table:number-columns-repeated="2" table:style-name="ce127"/>
          <table:table-cell table:number-columns-repeated="4"/>
          <table:table-cell table:style-name="ce184"/>
          <table:table-cell table:style-name="ce223"/>
          <table:table-cell table:style-name="ce234"/>
          <table:table-cell table:style-name="ce66"/>
          <table:table-cell table:style-name="ce57"/>
          <table:table-cell table:style-name="ce239"/>
          <table:table-cell table:style-name="ce144" table:number-columns-repeated="2"/>
          <table:table-cell table:style-name="ce241"/>
          <table:table-cell table:style-name="ce144"/>
        </table:table-row>
        <table:table-row table:style-name="ro1">
          <table:table-cell table:number-columns-repeated="8"/>
          <table:table-cell table:style-name="ce164"/>
          <table:table-cell table:style-name="ce223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Différentes séances à faire</text:p>
          </table:table-cell>
          <table:covered-table-cell table:style-name="ce98"/>
          <table:covered-table-cell table:number-columns-repeated="4"/>
          <table:table-cell/>
          <table:table-cell table:style-name="ce164"/>
          <table:table-cell table:style-name="ce223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1">
          <table:table-cell/>
          <table:table-cell table:style-name="ce15" office:value-type="string" calcext:value-type="string">
            <text:p>CAP</text:p>
          </table:table-cell>
          <table:table-cell table:style-name="ce15" office:value-type="string" calcext:value-type="string">
            <text:p>Vélo</text:p>
          </table:table-cell>
          <table:table-cell table:style-name="ce15" office:value-type="string" calcext:value-type="string" table:number-columns-spanned="4" table:number-rows-spanned="1">
            <text:p>PPG</text:p>
          </table:table-cell>
          <table:covered-table-cell table:number-columns-repeated="3"/>
          <table:table-cell/>
          <table:table-cell table:style-name="ce164"/>
          <table:table-cell table:style-name="ce223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6">
          <table:table-cell table:style-name="ce9" office:value-type="string" calcext:value-type="string" table:number-columns-spanned="1" table:number-rows-spanned="4">
            <text:p>Prépa générale</text:p>
          </table:table-cell>
          <table:table-cell table:style-name="ce116" office:value-type="string" calcext:value-type="string">
            <text:p>2*8*30/30 r=3’</text:p>
          </table:table-cell>
          <table:table-cell table:style-name="ce128" office:value-type="string" calcext:value-type="string">
            <text:p>Récup active</text:p>
            <text:p>1 à 2h avec fréquence pédalage assez haute</text:p>
          </table:table-cell>
          <table:table-cell table:style-name="ce15" table:number-columns-repeated="4"/>
          <table:table-cell/>
          <table:table-cell table:style-name="ce184"/>
          <table:table-cell table:style-name="ce223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4">
          <table:covered-table-cell table:style-name="ce10"/>
          <table:table-cell table:style-name="ce116" office:value-type="string" calcext:value-type="string">
            <text:p>2*10*30/30 r=3’</text:p>
          </table:table-cell>
          <table:table-cell table:style-name="ce128" office:value-type="string" calcext:value-type="string">
            <text:p>Renforcement</text:p>
            <text:p>30’/45’ échauffement puis 30’ côte sur grand plateau</text:p>
          </table:table-cell>
          <table:table-cell table:style-name="ce23"/>
          <table:table-cell table:style-name="ce131" table:number-columns-repeated="3"/>
          <table:table-cell/>
          <table:table-cell table:style-name="ce164"/>
          <table:table-cell table:style-name="ce227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4">
          <table:covered-table-cell table:style-name="ce10"/>
          <table:table-cell table:style-name="ce116" office:value-type="string" calcext:value-type="string">
            <text:p>1’2’3’4’5’4’3’2’1’ r=1/2 tps</text:p>
          </table:table-cell>
          <table:table-cell table:style-name="ce128" office:value-type="string" calcext:value-type="string">
            <text:p>Pré-fatigue</text:p>
            <text:p>1h30 avec grand braquet puis 1h CAP en endurance</text:p>
          </table:table-cell>
          <table:table-cell table:style-name="ce23"/>
          <table:table-cell table:style-name="ce131" table:number-columns-repeated="3"/>
          <table:table-cell/>
          <table:table-cell table:style-name="ce164"/>
          <table:table-cell table:style-name="ce223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6">
          <table:covered-table-cell table:style-name="ce10"/>
          <table:table-cell table:style-name="ce116" office:value-type="string" calcext:value-type="string">
            <text:p>2*8*45/45 r=2’</text:p>
          </table:table-cell>
          <table:table-cell table:style-name="ce128" office:value-type="string" calcext:value-type="string">
            <text:p>Régénération</text:p>
            <text:p>Après compétition, sortie récup 4 jours après</text:p>
          </table:table-cell>
          <table:table-cell table:style-name="ce23"/>
          <table:table-cell table:style-name="ce131" table:number-columns-repeated="3"/>
          <table:table-cell/>
          <table:table-cell table:style-name="ce164"/>
          <table:table-cell table:style-name="ce227"/>
          <table:table-cell table:style-name="ce234"/>
          <table:table-cell table:style-name="ce66"/>
          <table:table-cell table:style-name="ce239" table:number-columns-repeated="2"/>
          <table:table-cell table:style-name="ce144" table:number-columns-repeated="2"/>
          <table:table-cell table:style-name="ce241"/>
          <table:table-cell table:style-name="ce144"/>
        </table:table-row>
        <table:table-row table:style-name="ro3">
          <table:table-cell table:style-name="ce9" office:value-type="string" calcext:value-type="string" table:number-columns-spanned="1" table:number-rows-spanned="2">
            <text:p>Développement</text:p>
          </table:table-cell>
          <table:table-cell table:style-name="ce116" office:value-type="string" calcext:value-type="string">
            <text:p>CÔTES 2*6*45’’ r=descente r=2’</text:p>
          </table:table-cell>
          <table:table-cell table:style-name="ce98"/>
          <table:table-cell table:style-name="ce23"/>
          <table:table-cell table:style-name="ce131" table:number-columns-repeated="3"/>
          <table:table-cell/>
          <table:table-cell table:style-name="ce184"/>
          <table:table-cell table:style-name="ce223"/>
          <table:table-cell table:style-name="ce234"/>
          <table:table-cell table:style-name="ce66"/>
          <table:table-cell table:style-name="ce239"/>
          <table:table-cell table:style-name="ce144" table:number-columns-repeated="3"/>
          <table:table-cell table:style-name="ce241"/>
          <table:table-cell table:style-name="ce144"/>
        </table:table-row>
        <table:table-row table:style-name="ro6">
          <table:covered-table-cell table:style-name="ce9"/>
          <table:table-cell table:style-name="ce116" office:value-type="string" calcext:value-type="string">
            <text:p>CÔTES 10*1’ r=descente</text:p>
          </table:table-cell>
          <table:table-cell table:style-name="ce98"/>
          <table:table-cell table:style-name="ce23"/>
          <table:table-cell table:style-name="ce131" table:number-columns-repeated="3"/>
          <table:table-cell/>
          <table:table-cell table:style-name="ce164"/>
          <table:table-cell table:style-name="ce223"/>
          <table:table-cell table:style-name="ce234"/>
          <table:table-cell table:style-name="ce66"/>
          <table:table-cell table:style-name="ce239"/>
          <table:table-cell table:style-name="ce144" table:number-columns-repeated="3"/>
          <table:table-cell table:style-name="ce241"/>
          <table:table-cell table:style-name="ce144"/>
        </table:table-row>
        <table:table-row table:style-name="ro6">
          <table:table-cell table:style-name="ce9" office:value-type="string" calcext:value-type="string" table:number-columns-spanned="1" table:number-rows-spanned="2">
            <text:p>Spécifique</text:p>
          </table:table-cell>
          <table:table-cell table:style-name="ce117" office:value-type="string" calcext:value-type="string">
            <text:p>10 avec 2*15’ all2</text:p>
          </table:table-cell>
          <table:table-cell table:style-name="ce98"/>
          <table:table-cell table:style-name="ce23"/>
          <table:table-cell table:style-name="ce131" table:number-columns-repeated="3"/>
          <table:table-cell/>
          <table:table-cell table:style-name="ce194"/>
          <table:table-cell table:style-name="ce47"/>
          <table:table-cell table:style-name="ce57"/>
          <table:table-cell table:style-name="ce237"/>
          <table:table-cell table:style-name="ce57"/>
          <table:table-cell table:style-name="ce144" table:number-columns-repeated="3"/>
          <table:table-cell table:style-name="ce241"/>
          <table:table-cell table:style-name="ce144"/>
        </table:table-row>
        <table:table-row table:style-name="ro6">
          <table:covered-table-cell/>
          <table:table-cell table:style-name="ce118" office:value-type="string" calcext:value-type="string">
            <text:p>30’ + 3*14’ à 80 % r=2’</text:p>
          </table:table-cell>
          <table:table-cell/>
          <table:table-cell table:style-name="ce23"/>
          <table:table-cell table:style-name="ce131" table:number-columns-repeated="3"/>
          <table:table-cell table:number-columns-repeated="3"/>
          <table:table-cell table:style-name="ce77"/>
          <table:table-cell table:style-name="ce238"/>
          <table:table-cell table:style-name="ce77"/>
          <table:table-cell/>
          <table:table-cell table:style-name="ce144" table:number-columns-repeated="2"/>
          <table:table-cell table:style-name="ce241"/>
          <table:table-cell/>
        </table:table-row>
        <table:table-row table:style-name="ro6">
          <table:table-cell table:style-name="ce9" office:value-type="string" calcext:value-type="string">
            <text:p>Affûtage</text:p>
          </table:table-cell>
          <table:table-cell table:style-name="ce117" office:value-type="string" calcext:value-type="string">
            <text:p>2*8*30/30 r=3’</text:p>
          </table:table-cell>
          <table:table-cell/>
          <table:table-cell table:style-name="ce23"/>
          <table:table-cell table:style-name="ce131" table:number-columns-repeated="3"/>
          <table:table-cell table:number-columns-repeated="7"/>
          <table:table-cell table:style-name="ce144" table:number-columns-repeated="3"/>
          <table:table-cell/>
        </table:table-row>
        <table:table-row table:style-name="ro1">
          <table:table-cell table:number-columns-repeated="3"/>
          <table:table-cell table:style-name="ce23"/>
          <table:table-cell table:style-name="ce131"/>
          <table:table-cell table:style-name="ce144"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table:style-name="ce144" table:number-columns-repeated="3"/>
          <table:table-cell/>
        </table:table-row>
        <table:table-row table:style-name="ro1">
          <table:table-cell table:number-columns-repeated="3"/>
          <table:table-cell table:style-name="ce23"/>
          <table:table-cell table:style-name="ce131"/>
          <table:table-cell table:style-name="ce144" table:number-columns-repeated="2"/>
          <table:table-cell table:number-columns-repeated="7"/>
          <table:table-cell table:style-name="ce144" table:number-columns-repeated="3"/>
          <table:table-cell/>
        </table:table-row>
        <table:table-row table:style-name="ro1" table:number-rows-repeated="2">
          <table:table-cell table:number-columns-repeated="3"/>
          <table:table-cell table:style-name="ce23"/>
          <table:table-cell table:style-name="ce135"/>
          <table:table-cell table:style-name="ce144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36"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Default"/>
          <table:table-cell table:style-name="ce23"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31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98"/>
          <table:table-cell table:style-name="ce131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e98"/>
          <table:table-cell table:number-columns-repeated="15"/>
        </table:table-row>
        <table:table-row table:style-name="ro1">
          <table:table-cell table:style-name="ce98" table:number-columns-repeated="3"/>
          <table:table-cell table:number-columns-repeated="15"/>
        </table:table-row>
        <table:table-row table:style-name="ro1" table:number-rows-repeated="15"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Entraînement annuel'.K10:'Entraînement annuel'.K18 'Entraînement annuel'.J17:'Entraînement annuel'.J18 'Entraînement annuel'.J15:'Entraînement annuel'.J15 'Entraînement annuel'.B19:'Entraînement annuel'.B19 'Entraînement annuel'.B21:'Entraînement annuel'.B21 'Entraînement annuel'.K4:'Entraînement annuel'.K9 'Entraînement annuel'.J7:'Entraînement annuel'.J13 'Entraînement annuel'.J3:'Entraînement annuel'.J5">
            <calcext:condition calcext:apply-style-name="total&gt;1000" calcext:value="&gt;1000" calcext:base-cell-address="'Entraînement annuel'.B3"/>
          </calcext:conditional-format>
          <calcext:conditional-format calcext:target-range-address="'Entraînement annuel'.M2:'Entraînement annuel'.O4 'Entraînement annuel'.M1:'Entraînement annuel'.N4 'Entraînement annuel'.O1:'Entraînement annuel'.O1 'Entraînement annuel'.M6:'Entraînement annuel'.M8 'Entraînement annuel'.M10:'Entraînement annuel'.M18 'Entraînement annuel'.Q1:'Entraînement annuel'.Q20 'Entraînement annuel'.N5:'Entraînement annuel'.N16">
            <calcext:condition calcext:apply-style-name="sans chiffre" calcext:value="=0" calcext:base-cell-address="'Entraînement annuel'.M1"/>
          </calcext:conditional-format>
          <calcext:conditional-format calcext:target-range-address="'Entraînement annuel'.M2:'Entraînement annuel'.O4 'Entraînement annuel'.M1:'Entraînement annuel'.N4 'Entraînement annuel'.O1:'Entraînement annuel'.O1 'Entraînement annuel'.M6:'Entraînement annuel'.M8 'Entraînement annuel'.M10:'Entraînement annuel'.M18 'Entraînement annuel'.J14:'Entraînement annuel'.J14 'Entraînement annuel'.J16:'Entraînement annuel'.J16 'Entraînement annuel'.B20:'Entraînement annuel'.B20 'Entraînement annuel'.Q1:'Entraînement annuel'.Q20 'Entraînement annuel'.N5:'Entraînement annuel'.N16">
            <calcext:condition calcext:apply-style-name="sans chiffre" calcext:value="=###" calcext:base-cell-address="'Entraînement annuel'.B1"/>
          </calcext:conditional-format>
        </calcext:conditional-formats>
      </table:table>
      <table:table table:name="2022" table:style-name="ta3">
        <office:forms form:automatic-focus="false" form:apply-design-mode="false"/>
        <table:shapes>
          <draw:frame draw:z-index="0" draw:style-name="gr1" draw:text-style-name="P1" svg:width="601.93mm" svg:height="92.36mm" svg:x="6.94mm" svg:y="854.34mm">
            <draw:object draw:notify-on-update-of-ranges="'2022'.C3:'2022'.C54 '2022'.AK2:'2022'.AK2 '2022'.AK3:'2022'.AK54 '2022'.AM54:'2022'.AM54 '2022'.AM3:'2022'.AM55 '2022'.AL2:'2022'.AL2 '2022'.AL3:'2022'.AL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3" svg:width="627.02mm" svg:height="136.06mm" svg:x="9.96mm" svg:y="714.97mm">
            <draw:object draw:notify-on-update-of-ranges="'2022'.B3:'2022'.B54 '2022'.E1:'2022'.E1 '2022'.H3:'2022'.H54 '2022'.I1:'2022'.I1 '2022'.L3:'2022'.L54 '2022'.Y1:'2022'.Y1 '2022'.AA3:'2022'.AA54 '2022'.Q1:'2022'.Q1 '2022'.T3:'2022'.T54 '2022'.M1:'2022'.M1 '2022'.P3:'2022'.P54 '2022'.U1:'2022'.U1 '2022'.X3:'2022'.X54 '2022'.AB1:'2022'.AB1 '2022'.AB3:'2022'.AB54 '2022'.AD1:'2022'.AD1 '2022'.AD3:'2022'.AD54 '2022'.AE1:'2022'.AE1 '2022'.AE3:'2022'.AE54 '2022'.AF1:'2022'.AF1 '2022'.AF3:'2022'.AF54" xlink:href="./Object 6" xlink:type="simple" xlink:show="embed" xlink:actuate="onLoad">
              <loext:p text:style-name="P2">=Foo<text:tab/></loext:p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ce52"/>
        <table:table-column table:style-name="co4" table:number-columns-repeated="2" table:default-cell-style-name="ce76"/>
        <table:table-column table:style-name="co11" table:default-cell-style-name="ce76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2" table:default-cell-style-name="ce98"/>
        <table:table-column table:style-name="co16" table:default-cell-style-name="ce98"/>
        <table:table-column table:style-name="co17" table:default-cell-style-name="ce98"/>
        <table:table-column table:style-name="co18" table:default-cell-style-name="ce98"/>
        <table:table-column table:style-name="co12" table:default-cell-style-name="ce98"/>
        <table:table-column table:style-name="co16" table:default-cell-style-name="ce98"/>
        <table:table-column table:style-name="co19" table:default-cell-style-name="ce98"/>
        <table:table-column table:style-name="co18" table:default-cell-style-name="ce98"/>
        <table:table-column table:style-name="co12" table:default-cell-style-name="ce98"/>
        <table:table-column table:style-name="co16" table:default-cell-style-name="ce98"/>
        <table:table-column table:style-name="co20" table:default-cell-style-name="ce98"/>
        <table:table-column table:style-name="co15" table:default-cell-style-name="ce98"/>
        <table:table-column table:style-name="co4" table:default-cell-style-name="ce98"/>
        <table:table-column table:style-name="co18" table:number-columns-repeated="3" table:default-cell-style-name="ce98"/>
        <table:table-column table:style-name="co4" table:default-cell-style-name="ce98"/>
        <table:table-column table:style-name="co21" table:default-cell-style-name="ce79"/>
        <table:table-column table:style-name="co22" table:default-cell-style-name="ce79"/>
        <table:table-column table:style-name="co18" table:default-cell-style-name="ce98"/>
        <table:table-column table:style-name="co23" table:number-columns-repeated="2" table:default-cell-style-name="ce98"/>
        <table:table-column table:style-name="co24" table:default-cell-style-name="ce188"/>
        <table:table-column table:style-name="co25" table:default-cell-style-name="ce191"/>
        <table:table-column table:style-name="co26" table:default-cell-style-name="ce191"/>
        <table:table-column table:style-name="co18" table:default-cell-style-name="ce197"/>
        <table:table-column table:style-name="co15" table:default-cell-style-name="ce98"/>
        <table:table-column table:style-name="co27" table:default-cell-style-name="ce98"/>
        <table:table-column table:style-name="co4" table:default-cell-style-name="ce98"/>
        <table:table-column table:style-name="co28" table:default-cell-style-name="ce98"/>
        <table:table-column table:style-name="co4" table:default-cell-style-name="ce98"/>
        <table:table-column table:style-name="co29" table:default-cell-style-name="ce98"/>
        <table:table-column table:style-name="co4" table:number-columns-repeated="30" table:default-cell-style-name="ce98"/>
        <table:table-column table:style-name="co4" table:number-columns-repeated="953" table:default-cell-style-name="ce79"/>
        <table:table-row table:style-name="ro3">
          <table:table-cell table:style-name="ce314"/>
          <table:table-cell table:style-name="ce15" office:value-type="string" calcext:value-type="string" table:number-columns-spanned="2" table:number-rows-spanned="1">
            <text:p>CALENDRIER</text:p>
          </table:table-cell>
          <table:covered-table-cell table:style-name="ce15"/>
          <table:table-cell table:style-name="ce15" office:value-type="string" calcext:value-type="string">
            <text:p>COMMENTAIRE</text:p>
          </table:table-cell>
          <table:table-cell table:style-name="ce299" office:value-type="string" calcext:value-type="string" table:number-columns-spanned="4" table:number-rows-spanned="1">
            <text:p>FRACTIONNE</text:p>
          </table:table-cell>
          <table:covered-table-cell table:number-columns-repeated="3" table:style-name="ce15"/>
          <table:table-cell table:style-name="ce299" office:value-type="string" calcext:value-type="string" table:number-columns-spanned="4" table:number-rows-spanned="1">
            <text:p>FRACTIONNE</text:p>
          </table:table-cell>
          <table:covered-table-cell table:number-columns-repeated="3" table:style-name="ce15"/>
          <table:table-cell table:style-name="ce307" office:value-type="string" calcext:value-type="string" table:number-columns-spanned="4" table:number-rows-spanned="1">
            <text:p>FARTLEK/RECUP’</text:p>
          </table:table-cell>
          <table:covered-table-cell table:number-columns-repeated="3" table:style-name="ce15"/>
          <table:table-cell table:style-name="ce319" office:value-type="string" calcext:value-type="string" table:number-columns-spanned="4" table:number-rows-spanned="1">
            <text:p>CONDITION COURSE</text:p>
          </table:table-cell>
          <table:covered-table-cell table:number-columns-repeated="3" table:style-name="ce15"/>
          <table:table-cell table:style-name="ce327" office:value-type="string" calcext:value-type="string" table:number-columns-spanned="4" table:number-rows-spanned="1">
            <text:p>VELO/RANDO</text:p>
          </table:table-cell>
          <table:covered-table-cell table:number-columns-repeated="3" table:style-name="ce15"/>
          <table:table-cell table:style-name="ce334" office:value-type="string" calcext:value-type="string" table:number-columns-spanned="3" table:number-rows-spanned="1">
            <text:p>PPG</text:p>
          </table:table-cell>
          <table:covered-table-cell table:style-name="ce15" office:value-type="string" calcext:value-type="string">
            <text:p>PPG</text:p>
          </table:covered-table-cell>
          <table:covered-table-cell table:style-name="ce15" office:value-type="string" calcext:value-type="string">
            <text:p>VOLUME</text:p>
          </table:covered-table-cell>
          <table:table-cell table:style-name="ce15" office:value-type="string" calcext:value-type="string">
            <text:p>VOLUME</text:p>
          </table:table-cell>
          <table:table-cell table:style-name="ce15" office:value-type="string" calcext:value-type="string">
            <text:p>Charge aiguë</text:p>
          </table:table-cell>
          <table:table-cell table:style-name="ce15" office:value-type="string" calcext:value-type="string">
            <text:p>Charge chronique 4 sem.</text:p>
          </table:table-cell>
          <table:table-cell table:style-name="ce15" office:value-type="string" calcext:value-type="string">
            <text:p>Charge chronique 8 sem.</text:p>
          </table:table-cell>
          <table:table-cell table:number-columns-repeated="2" table:style-name="ce382" office:value-type="string" calcext:value-type="string">
            <text:p>Variation de charge</text:p>
          </table:table-cell>
          <table:table-cell table:style-name="ce382" office:value-type="string" calcext:value-type="string">
            <text:p>Indice de forme</text:p>
          </table:table-cell>
          <table:table-cell table:style-name="ce350" office:value-type="string" calcext:value-type="string">
            <text:p>FC max</text:p>
          </table:table-cell>
          <table:table-cell table:style-name="ce15" office:value-type="string" calcext:value-type="string">
            <text:p>FC repos</text:p>
          </table:table-cell>
          <table:table-cell table:style-name="ce356" office:value-type="string" calcext:value-type="string" table:number-columns-spanned="2" table:number-rows-spanned="1">
            <text:p>Total</text:p>
          </table:table-cell>
          <table:covered-table-cell table:style-name="ce402"/>
          <table:table-cell table:style-name="ce92" table:number-columns-spanned="1" table:number-rows-spanned="2"/>
          <table:table-cell table:style-name="ce92" table:number-columns-repeated="4"/>
          <table:table-cell table:number-columns-repeated="980"/>
        </table:table-row>
        <table:table-row table:style-name="ro8">
          <table:table-cell table:style-name="ce314"/>
          <table:table-cell table:style-name="ce86" table:number-columns-spanned="2" table:number-rows-spanned="1"/>
          <table:covered-table-cell table:style-name="ce86"/>
          <table:table-cell table:style-name="ce326"/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/>
          <table:table-cell table:style-name="ce379" office:value-type="string" calcext:value-type="string">
            <text:p>Charge de la semaine</text:p>
          </table:table-cell>
          <table:table-cell table:style-name="ce379" office:value-type="string" calcext:value-type="string">
            <text:p>moyenne sur 4 semaines</text:p>
          </table:table-cell>
          <table:table-cell table:style-name="ce379" office:value-type="string" calcext:value-type="string">
            <text:p>moyenne sur 8 semaines</text:p>
          </table:table-cell>
          <table:table-cell table:style-name="ce379" office:value-type="string" calcext:value-type="string">
            <text:p>% de variation par rapport à la moyenne sur 4 semaines</text:p>
          </table:table-cell>
          <table:table-cell table:style-name="ce379" office:value-type="string" calcext:value-type="string">
            <text:p>% de variation par rapport à la moyenne sur 8 semaines</text:p>
          </table:table-cell>
          <table:table-cell table:style-name="ce388"/>
          <table:table-cell table:style-name="ce393"/>
          <table:table-cell table:style-name="ce326"/>
          <table:table-cell table:style-name="ce398" office:value-type="string" calcext:value-type="string">
            <text:p>Distance</text:p>
          </table:table-cell>
          <table:table-cell table:style-name="ce398" office:value-type="string" calcext:value-type="string">
            <text:p>Temps</text:p>
          </table:table-cell>
          <table:covered-table-cell table:style-name="ce92"/>
          <table:table-cell table:style-name="ce92" table:number-columns-repeated="4"/>
          <table:table-cell table:number-columns-repeated="980"/>
        </table:table-row>
        <table:table-row table:style-name="ro6">
          <table:table-cell table:style-name="ce83" office:value-type="string" calcext:value-type="string" table:number-columns-spanned="1" table:number-rows-spanned="4">
            <text:p>Prépa générale</text:p>
          </table:table-cell>
          <table:table-cell table:style-name="ce323" office:value-type="date" office:date-value="2022-01-03" calcext:value-type="date">
            <text:p>03/01/2022</text:p>
          </table:table-cell>
          <table:table-cell table:style-name="ce323" office:value-type="date" office:date-value="2022-01-09" calcext:value-type="date">
            <text:p>09/01/2022</text:p>
          </table:table-cell>
          <table:table-cell table:style-name="ce58"/>
          <table:table-cell table:style-name="ce122" office:value-type="string" calcext:value-type="string">
            <text:p>2*8*30/30 r=3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Default" table:number-columns-repeated="4"/>
          <table:table-cell table:style-name="ce146" table:number-columns-repeated="4"/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2" calcext:value-type="float">
            <text:p>12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70" calcext:value-type="float">
            <text:p>7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]+[.P3]+[.P3]+[.L8]+[.T3]+[.X3]+[.AA3]" office:value-type="float" office:value="310" calcext:value-type="float">
            <text:p>310,0</text:p>
          </table:table-cell>
          <table:table-cell table:style-name="ce113" table:formula="of:=1.3*[.H3]*([.G3]-[.AJ3])/([.AI3]-[.AJ3])*0.64*EXP(1.92*([.G3]-[.AJ3])/([.AI3]-[.AJ3]))+[.L8]*([.K8]-[.AJ3])/([.AI3]-[.AJ3])*0.64*EXP(1.92*([.K8]-[.AJ3])/([.AI3]-[.AJ3]))+[.P3]*([.O3]-[.AJ3])/([.AI3]-[.AJ3])*0.64*EXP(1.92*([.O3]-[.AJ3])/([.AI3]-[.AJ3]))+[.T3]*([.S3]-[.AJ3])/([.AI3]-[.AJ3])*0.64*EXP(1.92*([.S3]-[.AJ3])/([.AI3]-[.AJ3]))+[.X3]*([.W3]-[.AJ3])/([.AI3]-[.AJ3])*0.64*EXP(1.92*([.W3]-[.AJ3])/([.AI3]-[.AJ3]))+[.AA3]*([.Z3]-[.AJ3])/([.AI3]-[.AJ3])*0.64*EXP(1.92*([.Z3]-[.AJ3])/([.AI3]-[.AJ3]))" office:value-type="float" office:value="586.226410132908" calcext:value-type="float">
            <text:p>586,2</text:p>
          </table:table-cell>
          <table:table-cell table:style-name="ce313" table:formula="of:=(SUM(#REF!)+[.AC3])/4" office:value-type="string" office:string-value="" calcext:value-type="error">
            <text:p>#RÉF !</text:p>
          </table:table-cell>
          <table:table-cell table:style-name="ce313" table:formula="of:=(SUM(#REF!)+[.AC3])/8" office:value-type="string" office:string-value="" calcext:value-type="error">
            <text:p>#RÉF !</text:p>
          </table:table-cell>
          <table:table-cell table:style-name="ce383" table:formula="of:=([.AC3])/[.AD3]*10" office:value-type="string" office:string-value="" calcext:value-type="error">
            <text:p>#RÉF !</text:p>
          </table:table-cell>
          <table:table-cell table:style-name="ce383" table:formula="of:=([.AC3])/[.AE3]*10" office:value-type="string" office:string-value="" calcext:value-type="error">
            <text:p>#RÉF !</text:p>
          </table:table-cell>
          <table:table-cell table:style-name="ce190" table:formula="of:=([.AD3]-([.AC3]))/7" office:value-type="string" office:string-value="" calcext:value-type="error">
            <text:p>#RÉF !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0" office:value-type="float" office:value="57" calcext:value-type="float">
            <text:p>57,0</text:p>
          </table:table-cell>
          <table:table-cell table:style-name="ce400" table:formula="of:=[.F3]+[.N3]+[.N3]+[.R4]+[.R3]" office:value-type="float" office:value="36" calcext:value-type="float">
            <text:p>36,0</text:p>
          </table:table-cell>
          <table:table-cell table:style-name="ce404" table:formula="of:=([.H3]+[.P3]+[.P3]+[.T4]+[.T3]+[.AA3])/60" office:value-type="float" office:value="5.33333333333333" calcext:value-type="float">
            <text:p>5,3</text:p>
          </table:table-cell>
          <table:table-cell table:style-name="ce352" office:value-type="float" office:value="0" calcext:value-type="float">
            <text:p>0</text:p>
          </table:table-cell>
          <table:table-cell table:number-columns-repeated="984"/>
        </table:table-row>
        <table:table-row table:style-name="ro6">
          <table:covered-table-cell table:style-name="ce83"/>
          <table:table-cell table:style-name="ce323" office:value-type="date" office:date-value="2022-01-10" calcext:value-type="date">
            <text:p>10/01/2022</text:p>
          </table:table-cell>
          <table:table-cell table:style-name="ce323" office:value-type="date" office:date-value="2022-01-16" calcext:value-type="date">
            <text:p>16/01/2022</text:p>
          </table:table-cell>
          <table:table-cell table:style-name="ce58"/>
          <table:table-cell table:style-name="ce122" office:value-type="string" calcext:value-type="string">
            <text:p>2*10*30/30 r=3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/>
          <table:table-cell table:style-name="ce146" table:number-columns-repeated="3"/>
          <table:table-cell table:style-name="ce145" office:value-type="string" calcext:value-type="string">
            <text:p>Footing</text:p>
          </table:table-cell>
          <table:table-cell table:style-name="ce145" office:value-type="float" office:value="5" calcext:value-type="float">
            <text:p>5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25" calcext:value-type="float">
            <text:p>25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2" calcext:value-type="float">
            <text:p>12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70" calcext:value-type="float">
            <text:p>7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]+[.P4]+[.P4]+[.L4]+[.T4]+[.X4]+[.AA4]" office:value-type="float" office:value="300" calcext:value-type="float">
            <text:p>300,0</text:p>
          </table:table-cell>
          <table:table-cell table:style-name="ce113" table:formula="of:=1.3*[.H4]*([.G4]-[.AJ4])/([.AI4]-[.AJ4])*0.64*EXP(1.92*([.G4]-[.AJ4])/([.AI4]-[.AJ4]))+[.L4]*([.K4]-[.AJ4])/([.AI4]-[.AJ4])*0.64*EXP(1.92*([.K4]-[.AJ4])/([.AI4]-[.AJ4]))+[.P4]*([.O4]-[.AJ4])/([.AI4]-[.AJ4])*0.64*EXP(1.92*([.O4]-[.AJ4])/([.AI4]-[.AJ4]))+[.T4]*([.S4]-[.AJ4])/([.AI4]-[.AJ4])*0.64*EXP(1.92*([.S4]-[.AJ4])/([.AI4]-[.AJ4]))+[.X4]*([.W4]-[.AJ4])/([.AI4]-[.AJ4])*0.64*EXP(1.92*([.W4]-[.AJ4])/([.AI4]-[.AJ4]))+[.AA4]*([.Z4]-[.AJ4])/([.AI4]-[.AJ4])*0.64*EXP(1.92*([.Z4]-[.AJ4])/([.AI4]-[.AJ4]))" office:value-type="float" office:value="477.614820958927" calcext:value-type="float">
            <text:p>477,6</text:p>
          </table:table-cell>
          <table:table-cell table:style-name="ce313" table:formula="of:=(SUM(#REF!)+[.AC3]+[.AC4])/4" office:value-type="string" office:string-value="" calcext:value-type="error">
            <text:p>#RÉF !</text:p>
          </table:table-cell>
          <table:table-cell table:style-name="ce313" table:formula="of:=(SUM(#REF!)+[.AC3]+[.AC4])/8" office:value-type="string" office:string-value="" calcext:value-type="error">
            <text:p>#RÉF !</text:p>
          </table:table-cell>
          <table:table-cell table:style-name="ce383" table:formula="of:=([.AC4])/[.AD4]*10" office:value-type="string" office:string-value="" calcext:value-type="error">
            <text:p>#RÉF !</text:p>
          </table:table-cell>
          <table:table-cell table:style-name="ce383" table:formula="of:=([.AC4])/[.AE4]*10" office:value-type="string" office:string-value="" calcext:value-type="error">
            <text:p>#RÉF !</text:p>
          </table:table-cell>
          <table:table-cell table:style-name="ce190" table:formula="of:=([.AD4]-([.AC4]))/7" office:value-type="string" office:string-value="" calcext:value-type="error">
            <text:p>#RÉF !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3]+[.F4]+[.N4]+[.N4]+[.R3]+[.V4]" office:value-type="float" office:value="70" calcext:value-type="float">
            <text:p>70,0</text:p>
          </table:table-cell>
          <table:table-cell table:style-name="ce404" table:formula="of:=[.AL3]+([.H4]+[.P4]+[.P4]+[.T3]+[.X4]+[.AA4])/60" office:value-type="float" office:value="10.3333333333333" calcext:value-type="float">
            <text:p>10,3</text:p>
          </table:table-cell>
          <table:table-cell table:style-name="ce79" table:number-columns-repeated="2"/>
          <table:table-cell table:number-columns-repeated="983"/>
        </table:table-row>
        <table:table-row table:style-name="ro4">
          <table:covered-table-cell table:style-name="ce83"/>
          <table:table-cell table:style-name="ce323" office:value-type="date" office:date-value="2022-01-17" calcext:value-type="date">
            <text:p>17/01/2022</text:p>
          </table:table-cell>
          <table:table-cell table:style-name="ce323" office:value-type="date" office:date-value="2022-01-23" calcext:value-type="date">
            <text:p>23/01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1’2’3’4’5’4’3’2’1’ r=1/2 tps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2*10*30/30 r=3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5" calcext:value-type="float">
            <text:p>5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25" calcext:value-type="float">
            <text:p>25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2" calcext:value-type="float">
            <text:p>12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70" calcext:value-type="float">
            <text:p>7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5]+[.P5]+[.P5]+[.L5]+[.T5]+[.X5]+[.AA5]" office:value-type="float" office:value="360" calcext:value-type="float">
            <text:p>360,0</text:p>
          </table:table-cell>
          <table:table-cell table:style-name="ce113" table:formula="of:=1.3*[.H5]*([.G5]-[.AJ5])/([.AI5]-[.AJ5])*0.64*EXP(1.92*([.G5]-[.AJ5])/([.AI5]-[.AJ5]))+[.L5]*([.K5]-[.AJ5])/([.AI5]-[.AJ5])*0.64*EXP(1.92*([.K5]-[.AJ5])/([.AI5]-[.AJ5]))+[.P5]*([.O5]-[.AJ5])/([.AI5]-[.AJ5])*0.64*EXP(1.92*([.O5]-[.AJ5])/([.AI5]-[.AJ5]))+[.T5]*([.S5]-[.AJ5])/([.AI5]-[.AJ5])*0.64*EXP(1.92*([.S5]-[.AJ5])/([.AI5]-[.AJ5]))+[.X5]*([.W5]-[.AJ5])/([.AI5]-[.AJ5])*0.64*EXP(1.92*([.W5]-[.AJ5])/([.AI5]-[.AJ5]))+[.AA5]*([.Z5]-[.AJ5])/([.AI5]-[.AJ5])*0.64*EXP(1.92*([.Z5]-[.AJ5])/([.AI5]-[.AJ5]))" office:value-type="float" office:value="639.544291637994" calcext:value-type="float">
            <text:p>639,5</text:p>
          </table:table-cell>
          <table:table-cell table:style-name="ce313" table:formula="of:==(#REF!+SUM([.AC3:.AC5]))/4" office:value-type="string" office:string-value="" calcext:value-type="error">
            <text:p>#RÉF !</text:p>
          </table:table-cell>
          <table:table-cell table:style-name="ce313" table:formula="of:=(SUM(#REF!)+SUM([.AC3:.AC5]))/8" office:value-type="string" office:string-value="" calcext:value-type="error">
            <text:p>#RÉF !</text:p>
          </table:table-cell>
          <table:table-cell table:style-name="ce383" table:formula="of:=([.AC5])/[.AD5]*10" office:value-type="string" office:string-value="" calcext:value-type="error">
            <text:p>#RÉF !</text:p>
          </table:table-cell>
          <table:table-cell table:style-name="ce383" table:formula="of:=([.AC5])/[.AE5]*10" office:value-type="string" office:string-value="" calcext:value-type="error">
            <text:p>#RÉF !</text:p>
          </table:table-cell>
          <table:table-cell table:style-name="ce190" table:formula="of:=([.AD5]-([.AC5]))/7" office:value-type="string" office:string-value="" calcext:value-type="error">
            <text:p>#RÉF !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4]+[.F5]+[.N5]+[.N5]+[.R5]+[.V5]" office:value-type="float" office:value="104" calcext:value-type="float">
            <text:p>104,0</text:p>
          </table:table-cell>
          <table:table-cell table:style-name="ce404" table:formula="of:=[.AL4]+([.H5]+[.P5]+[.P5]+[.T5]+[.X5]+[.AA5])/60" office:value-type="float" office:value="15.3333333333333" calcext:value-type="float">
            <text:p>15,3</text:p>
          </table:table-cell>
          <table:table-cell table:style-name="ce79" table:number-columns-repeated="2"/>
          <table:table-cell table:number-columns-repeated="983"/>
        </table:table-row>
        <table:table-row table:style-name="ro6">
          <table:covered-table-cell table:style-name="ce83"/>
          <table:table-cell table:style-name="ce323" office:value-type="date" office:date-value="2022-01-24" calcext:value-type="date">
            <text:p>24/01/2022</text:p>
          </table:table-cell>
          <table:table-cell table:style-name="ce323" office:value-type="date" office:date-value="2022-01-30" calcext:value-type="date">
            <text:p>30/01/2022</text:p>
          </table:table-cell>
          <table:table-cell table:style-name="ce58"/>
          <table:table-cell table:style-name="ce122" office:value-type="string" calcext:value-type="string">
            <text:p>2*8*45/45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5" calcext:value-type="float">
            <text:p>5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25" calcext:value-type="float">
            <text:p>25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6]+[.P6]+[.P6]+[.L6]+[.T6]+[.X6]+[.AA6]" office:value-type="float" office:value="230" calcext:value-type="float">
            <text:p>230,0</text:p>
          </table:table-cell>
          <table:table-cell table:style-name="ce113" table:formula="of:=1.3*[.H6]*([.G6]-[.AJ6])/([.AI6]-[.AJ6])*0.64*EXP(1.92*([.G6]-[.AJ6])/([.AI6]-[.AJ6]))+[.L6]*([.K6]-[.AJ6])/([.AI6]-[.AJ6])*0.64*EXP(1.92*([.K6]-[.AJ6])/([.AI6]-[.AJ6]))+[.P6]*([.O6]-[.AJ6])/([.AI6]-[.AJ6])*0.64*EXP(1.92*([.O6]-[.AJ6])/([.AI6]-[.AJ6]))+[.T6]*([.S6]-[.AJ6])/([.AI6]-[.AJ6])*0.64*EXP(1.92*([.S6]-[.AJ6])/([.AI6]-[.AJ6]))+[.X6]*([.W6]-[.AJ6])/([.AI6]-[.AJ6])*0.64*EXP(1.92*([.W6]-[.AJ6])/([.AI6]-[.AJ6]))+[.AA6]*([.Z6]-[.AJ6])/([.AI6]-[.AJ6])*0.64*EXP(1.92*([.Z6]-[.AJ6])/([.AI6]-[.AJ6]))" office:value-type="float" office:value="328.324752744686" calcext:value-type="float">
            <text:p>328,3</text:p>
          </table:table-cell>
          <table:table-cell table:style-name="ce316" table:formula="of:=SUM([.AC3:.AC6])/4" office:value-type="float" office:value="507.927568868629" calcext:value-type="float">
            <text:p>507,9</text:p>
          </table:table-cell>
          <table:table-cell table:style-name="ce316" table:formula="of:=(SUM(#REF!)+SUM([.AC3:.AC6]))/8" office:value-type="string" office:string-value="" calcext:value-type="error">
            <text:p>#RÉF !</text:p>
          </table:table-cell>
          <table:table-cell table:style-name="ce383" table:formula="of:=([.AC6])/[.AD6]*10" office:value-type="float" office:value="6.46400732836781" calcext:value-type="float">
            <text:p>6,46</text:p>
          </table:table-cell>
          <table:table-cell table:style-name="ce383" table:formula="of:=([.AC6])/[.AE6]*10" office:value-type="string" office:string-value="" calcext:value-type="error">
            <text:p>#RÉF !</text:p>
          </table:table-cell>
          <table:table-cell table:style-name="ce349" table:formula="of:=([.AD6]-([.AC6]))/7" office:value-type="float" office:value="25.6575451605632" calcext:value-type="float">
            <text:p>25,66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5]+[.F6]+[.N6]+[.N6]+[.R6]+[.V6]" office:value-type="float" office:value="126" calcext:value-type="float">
            <text:p>126,0</text:p>
          </table:table-cell>
          <table:table-cell table:style-name="ce404" table:formula="of:=[.AL5]+([.H6]+[.P6]+[.P6]+[.T6]+[.X6]+[.AA6])/60" office:value-type="float" office:value="19.1666666666667" calcext:value-type="float">
            <text:p>19,2</text:p>
          </table:table-cell>
          <table:table-cell table:style-name="ce79" table:number-columns-repeated="2"/>
          <table:table-cell table:number-columns-repeated="983"/>
        </table:table-row>
        <table:table-row table:style-name="ro3">
          <table:table-cell table:style-name="ce83" office:value-type="string" calcext:value-type="string" table:number-columns-spanned="1" table:number-rows-spanned="6">
            <text:p>Développement</text:p>
          </table:table-cell>
          <table:table-cell table:style-name="ce323" office:value-type="date" office:date-value="2022-01-31" calcext:value-type="date">
            <text:p>31/01/2022</text:p>
          </table:table-cell>
          <table:table-cell table:style-name="ce323" office:value-type="date" office:date-value="2022-02-06" calcext:value-type="date">
            <text:p>06/02/2022</text:p>
          </table:table-cell>
          <table:table-cell table:style-name="ce58"/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6" calcext:value-type="float">
            <text:p>6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30" calcext:value-type="float">
            <text:p>3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2" calcext:value-type="float">
            <text:p>12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70" calcext:value-type="float">
            <text:p>7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7]+[.P7]+[.P7]+[.L7]+[.T7]+[.X7]+[.AA7]" office:value-type="float" office:value="310" calcext:value-type="float">
            <text:p>310,0</text:p>
          </table:table-cell>
          <table:table-cell table:style-name="ce113" table:formula="of:=1.3*[.H7]*([.G7]-[.AJ7])/([.AI7]-[.AJ7])*0.64*EXP(1.92*([.G7]-[.AJ7])/([.AI7]-[.AJ7]))+[.L7]*([.K7]-[.AJ7])/([.AI7]-[.AJ7])*0.64*EXP(1.92*([.K7]-[.AJ7])/([.AI7]-[.AJ7]))+[.P7]*([.O7]-[.AJ7])/([.AI7]-[.AJ7])*0.64*EXP(1.92*([.O7]-[.AJ7])/([.AI7]-[.AJ7]))+[.T7]*([.S7]-[.AJ7])/([.AI7]-[.AJ7])*0.64*EXP(1.92*([.S7]-[.AJ7])/([.AI7]-[.AJ7]))+[.X7]*([.W7]-[.AJ7])/([.AI7]-[.AJ7])*0.64*EXP(1.92*([.W7]-[.AJ7])/([.AI7]-[.AJ7]))+[.AA7]*([.Z7]-[.AJ7])/([.AI7]-[.AJ7])*0.64*EXP(1.92*([.Z7]-[.AJ7])/([.AI7]-[.AJ7]))" office:value-type="float" office:value="488.278397259944" calcext:value-type="float">
            <text:p>488,3</text:p>
          </table:table-cell>
          <table:table-cell table:style-name="ce316" table:formula="of:=SUM([.AC4:.AC7])/4" office:value-type="float" office:value="483.440565650388" calcext:value-type="float">
            <text:p>483,4</text:p>
          </table:table-cell>
          <table:table-cell table:style-name="ce316" table:formula="of:=(SUM(#REF!)+SUM([.AC3:.AC7]))/8" office:value-type="string" office:string-value="" calcext:value-type="error">
            <text:p>#RÉF !</text:p>
          </table:table-cell>
          <table:table-cell table:style-name="ce383" table:formula="of:=([.AC7])/[.AD7]*10" office:value-type="float" office:value="10.100070866065" calcext:value-type="float">
            <text:p>10,10</text:p>
          </table:table-cell>
          <table:table-cell table:style-name="ce383" table:formula="of:=([.AC7])/[.AE7]*10" office:value-type="string" office:string-value="" calcext:value-type="error">
            <text:p>#RÉF !</text:p>
          </table:table-cell>
          <table:table-cell table:style-name="ce190" table:formula="of:=([.AD7]-([.AC7]))/7" office:value-type="float" office:value="-0.691118801365202" calcext:value-type="float">
            <text:p>-0,69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6]+[.F7]+[.N7]+[.N7]+[.R7]+[.V7]" office:value-type="float" office:value="162" calcext:value-type="float">
            <text:p>162,0</text:p>
          </table:table-cell>
          <table:table-cell table:style-name="ce404" table:formula="of:=[.AL6]+([.H7]+[.P7]+[.P7]+[.T7]+[.X7]+[.AA7])/60" office:value-type="float" office:value="24.3333333333333" calcext:value-type="float">
            <text:p>24,3</text:p>
          </table:table-cell>
          <table:table-cell table:style-name="ce79" table:number-columns-repeated="2"/>
          <table:table-cell table:number-columns-repeated="983"/>
        </table:table-row>
        <table:table-row table:style-name="ro9">
          <table:covered-table-cell table:style-name="ce83"/>
          <table:table-cell table:style-name="ce323" office:value-type="date" office:date-value="2022-02-07" calcext:value-type="date">
            <text:p>07/02/2022</text:p>
          </table:table-cell>
          <table:table-cell table:style-name="ce323" office:value-type="date" office:date-value="2022-02-13" calcext:value-type="date">
            <text:p>13/02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30’+COTES 9x45’’/r=descente très rapide+10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2" calcext:value-type="float">
            <text:p>12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70" calcext:value-type="float">
            <text:p>7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8]+[.P8]+[.P8]+[.L8]+[.T8]+[.X8]+[.AA8]" office:value-type="float" office:value="390" calcext:value-type="float">
            <text:p>390,0</text:p>
          </table:table-cell>
          <table:table-cell table:style-name="ce113" table:formula="of:=1.3*[.H8]*([.G8]-[.AJ8])/([.AI8]-[.AJ8])*0.64*EXP(1.92*([.G8]-[.AJ8])/([.AI8]-[.AJ8]))+[.L8]*([.K8]-[.AJ8])/([.AI8]-[.AJ8])*0.64*EXP(1.92*([.K8]-[.AJ8])/([.AI8]-[.AJ8]))+[.P8]*([.O8]-[.AJ8])/([.AI8]-[.AJ8])*0.64*EXP(1.92*([.O8]-[.AJ8])/([.AI8]-[.AJ8]))+[.T8]*([.S8]-[.AJ8])/([.AI8]-[.AJ8])*0.64*EXP(1.92*([.S8]-[.AJ8])/([.AI8]-[.AJ8]))+[.X8]*([.W8]-[.AJ8])/([.AI8]-[.AJ8])*0.64*EXP(1.92*([.W8]-[.AJ8])/([.AI8]-[.AJ8]))+[.AA8]*([.Z8]-[.AJ8])/([.AI8]-[.AJ8])*0.64*EXP(1.92*([.Z8]-[.AJ8])/([.AI8]-[.AJ8]))" office:value-type="float" office:value="671.535020541046" calcext:value-type="float">
            <text:p>671,5</text:p>
          </table:table-cell>
          <table:table-cell table:style-name="ce316" table:formula="of:=SUM([.AC5:.AC8])/4" office:value-type="float" office:value="531.920615545918" calcext:value-type="float">
            <text:p>531,9</text:p>
          </table:table-cell>
          <table:table-cell table:style-name="ce316" table:formula="of:=(SUM(#REF!)+SUM([.AC3:.AC8]))/8" office:value-type="string" office:string-value="" calcext:value-type="error">
            <text:p>#RÉF !</text:p>
          </table:table-cell>
          <table:table-cell table:style-name="ce383" table:formula="of:=([.AC8])/[.AD8]*10" office:value-type="float" office:value="12.6247225791736" calcext:value-type="float">
            <text:p>12,62</text:p>
          </table:table-cell>
          <table:table-cell table:style-name="ce383" table:formula="of:=([.AC8])/[.AE8]*10" office:value-type="string" office:string-value="" calcext:value-type="error">
            <text:p>#RÉF !</text:p>
          </table:table-cell>
          <table:table-cell table:style-name="ce190" table:formula="of:=([.AD8]-([.AC8]))/7" office:value-type="float" office:value="-19.944914999304" calcext:value-type="float">
            <text:p>-19,94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7]+[.F8]+[.N8]+[.N8]+[.R8]+[.V8]" office:value-type="float" office:value="200" calcext:value-type="float">
            <text:p>200,0</text:p>
          </table:table-cell>
          <table:table-cell table:style-name="ce404" table:formula="of:=[.AL7]+([.H8]+[.P8]+[.P8]+[.T8]+[.X8]+[.AA8])/60" office:value-type="float" office:value="29.8333333333333" calcext:value-type="float">
            <text:p>29,8</text:p>
          </table:table-cell>
          <table:table-cell table:style-name="ce79" table:number-columns-repeated="2"/>
          <table:table-cell table:number-columns-repeated="983"/>
        </table:table-row>
        <table:table-row table:style-name="ro3">
          <table:covered-table-cell table:style-name="ce83"/>
          <table:table-cell table:style-name="ce323" office:value-type="date" office:date-value="2022-02-14" calcext:value-type="date">
            <text:p>14/02/2022</text:p>
          </table:table-cell>
          <table:table-cell table:style-name="ce323" office:value-type="date" office:date-value="2022-02-20" calcext:value-type="date">
            <text:p>20/02/2022</text:p>
          </table:table-cell>
          <table:table-cell table:style-name="ce58"/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9]+[.P9]+[.P9]+[.L9]+[.T9]+[.X9]+[.AA9]" office:value-type="float" office:value="260" calcext:value-type="float">
            <text:p>260,0</text:p>
          </table:table-cell>
          <table:table-cell table:style-name="ce113" table:formula="of:=1.3*[.H9]*([.G9]-[.AJ9])/([.AI9]-[.AJ9])*0.64*EXP(1.92*([.G9]-[.AJ9])/([.AI9]-[.AJ9]))+[.L9]*([.K9]-[.AJ9])/([.AI9]-[.AJ9])*0.64*EXP(1.92*([.K9]-[.AJ9])/([.AI9]-[.AJ9]))+[.P9]*([.O9]-[.AJ9])/([.AI9]-[.AJ9])*0.64*EXP(1.92*([.O9]-[.AJ9])/([.AI9]-[.AJ9]))+[.T9]*([.S9]-[.AJ9])/([.AI9]-[.AJ9])*0.64*EXP(1.92*([.S9]-[.AJ9])/([.AI9]-[.AJ9]))+[.X9]*([.W9]-[.AJ9])/([.AI9]-[.AJ9])*0.64*EXP(1.92*([.W9]-[.AJ9])/([.AI9]-[.AJ9]))+[.AA9]*([.Z9]-[.AJ9])/([.AI9]-[.AJ9])*0.64*EXP(1.92*([.Z9]-[.AJ9])/([.AI9]-[.AJ9]))" office:value-type="float" office:value="357.755372397419" calcext:value-type="float">
            <text:p>357,8</text:p>
          </table:table-cell>
          <table:table-cell table:style-name="ce316" table:formula="of:=SUM([.AC6:.AC9])/4" office:value-type="float" office:value="461.473385735774" calcext:value-type="float">
            <text:p>461,5</text:p>
          </table:table-cell>
          <table:table-cell table:style-name="ce316" table:formula="of:=(#REF!+SUM([.AC3:.AC9]))/8" office:value-type="string" office:string-value="" calcext:value-type="error">
            <text:p>#RÉF !</text:p>
          </table:table-cell>
          <table:table-cell table:style-name="ce383" table:formula="of:=([.AC9])/[.AD9]*10" office:value-type="float" office:value="7.75245947991157" calcext:value-type="float">
            <text:p>7,75</text:p>
          </table:table-cell>
          <table:table-cell table:style-name="ce383" table:formula="of:=([.AC9])/[.AE9]*10" office:value-type="string" office:string-value="" calcext:value-type="error">
            <text:p>#RÉF !</text:p>
          </table:table-cell>
          <table:table-cell table:style-name="ce190" table:formula="of:=([.AD9]-([.AC9]))/7" office:value-type="float" office:value="14.8168590483364" calcext:value-type="float">
            <text:p>14,82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8" calcext:value-type="float">
            <text:p>58,0</text:p>
          </table:table-cell>
          <table:table-cell table:style-name="ce400" table:formula="of:=[.AK8]+[.F11]+[.N11]+[.N11]+[.R11]+[.V9]" office:value-type="float" office:value="239" calcext:value-type="float">
            <text:p>239,0</text:p>
          </table:table-cell>
          <table:table-cell table:style-name="ce404" table:formula="of:=[.AL8]+([.H11]+[.P11]+[.P11]+[.T11]+[.X9]+[.AA9])/60" office:value-type="float" office:value="35.4166666666667" calcext:value-type="float">
            <text:p>35,4</text:p>
          </table:table-cell>
          <table:table-cell table:style-name="ce79" table:number-columns-repeated="2"/>
          <table:table-cell table:number-columns-repeated="983"/>
        </table:table-row>
        <table:table-row table:style-name="ro3">
          <table:covered-table-cell table:style-name="ce83"/>
          <table:table-cell table:style-name="ce323" office:value-type="date" office:date-value="2022-02-21" calcext:value-type="date">
            <text:p>21/02/2022</text:p>
          </table:table-cell>
          <table:table-cell table:style-name="ce323" office:value-type="date" office:date-value="2022-02-27" calcext:value-type="date">
            <text:p>27/02/2022</text:p>
          </table:table-cell>
          <table:table-cell table:style-name="ce58"/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3" calcext:value-type="float">
            <text:p>13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75" calcext:value-type="float">
            <text:p>75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0]+[.P10]+[.P10]+[.L10]+[.T10]+[.X10]+[.AA10]" office:value-type="float" office:value="335" calcext:value-type="float">
            <text:p>335,0</text:p>
          </table:table-cell>
          <table:table-cell table:style-name="ce113" table:formula="of:=1.3*[.H10]*([.G10]-[.AJ10])/([.AI10]-[.AJ10])*0.64*EXP(1.92*([.G10]-[.AJ10])/([.AI10]-[.AJ10]))+[.L10]*([.K10]-[.AJ10])/([.AI10]-[.AJ10])*0.64*EXP(1.92*([.K10]-[.AJ10])/([.AI10]-[.AJ10]))+[.P10]*([.O10]-[.AJ10])/([.AI10]-[.AJ10])*0.64*EXP(1.92*([.O10]-[.AJ10])/([.AI10]-[.AJ10]))+[.T10]*([.S10]-[.AJ10])/([.AI10]-[.AJ10])*0.64*EXP(1.92*([.S10]-[.AJ10])/([.AI10]-[.AJ10]))+[.X10]*([.W10]-[.AJ10])/([.AI10]-[.AJ10])*0.64*EXP(1.92*([.W10]-[.AJ10])/([.AI10]-[.AJ10]))+[.AA10]*([.Z10]-[.AJ10])/([.AI10]-[.AJ10])*0.64*EXP(1.92*([.Z10]-[.AJ10])/([.AI10]-[.AJ10]))" office:value-type="float" office:value="520.269126162996" calcext:value-type="float">
            <text:p>520,3</text:p>
          </table:table-cell>
          <table:table-cell table:style-name="ce316" table:formula="of:=SUM([.AC7:.AC10])/4" office:value-type="float" office:value="509.459479090351" calcext:value-type="float">
            <text:p>509,5</text:p>
          </table:table-cell>
          <table:table-cell table:style-name="ce316" table:formula="of:=SUM([.AC3:.AC10])/8" office:value-type="float" office:value="508.69352397949" calcext:value-type="float">
            <text:p>508,7</text:p>
          </table:table-cell>
          <table:table-cell table:style-name="ce383" table:formula="of:=([.AC10])/[.AD10]*10" office:value-type="float" office:value="10.2121787407302" calcext:value-type="float">
            <text:p>10,21</text:p>
          </table:table-cell>
          <table:table-cell table:style-name="ce383" table:formula="of:=([.AC10])/[.AE10]*10" office:value-type="float" office:value="10.2275555248463" calcext:value-type="float">
            <text:p>10,23</text:p>
          </table:table-cell>
          <table:table-cell table:style-name="ce190" table:formula="of:=([.AD10]-([.AC10]))/7" office:value-type="float" office:value="-1.54423529609211" calcext:value-type="float">
            <text:p>-1,54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9]+[.F12]+[.N9]+[.N9]+[.R9]+[.V10]" office:value-type="float" office:value="265" calcext:value-type="float">
            <text:p>265,0</text:p>
          </table:table-cell>
          <table:table-cell table:style-name="ce404" table:formula="of:=[.AL9]+([.H12]+[.P9]+[.P9]+[.T9]+[.X10]+[.AA10])/60" office:value-type="float" office:value="39.75" calcext:value-type="float">
            <text:p>39,8</text:p>
          </table:table-cell>
          <table:table-cell table:style-name="ce79" table:number-columns-repeated="2"/>
          <table:table-cell table:number-columns-repeated="983"/>
        </table:table-row>
        <table:table-row table:style-name="ro3">
          <table:covered-table-cell table:style-name="ce83"/>
          <table:table-cell table:style-name="ce323" office:value-type="date" office:date-value="2022-02-28" calcext:value-type="date">
            <text:p>28/02/2022</text:p>
          </table:table-cell>
          <table:table-cell table:style-name="ce323" office:value-type="date" office:date-value="2022-03-06" calcext:value-type="date">
            <text:p>06/03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3" calcext:value-type="float">
            <text:p>13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75" calcext:value-type="float">
            <text:p>75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1]+[.P11]+[.P11]+[.L11]+[.T11]+[.X11]+[.AA11]" office:value-type="float" office:value="395" calcext:value-type="float">
            <text:p>395,0</text:p>
          </table:table-cell>
          <table:table-cell table:style-name="ce113" table:formula="of:=1.3*[.H11]*([.G11]-[.AJ11])/([.AI11]-[.AJ11])*0.64*EXP(1.92*([.G11]-[.AJ11])/([.AI11]-[.AJ11]))+[.L11]*([.K11]-[.AJ11])/([.AI11]-[.AJ11])*0.64*EXP(1.92*([.K11]-[.AJ11])/([.AI11]-[.AJ11]))+[.P11]*([.O11]-[.AJ11])/([.AI11]-[.AJ11])*0.64*EXP(1.92*([.O11]-[.AJ11])/([.AI11]-[.AJ11]))+[.T11]*([.S11]-[.AJ11])/([.AI11]-[.AJ11])*0.64*EXP(1.92*([.S11]-[.AJ11])/([.AI11]-[.AJ11]))+[.X11]*([.W11]-[.AJ11])/([.AI11]-[.AJ11])*0.64*EXP(1.92*([.W11]-[.AJ11])/([.AI11]-[.AJ11]))+[.AA11]*([.Z11]-[.AJ11])/([.AI11]-[.AJ11])*0.64*EXP(1.92*([.Z11]-[.AJ11])/([.AI11]-[.AJ11]))" office:value-type="float" office:value="682.198596842063" calcext:value-type="float">
            <text:p>682,2</text:p>
          </table:table-cell>
          <table:table-cell table:style-name="ce316" table:formula="of:=SUM([.AC8:.AC11])/4" office:value-type="float" office:value="557.939528985881" calcext:value-type="float">
            <text:p>557,9</text:p>
          </table:table-cell>
          <table:table-cell table:style-name="ce316" table:formula="of:=SUM([.AC4:.AC11])/8" office:value-type="float" office:value="520.690047318135" calcext:value-type="float">
            <text:p>520,7</text:p>
          </table:table-cell>
          <table:table-cell table:style-name="ce383" table:formula="of:=([.AC11])/[.AD11]*10" office:value-type="float" office:value="12.2271063690726" calcext:value-type="float">
            <text:p>12,23</text:p>
          </table:table-cell>
          <table:table-cell table:style-name="ce383" table:formula="of:=([.AC11])/[.AE11]*10" office:value-type="float" office:value="13.1018174892298" calcext:value-type="float">
            <text:p>13,10</text:p>
          </table:table-cell>
          <table:table-cell table:style-name="ce190" table:formula="of:=([.AD11]-([.AC11]))/7" office:value-type="float" office:value="-17.751295408026" calcext:value-type="float">
            <text:p>-17,75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0]+[.F11]+[.N11]+[.N11]+[.R11]+[.V11]" office:value-type="float" office:value="304" calcext:value-type="float">
            <text:p>304,0</text:p>
          </table:table-cell>
          <table:table-cell table:style-name="ce404" table:formula="of:=[.AL10]+([.H11]+[.P11]+[.P11]+[.T11]+[.X11]+[.AA11])/60" office:value-type="float" office:value="45.3333333333333" calcext:value-type="float">
            <text:p>45,3</text:p>
          </table:table-cell>
          <table:table-cell table:style-name="ce79" table:number-columns-repeated="2"/>
          <table:table-cell table:number-columns-repeated="983"/>
        </table:table-row>
        <table:table-row table:style-name="ro3">
          <table:covered-table-cell table:style-name="ce83"/>
          <table:table-cell table:style-name="ce323" office:value-type="date" office:date-value="2022-03-07" calcext:value-type="date">
            <text:p>07/03/2022</text:p>
          </table:table-cell>
          <table:table-cell table:style-name="ce323" office:value-type="date" office:date-value="2022-03-13" calcext:value-type="date">
            <text:p>13/03/2022</text:p>
          </table:table-cell>
          <table:table-cell table:style-name="ce58"/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54" table:number-columns-repeated="4"/>
          <table:table-cell table:style-name="Default"/>
          <table:table-cell table:style-name="ce154" table:number-columns-repeated="3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2]+[.P12]+[.P12]+[.L12]+[.T12]+[.X12]+[.AA12]" office:value-type="float" office:value="260" calcext:value-type="float">
            <text:p>260,0</text:p>
          </table:table-cell>
          <table:table-cell table:style-name="ce113" table:formula="of:=1.3*[.H12]*([.G12]-[.AJ12])/([.AI12]-[.AJ12])*0.64*EXP(1.92*([.G12]-[.AJ12])/([.AI12]-[.AJ12]))+[.L12]*([.K12]-[.AJ12])/([.AI12]-[.AJ12])*0.64*EXP(1.92*([.K12]-[.AJ12])/([.AI12]-[.AJ12]))+[.P12]*([.O12]-[.AJ12])/([.AI12]-[.AJ12])*0.64*EXP(1.92*([.O12]-[.AJ12])/([.AI12]-[.AJ12]))+[.T12]*([.S12]-[.AJ12])/([.AI12]-[.AJ12])*0.64*EXP(1.92*([.S12]-[.AJ12])/([.AI12]-[.AJ12]))+[.X12]*([.W12]-[.AJ12])/([.AI12]-[.AJ12])*0.64*EXP(1.92*([.W12]-[.AJ12])/([.AI12]-[.AJ12]))+[.AA12]*([.Z12]-[.AJ12])/([.AI12]-[.AJ12])*0.64*EXP(1.92*([.Z12]-[.AJ12])/([.AI12]-[.AJ12]))" office:value-type="float" office:value="360.315481647738" calcext:value-type="float">
            <text:p>360,3</text:p>
          </table:table-cell>
          <table:table-cell table:style-name="ce316" table:formula="of:=SUM([.AC9:.AC12])/4" office:value-type="float" office:value="480.134644262554" calcext:value-type="float">
            <text:p>480,1</text:p>
          </table:table-cell>
          <table:table-cell table:style-name="ce316" table:formula="of:=SUM([.AC5:.AC12])/8" office:value-type="float" office:value="506.027629904236" calcext:value-type="float">
            <text:p>506,0</text:p>
          </table:table-cell>
          <table:table-cell table:style-name="ce383" table:formula="of:=([.AC12])/[.AD12]*10" office:value-type="float" office:value="7.50446746456198" calcext:value-type="float">
            <text:p>7,50</text:p>
          </table:table-cell>
          <table:table-cell table:style-name="ce383" table:formula="of:=([.AC12])/[.AE12]*10" office:value-type="float" office:value="7.12047051098626" calcext:value-type="float">
            <text:p>7,12</text:p>
          </table:table-cell>
          <table:table-cell table:style-name="ce190" table:formula="of:=([.AD12]-([.AC12]))/7" office:value-type="float" office:value="17.117023230688" calcext:value-type="float">
            <text:p>17,12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1]+[.F12]+[.N9]+[.N9]+[.R9]+[.V12]" office:value-type="float" office:value="330" calcext:value-type="float">
            <text:p>330,0</text:p>
          </table:table-cell>
          <table:table-cell table:style-name="ce404" table:formula="of:=[.AL11]+([.H12]+[.P9]+[.P9]+[.T9]+[.X12]+[.AA12])/60" office:value-type="float" office:value="49.6666666666667" calcext:value-type="float">
            <text:p>49,7</text:p>
          </table:table-cell>
          <table:table-cell table:style-name="ce79" table:number-columns-repeated="2"/>
          <table:table-cell table:number-columns-repeated="983"/>
        </table:table-row>
        <table:table-row table:style-name="ro6">
          <table:table-cell table:style-name="ce83" office:value-type="string" calcext:value-type="string" table:number-columns-spanned="1" table:number-rows-spanned="6">
            <text:p>Spécifique</text:p>
          </table:table-cell>
          <table:table-cell table:style-name="ce323" office:value-type="date" office:date-value="2022-03-14" calcext:value-type="date">
            <text:p>14/03/2022</text:p>
          </table:table-cell>
          <table:table-cell table:style-name="ce323" office:value-type="date" office:date-value="2022-03-20" calcext:value-type="date">
            <text:p>20/03/2022</text:p>
          </table:table-cell>
          <table:table-cell table:style-name="ce58"/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4" calcext:value-type="float">
            <text:p>14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80" calcext:value-type="float">
            <text:p>8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3]+[.P13]+[.P13]+[.L13]+[.T13]+[.X13]+[.AA13]" office:value-type="float" office:value="340" calcext:value-type="float">
            <text:p>340,0</text:p>
          </table:table-cell>
          <table:table-cell table:style-name="ce113" table:formula="of:=1.3*[.H13]*([.G13]-[.AJ13])/([.AI13]-[.AJ13])*0.64*EXP(1.92*([.G13]-[.AJ13])/([.AI13]-[.AJ13]))+[.L13]*([.K13]-[.AJ13])/([.AI13]-[.AJ13])*0.64*EXP(1.92*([.K13]-[.AJ13])/([.AI13]-[.AJ13]))+[.P13]*([.O13]-[.AJ13])/([.AI13]-[.AJ13])*0.64*EXP(1.92*([.O13]-[.AJ13])/([.AI13]-[.AJ13]))+[.T13]*([.S13]-[.AJ13])/([.AI13]-[.AJ13])*0.64*EXP(1.92*([.S13]-[.AJ13])/([.AI13]-[.AJ13]))+[.X13]*([.W13]-[.AJ13])/([.AI13]-[.AJ13])*0.64*EXP(1.92*([.W13]-[.AJ13])/([.AI13]-[.AJ13]))+[.AA13]*([.Z13]-[.AJ13])/([.AI13]-[.AJ13])*0.64*EXP(1.92*([.Z13]-[.AJ13])/([.AI13]-[.AJ13]))" office:value-type="float" office:value="530.932702464013" calcext:value-type="float">
            <text:p>530,9</text:p>
          </table:table-cell>
          <table:table-cell table:style-name="ce316" table:formula="of:=SUM([.AC10:.AC13])/4" office:value-type="float" office:value="523.428976779202" calcext:value-type="float">
            <text:p>523,4</text:p>
          </table:table-cell>
          <table:table-cell table:style-name="ce316" table:formula="of:=SUM([.AC6:.AC13])/8" office:value-type="float" office:value="492.451181257488" calcext:value-type="float">
            <text:p>492,5</text:p>
          </table:table-cell>
          <table:table-cell table:style-name="ce383" table:formula="of:=([.AC13])/[.AD13]*10" office:value-type="float" office:value="10.1433570936593" calcext:value-type="float">
            <text:p>10,14</text:p>
          </table:table-cell>
          <table:table-cell table:style-name="ce383" table:formula="of:=([.AC13])/[.AE13]*10" office:value-type="float" office:value="10.7814281429534" calcext:value-type="float">
            <text:p>10,78</text:p>
          </table:table-cell>
          <table:table-cell table:style-name="ce190" table:formula="of:=([.AD13]-([.AC13]))/7" office:value-type="float" office:value="-1.07196081211582" calcext:value-type="float">
            <text:p>-1,07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2]+[.F13]+[.N13]+[.N13]+[.R13]+[.V13]" office:value-type="float" office:value="370" calcext:value-type="float">
            <text:p>370,0</text:p>
          </table:table-cell>
          <table:table-cell table:style-name="ce404" table:formula="of:=[.AL12]+([.H13]+[.P13]+[.P13]+[.T13]+[.X13]+[.AA13])/60" office:value-type="float" office:value="55.3333333333333" calcext:value-type="float">
            <text:p>55,3</text:p>
          </table:table-cell>
          <table:table-cell table:style-name="ce79" table:number-columns-repeated="2"/>
          <table:table-cell table:number-columns-repeated="983"/>
        </table:table-row>
        <table:table-row table:style-name="ro4">
          <table:covered-table-cell table:style-name="ce83"/>
          <table:table-cell table:style-name="ce323" office:value-type="date" office:date-value="2022-03-21" calcext:value-type="date">
            <text:p>21/03/2022</text:p>
          </table:table-cell>
          <table:table-cell table:style-name="ce323" office:value-type="date" office:date-value="2022-03-27" calcext:value-type="date">
            <text:p>27/03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4" calcext:value-type="float">
            <text:p>14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80" calcext:value-type="float">
            <text:p>8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4]+[.P14]+[.P14]+[.L14]+[.T14]+[.X14]+[.AA14]" office:value-type="float" office:value="400" calcext:value-type="float">
            <text:p>400,0</text:p>
          </table:table-cell>
          <table:table-cell table:style-name="ce113" table:formula="of:=1.3*[.H14]*([.G14]-[.AJ14])/([.AI14]-[.AJ14])*0.64*EXP(1.92*([.G14]-[.AJ14])/([.AI14]-[.AJ14]))+[.L14]*([.K14]-[.AJ14])/([.AI14]-[.AJ14])*0.64*EXP(1.92*([.K14]-[.AJ14])/([.AI14]-[.AJ14]))+[.P14]*([.O14]-[.AJ14])/([.AI14]-[.AJ14])*0.64*EXP(1.92*([.O14]-[.AJ14])/([.AI14]-[.AJ14]))+[.T14]*([.S14]-[.AJ14])/([.AI14]-[.AJ14])*0.64*EXP(1.92*([.S14]-[.AJ14])/([.AI14]-[.AJ14]))+[.X14]*([.W14]-[.AJ14])/([.AI14]-[.AJ14])*0.64*EXP(1.92*([.W14]-[.AJ14])/([.AI14]-[.AJ14]))+[.AA14]*([.Z14]-[.AJ14])/([.AI14]-[.AJ14])*0.64*EXP(1.92*([.Z14]-[.AJ14])/([.AI14]-[.AJ14]))" office:value-type="float" office:value="692.86217314308" calcext:value-type="float">
            <text:p>692,9</text:p>
          </table:table-cell>
          <table:table-cell table:style-name="ce316" table:formula="of:=SUM([.AC11:.AC14])/4" office:value-type="float" office:value="566.577238524224" calcext:value-type="float">
            <text:p>566,6</text:p>
          </table:table-cell>
          <table:table-cell table:style-name="ce316" table:formula="of:=SUM([.AC7:.AC14])/8" office:value-type="float" office:value="538.018358807287" calcext:value-type="float">
            <text:p>538,0</text:p>
          </table:table-cell>
          <table:table-cell table:style-name="ce383" table:formula="of:=([.AC14])/[.AD14]*10" office:value-type="float" office:value="12.2289094236788" calcext:value-type="float">
            <text:p>12,23</text:p>
          </table:table-cell>
          <table:table-cell table:style-name="ce383" table:formula="of:=([.AC14])/[.AE14]*10" office:value-type="float" office:value="12.8780396021998" calcext:value-type="float">
            <text:p>12,88</text:p>
          </table:table-cell>
          <table:table-cell table:style-name="ce190" table:formula="of:=([.AD14]-([.AC14]))/7" office:value-type="float" office:value="-18.0407049455509" calcext:value-type="float">
            <text:p>-18,04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3]+[.F14]+[.N14]+[.N14]+[.R14]+[.V14]" office:value-type="float" office:value="410" calcext:value-type="float">
            <text:p>410,0</text:p>
          </table:table-cell>
          <table:table-cell table:style-name="ce404" table:formula="of:=[.AL13]+([.H14]+[.P14]+[.P14]+[.T14]+[.X14]+[.AA14])/60" office:value-type="float" office:value="61" calcext:value-type="float">
            <text:p>61,0</text:p>
          </table:table-cell>
          <table:table-cell table:style-name="ce79" table:number-columns-repeated="2"/>
          <table:table-cell table:number-columns-repeated="983"/>
        </table:table-row>
        <table:table-row table:style-name="ro6">
          <table:covered-table-cell table:style-name="ce83"/>
          <table:table-cell table:style-name="ce323" office:value-type="date" office:date-value="2022-03-28" calcext:value-type="date">
            <text:p>28/03/2022</text:p>
          </table:table-cell>
          <table:table-cell table:style-name="ce323" office:value-type="date" office:date-value="2022-04-03" calcext:value-type="date">
            <text:p>03/04/2022</text:p>
          </table:table-cell>
          <table:table-cell table:style-name="ce58"/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5]+[.P15]+[.P15]+[.L15]+[.T15]+[.X15]+[.AA15]" office:value-type="float" office:value="260" calcext:value-type="float">
            <text:p>260,0</text:p>
          </table:table-cell>
          <table:table-cell table:style-name="ce113" table:formula="of:=1.3*[.H15]*([.G15]-[.AJ15])/([.AI15]-[.AJ15])*0.64*EXP(1.92*([.G15]-[.AJ15])/([.AI15]-[.AJ15]))+[.L15]*([.K15]-[.AJ15])/([.AI15]-[.AJ15])*0.64*EXP(1.92*([.K15]-[.AJ15])/([.AI15]-[.AJ15]))+[.P15]*([.O15]-[.AJ15])/([.AI15]-[.AJ15])*0.64*EXP(1.92*([.O15]-[.AJ15])/([.AI15]-[.AJ15]))+[.T15]*([.S15]-[.AJ15])/([.AI15]-[.AJ15])*0.64*EXP(1.92*([.S15]-[.AJ15])/([.AI15]-[.AJ15]))+[.X15]*([.W15]-[.AJ15])/([.AI15]-[.AJ15])*0.64*EXP(1.92*([.W15]-[.AJ15])/([.AI15]-[.AJ15]))+[.AA15]*([.Z15]-[.AJ15])/([.AI15]-[.AJ15])*0.64*EXP(1.92*([.Z15]-[.AJ15])/([.AI15]-[.AJ15]))" office:value-type="float" office:value="360.315481647738" calcext:value-type="float">
            <text:p>360,3</text:p>
          </table:table-cell>
          <table:table-cell table:style-name="ce316" table:formula="of:=SUM([.AC12:.AC15])/4" office:value-type="float" office:value="486.106459725642" calcext:value-type="float">
            <text:p>486,1</text:p>
          </table:table-cell>
          <table:table-cell table:style-name="ce316" table:formula="of:=SUM([.AC8:.AC15])/8" office:value-type="float" office:value="522.022994355762" calcext:value-type="float">
            <text:p>522,0</text:p>
          </table:table-cell>
          <table:table-cell table:style-name="ce383" table:formula="of:=([.AC15])/[.AD15]*10" office:value-type="float" office:value="7.41227511872809" calcext:value-type="float">
            <text:p>7,41</text:p>
          </table:table-cell>
          <table:table-cell table:style-name="ce383" table:formula="of:=([.AC15])/[.AE15]*10" office:value-type="float" office:value="6.90229138454734" calcext:value-type="float">
            <text:p>6,90</text:p>
          </table:table-cell>
          <table:table-cell table:style-name="ce190" table:formula="of:=([.AD15]-([.AC15]))/7" office:value-type="float" office:value="17.9701397254149" calcext:value-type="float">
            <text:p>17,97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4]+[.F15]+[.N15]+[.N15]+[.R15]+[.V15]" office:value-type="float" office:value="436" calcext:value-type="float">
            <text:p>436,0</text:p>
          </table:table-cell>
          <table:table-cell table:style-name="ce404" table:formula="of:=[.AL14]+([.H15]+[.P15]+[.P15]+[.T15]+[.X15]+[.AA15])/60" office:value-type="float" office:value="65.3333333333333" calcext:value-type="float">
            <text:p>65,3</text:p>
          </table:table-cell>
          <table:table-cell table:style-name="ce79" table:number-columns-repeated="2"/>
          <table:table-cell table:number-columns-repeated="983"/>
        </table:table-row>
        <table:table-row table:style-name="ro4">
          <table:covered-table-cell table:style-name="ce83"/>
          <table:table-cell table:style-name="ce323" office:value-type="date" office:date-value="2022-04-04" calcext:value-type="date">
            <text:p>04/04/2022</text:p>
          </table:table-cell>
          <table:table-cell table:style-name="ce323" office:value-type="date" office:date-value="2022-04-10" calcext:value-type="date">
            <text:p>10/04/2022</text:p>
          </table:table-cell>
          <table:table-cell table:style-name="ce58"/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5" calcext:value-type="float">
            <text:p>15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85" calcext:value-type="float">
            <text:p>85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6]+[.P16]+[.P16]+[.L16]+[.T16]+[.X16]+[.AA16]" office:value-type="float" office:value="345" calcext:value-type="float">
            <text:p>345,0</text:p>
          </table:table-cell>
          <table:table-cell table:style-name="ce113" table:formula="of:=1.3*[.H16]*([.G16]-[.AJ16])/([.AI16]-[.AJ16])*0.64*EXP(1.92*([.G16]-[.AJ16])/([.AI16]-[.AJ16]))+[.L16]*([.K16]-[.AJ16])/([.AI16]-[.AJ16])*0.64*EXP(1.92*([.K16]-[.AJ16])/([.AI16]-[.AJ16]))+[.P16]*([.O16]-[.AJ16])/([.AI16]-[.AJ16])*0.64*EXP(1.92*([.O16]-[.AJ16])/([.AI16]-[.AJ16]))+[.T16]*([.S16]-[.AJ16])/([.AI16]-[.AJ16])*0.64*EXP(1.92*([.S16]-[.AJ16])/([.AI16]-[.AJ16]))+[.X16]*([.W16]-[.AJ16])/([.AI16]-[.AJ16])*0.64*EXP(1.92*([.W16]-[.AJ16])/([.AI16]-[.AJ16]))+[.AA16]*([.Z16]-[.AJ16])/([.AI16]-[.AJ16])*0.64*EXP(1.92*([.Z16]-[.AJ16])/([.AI16]-[.AJ16]))" office:value-type="float" office:value="541.59627876503" calcext:value-type="float">
            <text:p>541,6</text:p>
          </table:table-cell>
          <table:table-cell table:style-name="ce316" table:formula="of:=SUM([.AC13:.AC16])/4" office:value-type="float" office:value="531.426659004965" calcext:value-type="float">
            <text:p>531,4</text:p>
          </table:table-cell>
          <table:table-cell table:style-name="ce316" table:formula="of:=SUM([.AC9:.AC16])/8" office:value-type="float" office:value="505.78065163376" calcext:value-type="float">
            <text:p>505,8</text:p>
          </table:table-cell>
          <table:table-cell table:style-name="ce383" table:formula="of:=([.AC16])/[.AD16]*10" office:value-type="float" office:value="10.1913645013426" calcext:value-type="float">
            <text:p>10,19</text:p>
          </table:table-cell>
          <table:table-cell table:style-name="ce383" table:formula="of:=([.AC16])/[.AE16]*10" office:value-type="float" office:value="10.7081256868087" calcext:value-type="float">
            <text:p>10,71</text:p>
          </table:table-cell>
          <table:table-cell table:style-name="ce190" table:formula="of:=([.AD16]-([.AC16]))/7" office:value-type="float" office:value="-1.45280282286644" calcext:value-type="float">
            <text:p>-1,45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5]+[.F16]+[.N16]+[.N16]+[.R16]+[.V16]" office:value-type="float" office:value="477" calcext:value-type="float">
            <text:p>477,0</text:p>
          </table:table-cell>
          <table:table-cell table:style-name="ce404" table:formula="of:=[.AL15]+([.H16]+[.P16]+[.P16]+[.T16]+[.X16]+[.AA17])/60" office:value-type="float" office:value="71.0833333333333" calcext:value-type="float">
            <text:p>71,1</text:p>
          </table:table-cell>
          <table:table-cell table:style-name="ce79" table:number-columns-repeated="2"/>
          <table:table-cell table:number-columns-repeated="983"/>
        </table:table-row>
        <table:table-row table:style-name="ro4">
          <table:covered-table-cell table:style-name="ce83"/>
          <table:table-cell table:style-name="ce323" office:value-type="date" office:date-value="2022-04-11" calcext:value-type="date">
            <text:p>11/04/2022</text:p>
          </table:table-cell>
          <table:table-cell table:style-name="ce323" office:value-type="date" office:date-value="2022-04-17" calcext:value-type="date">
            <text:p>17/04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5" calcext:value-type="float">
            <text:p>15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85" calcext:value-type="float">
            <text:p>85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7]+[.P17]+[.P17]+[.L17]+[.T17]+[.X17]+[.AA17]" office:value-type="float" office:value="405" calcext:value-type="float">
            <text:p>405,0</text:p>
          </table:table-cell>
          <table:table-cell table:style-name="ce113" table:formula="of:=1.3*[.H17]*([.G17]-[.AJ17])/([.AI17]-[.AJ17])*0.64*EXP(1.92*([.G17]-[.AJ17])/([.AI17]-[.AJ17]))+[.L17]*([.K17]-[.AJ17])/([.AI17]-[.AJ17])*0.64*EXP(1.92*([.K17]-[.AJ17])/([.AI17]-[.AJ17]))+[.P17]*([.O17]-[.AJ17])/([.AI17]-[.AJ17])*0.64*EXP(1.92*([.O17]-[.AJ17])/([.AI17]-[.AJ17]))+[.T17]*([.S17]-[.AJ17])/([.AI17]-[.AJ17])*0.64*EXP(1.92*([.S17]-[.AJ17])/([.AI17]-[.AJ17]))+[.X17]*([.W17]-[.AJ17])/([.AI17]-[.AJ17])*0.64*EXP(1.92*([.W17]-[.AJ17])/([.AI17]-[.AJ17]))+[.AA17]*([.Z17]-[.AJ17])/([.AI17]-[.AJ17])*0.64*EXP(1.92*([.Z17]-[.AJ17])/([.AI17]-[.AJ17]))" office:value-type="float" office:value="703.525749444097" calcext:value-type="float">
            <text:p>703,5</text:p>
          </table:table-cell>
          <table:table-cell table:style-name="ce316" table:formula="of:=SUM([.AC14:.AC17])/4" office:value-type="float" office:value="574.574920749986" calcext:value-type="float">
            <text:p>574,6</text:p>
          </table:table-cell>
          <table:table-cell table:style-name="ce316" table:formula="of:=SUM([.AC10:.AC17])/8" office:value-type="float" office:value="549.001948764594" calcext:value-type="float">
            <text:p>549,0</text:p>
          </table:table-cell>
          <table:table-cell table:style-name="ce383" table:formula="of:=([.AC17])/[.AD17]*10" office:value-type="float" office:value="12.244282234348" calcext:value-type="float">
            <text:p>12,24</text:p>
          </table:table-cell>
          <table:table-cell table:style-name="ce383" table:formula="of:=([.AC17])/[.AE17]*10" office:value-type="float" office:value="12.8146311871429" calcext:value-type="float">
            <text:p>12,81</text:p>
          </table:table-cell>
          <table:table-cell table:style-name="ce190" table:formula="of:=([.AD17]-([.AC17]))/7" office:value-type="float" office:value="-18.4215469563016" calcext:value-type="float">
            <text:p>-18,42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6]+[.F17]+[.N17]+[.N17]+[.R17]+[.V17]" office:value-type="float" office:value="518" calcext:value-type="float">
            <text:p>518,0</text:p>
          </table:table-cell>
          <table:table-cell table:style-name="ce404" table:formula="of:=[.AL16]+([.H17]+[.P17]+[.P17]+[.T17]+[.X17]+[.AA17])/60" office:value-type="float" office:value="76.8333333333333" calcext:value-type="float">
            <text:p>76,8</text:p>
          </table:table-cell>
          <table:table-cell table:style-name="ce79" table:number-columns-repeated="2"/>
          <table:table-cell table:number-columns-repeated="983"/>
        </table:table-row>
        <table:table-row table:style-name="ro4">
          <table:covered-table-cell table:style-name="ce83"/>
          <table:table-cell table:style-name="ce323" office:value-type="date" office:date-value="2022-04-18" calcext:value-type="date">
            <text:p>18/04/2022</text:p>
          </table:table-cell>
          <table:table-cell table:style-name="ce323" office:value-type="date" office:date-value="2022-04-24" calcext:value-type="date">
            <text:p>24/04/2022</text:p>
          </table:table-cell>
          <table:table-cell table:style-name="ce58"/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8]+[.P18]+[.P18]+[.L18]+[.T18]+[.X18]+[.AA18]" office:value-type="float" office:value="260" calcext:value-type="float">
            <text:p>260,0</text:p>
          </table:table-cell>
          <table:table-cell table:style-name="ce113" table:formula="of:=1.3*[.H18]*([.G18]-[.AJ18])/([.AI18]-[.AJ18])*0.64*EXP(1.92*([.G18]-[.AJ18])/([.AI18]-[.AJ18]))+[.L18]*([.K18]-[.AJ18])/([.AI18]-[.AJ18])*0.64*EXP(1.92*([.K18]-[.AJ18])/([.AI18]-[.AJ18]))+[.P18]*([.O18]-[.AJ18])/([.AI18]-[.AJ18])*0.64*EXP(1.92*([.O18]-[.AJ18])/([.AI18]-[.AJ18]))+[.T18]*([.S18]-[.AJ18])/([.AI18]-[.AJ18])*0.64*EXP(1.92*([.S18]-[.AJ18])/([.AI18]-[.AJ18]))+[.X18]*([.W18]-[.AJ18])/([.AI18]-[.AJ18])*0.64*EXP(1.92*([.W18]-[.AJ18])/([.AI18]-[.AJ18]))+[.AA18]*([.Z18]-[.AJ18])/([.AI18]-[.AJ18])*0.64*EXP(1.92*([.Z18]-[.AJ18])/([.AI18]-[.AJ18]))" office:value-type="float" office:value="360.315481647738" calcext:value-type="float">
            <text:p>360,3</text:p>
          </table:table-cell>
          <table:table-cell table:style-name="ce316" table:formula="of:=SUM([.AC15:.AC18])/4" office:value-type="float" office:value="491.438247876151" calcext:value-type="float">
            <text:p>491,4</text:p>
          </table:table-cell>
          <table:table-cell table:style-name="ce316" table:formula="of:=SUM([.AC11:.AC18])/8" office:value-type="float" office:value="529.007743200187" calcext:value-type="float">
            <text:p>529,0</text:p>
          </table:table-cell>
          <table:table-cell table:style-name="ce383" table:formula="of:=([.AC18])/[.AD18]*10" office:value-type="float" office:value="7.33185671251502" calcext:value-type="float">
            <text:p>7,33</text:p>
          </table:table-cell>
          <table:table-cell table:style-name="ce383" table:formula="of:=([.AC18])/[.AE18]*10" office:value-type="float" office:value="6.8111570440924" calcext:value-type="float">
            <text:p>6,81</text:p>
          </table:table-cell>
          <table:table-cell table:style-name="ce190" table:formula="of:=([.AD18]-([.AC18]))/7" office:value-type="float" office:value="18.7318237469161" calcext:value-type="float">
            <text:p>18,73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7]+[.F18]+[.N18]+[.N18]+[.R18]+[.V18]" office:value-type="float" office:value="544" calcext:value-type="float">
            <text:p>544,0</text:p>
          </table:table-cell>
          <table:table-cell table:style-name="ce404" table:formula="of:=[.AL17]+([.H18]+[.P18]+[.P18]+[.T18]+[.X18]+[.AA18])/60" office:value-type="float" office:value="81.1666666666667" calcext:value-type="float">
            <text:p>81,2</text:p>
          </table:table-cell>
          <table:table-cell table:number-columns-repeated="985"/>
        </table:table-row>
        <table:table-row table:style-name="ro3">
          <table:table-cell table:style-name="ce90" office:value-type="string" calcext:value-type="string" table:number-columns-spanned="1" table:number-rows-spanned="3">
            <text:p>Développement</text:p>
          </table:table-cell>
          <table:table-cell table:style-name="ce323" office:value-type="date" office:date-value="2022-04-25" calcext:value-type="date">
            <text:p>25/04/2022</text:p>
          </table:table-cell>
          <table:table-cell table:style-name="ce323" office:value-type="date" office:date-value="2022-05-01" calcext:value-type="date">
            <text:p>01/05/2022</text:p>
          </table:table-cell>
          <table:table-cell table:style-name="ce58"/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6" calcext:value-type="float">
            <text:p>16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90" calcext:value-type="float">
            <text:p>9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19]+[.P19]+[.P19]+[.L19]+[.T19]+[.X19]+[.AA19]" office:value-type="float" office:value="350" calcext:value-type="float">
            <text:p>350,0</text:p>
          </table:table-cell>
          <table:table-cell table:style-name="ce113" table:formula="of:=1.3*[.H19]*([.G19]-[.AJ19])/([.AI19]-[.AJ19])*0.64*EXP(1.92*([.G19]-[.AJ19])/([.AI19]-[.AJ19]))+[.L19]*([.K19]-[.AJ19])/([.AI19]-[.AJ19])*0.64*EXP(1.92*([.K19]-[.AJ19])/([.AI19]-[.AJ19]))+[.P19]*([.O19]-[.AJ19])/([.AI19]-[.AJ19])*0.64*EXP(1.92*([.O19]-[.AJ19])/([.AI19]-[.AJ19]))+[.T19]*([.S19]-[.AJ19])/([.AI19]-[.AJ19])*0.64*EXP(1.92*([.S19]-[.AJ19])/([.AI19]-[.AJ19]))+[.X19]*([.W19]-[.AJ19])/([.AI19]-[.AJ19])*0.64*EXP(1.92*([.W19]-[.AJ19])/([.AI19]-[.AJ19]))+[.AA19]*([.Z19]-[.AJ19])/([.AI19]-[.AJ19])*0.64*EXP(1.92*([.Z19]-[.AJ19])/([.AI19]-[.AJ19]))" office:value-type="float" office:value="552.259855066048" calcext:value-type="float">
            <text:p>552,3</text:p>
          </table:table-cell>
          <table:table-cell table:style-name="ce316" table:formula="of:=SUM([.AC16:.AC19])/4" office:value-type="float" office:value="539.424341230728" calcext:value-type="float">
            <text:p>539,4</text:p>
          </table:table-cell>
          <table:table-cell table:style-name="ce316" table:formula="of:=SUM([.AC12:.AC19])/8" office:value-type="float" office:value="512.765400478185" calcext:value-type="float">
            <text:p>512,8</text:p>
          </table:table-cell>
          <table:table-cell table:style-name="ce383" table:formula="of:=([.AC19])/[.AD19]*10" office:value-type="float" office:value="10.2379483618784" calcext:value-type="float">
            <text:p>10,24</text:p>
          </table:table-cell>
          <table:table-cell table:style-name="ce383" table:formula="of:=([.AC19])/[.AE19]*10" office:value-type="float" office:value="10.7702246397872" calcext:value-type="float">
            <text:p>10,77</text:p>
          </table:table-cell>
          <table:table-cell table:style-name="ce190" table:formula="of:=([.AD19]-([.AC19]))/7" office:value-type="float" office:value="-1.83364483361705" calcext:value-type="float">
            <text:p>-1,83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8]+[.F19]+[.N19]+[.N19]+[.R19]+[.V19]" office:value-type="float" office:value="586" calcext:value-type="float">
            <text:p>586,0</text:p>
          </table:table-cell>
          <table:table-cell table:style-name="ce404" table:formula="of:=[.AL18]+([.H19]+[.P19]+[.P19]+[.T19]+[.X19]+[.AA19])/60" office:value-type="float" office:value="87" calcext:value-type="float">
            <text:p>87,0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05-02" calcext:value-type="date">
            <text:p>02/05/2022</text:p>
          </table:table-cell>
          <table:table-cell table:style-name="ce323" office:value-type="date" office:date-value="2022-05-08" calcext:value-type="date">
            <text:p>08/05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6" calcext:value-type="float">
            <text:p>16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90" calcext:value-type="float">
            <text:p>9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0]+[.P20]+[.P20]+[.L20]+[.T20]+[.X20]+[.AA20]" office:value-type="float" office:value="410" calcext:value-type="float">
            <text:p>410,0</text:p>
          </table:table-cell>
          <table:table-cell table:style-name="ce113" table:formula="of:=1.3*[.H20]*([.G20]-[.AJ20])/([.AI20]-[.AJ20])*0.64*EXP(1.92*([.G20]-[.AJ20])/([.AI20]-[.AJ20]))+[.L20]*([.K20]-[.AJ20])/([.AI20]-[.AJ20])*0.64*EXP(1.92*([.K20]-[.AJ20])/([.AI20]-[.AJ20]))+[.P20]*([.O20]-[.AJ20])/([.AI20]-[.AJ20])*0.64*EXP(1.92*([.O20]-[.AJ20])/([.AI20]-[.AJ20]))+[.T20]*([.S20]-[.AJ20])/([.AI20]-[.AJ20])*0.64*EXP(1.92*([.S20]-[.AJ20])/([.AI20]-[.AJ20]))+[.X20]*([.W20]-[.AJ20])/([.AI20]-[.AJ20])*0.64*EXP(1.92*([.W20]-[.AJ20])/([.AI20]-[.AJ20]))+[.AA20]*([.Z20]-[.AJ20])/([.AI20]-[.AJ20])*0.64*EXP(1.92*([.Z20]-[.AJ20])/([.AI20]-[.AJ20]))" office:value-type="float" office:value="714.189325745115" calcext:value-type="float">
            <text:p>714,2</text:p>
          </table:table-cell>
          <table:table-cell table:style-name="ce316" table:formula="of:=SUM([.AC17:.AC20])/4" office:value-type="float" office:value="582.572602975749" calcext:value-type="float">
            <text:p>582,6</text:p>
          </table:table-cell>
          <table:table-cell table:style-name="ce316" table:formula="of:=SUM([.AC13:.AC20])/8" office:value-type="float" office:value="556.999630990357" calcext:value-type="float">
            <text:p>557,0</text:p>
          </table:table-cell>
          <table:table-cell table:style-name="ce383" table:formula="of:=([.AC20])/[.AD20]*10" office:value-type="float" office:value="12.2592329625024" calcext:value-type="float">
            <text:p>12,26</text:p>
          </table:table-cell>
          <table:table-cell table:style-name="ce383" table:formula="of:=([.AC20])/[.AE20]*10" office:value-type="float" office:value="12.8220789747252" calcext:value-type="float">
            <text:p>12,82</text:p>
          </table:table-cell>
          <table:table-cell table:style-name="ce190" table:formula="of:=([.AD20]-([.AC20]))/7" office:value-type="float" office:value="-18.8023889670522" calcext:value-type="float">
            <text:p>-18,80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19]+[.F20]+[.N20]+[.N20]+[.R20]+[.V20]" office:value-type="float" office:value="628" calcext:value-type="float">
            <text:p>628,0</text:p>
          </table:table-cell>
          <table:table-cell table:style-name="ce404" table:formula="of:=[.AL19]+([.H20]+[.P20]+[.P20]+[.T20]+[.X20]+[.AA20])/60" office:value-type="float" office:value="92.8333333333333" calcext:value-type="float">
            <text:p>92,8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05-09" calcext:value-type="date">
            <text:p>09/05/2022</text:p>
          </table:table-cell>
          <table:table-cell table:style-name="ce323" office:value-type="date" office:date-value="2022-05-15" calcext:value-type="date">
            <text:p>15/05/2022</text:p>
          </table:table-cell>
          <table:table-cell table:style-name="ce58"/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1]+[.P21]+[.P21]+[.L21]+[.T21]+[.X21]+[.AA21]" office:value-type="float" office:value="260" calcext:value-type="float">
            <text:p>260,0</text:p>
          </table:table-cell>
          <table:table-cell table:style-name="ce113" table:formula="of:=1.3*[.H21]*([.G21]-[.AJ21])/([.AI21]-[.AJ21])*0.64*EXP(1.92*([.G21]-[.AJ21])/([.AI21]-[.AJ21]))+[.L21]*([.K21]-[.AJ21])/([.AI21]-[.AJ21])*0.64*EXP(1.92*([.K21]-[.AJ21])/([.AI21]-[.AJ21]))+[.P21]*([.O21]-[.AJ21])/([.AI21]-[.AJ21])*0.64*EXP(1.92*([.O21]-[.AJ21])/([.AI21]-[.AJ21]))+[.T21]*([.S21]-[.AJ21])/([.AI21]-[.AJ21])*0.64*EXP(1.92*([.S21]-[.AJ21])/([.AI21]-[.AJ21]))+[.X21]*([.W21]-[.AJ21])/([.AI21]-[.AJ21])*0.64*EXP(1.92*([.W21]-[.AJ21])/([.AI21]-[.AJ21]))+[.AA21]*([.Z21]-[.AJ21])/([.AI21]-[.AJ21])*0.64*EXP(1.92*([.Z21]-[.AJ21])/([.AI21]-[.AJ21]))" office:value-type="float" office:value="360.315481647738" calcext:value-type="float">
            <text:p>360,3</text:p>
          </table:table-cell>
          <table:table-cell table:style-name="ce316" table:formula="of:=SUM([.AC18:.AC21])/4" office:value-type="float" office:value="496.770036026659" calcext:value-type="float">
            <text:p>496,8</text:p>
          </table:table-cell>
          <table:table-cell table:style-name="ce316" table:formula="of:=SUM([.AC14:.AC21])/8" office:value-type="float" office:value="535.672478388323" calcext:value-type="float">
            <text:p>535,7</text:p>
          </table:table-cell>
          <table:table-cell table:style-name="ce383" table:formula="of:=([.AC21])/[.AD21]*10" office:value-type="float" office:value="7.25316455335485" calcext:value-type="float">
            <text:p>7,25</text:p>
          </table:table-cell>
          <table:table-cell table:style-name="ce383" table:formula="of:=([.AC21])/[.AE21]*10" office:value-type="float" office:value="6.72641392239935" calcext:value-type="float">
            <text:p>6,73</text:p>
          </table:table-cell>
          <table:table-cell table:style-name="ce190" table:formula="of:=([.AD21]-([.AC21]))/7" office:value-type="float" office:value="19.4935077684174" calcext:value-type="float">
            <text:p>19,49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20]+[.F21]+[.N21]+[.N21]+[.R21]+[.V21]" office:value-type="float" office:value="654" calcext:value-type="float">
            <text:p>654,0</text:p>
          </table:table-cell>
          <table:table-cell table:style-name="ce404" table:formula="of:=[.AL20]+([.H21]+[.P21]+[.P21]+[.T21]+[.X21]+[.AA21])/60" office:value-type="float" office:value="97.1666666666667" calcext:value-type="float">
            <text:p>97,2</text:p>
          </table:table-cell>
          <table:table-cell table:number-columns-repeated="985"/>
        </table:table-row>
        <table:table-row table:style-name="ro6">
          <table:table-cell table:style-name="ce83" office:value-type="string" calcext:value-type="string" table:number-columns-spanned="1" table:number-rows-spanned="4">
            <text:p>Spécifique</text:p>
          </table:table-cell>
          <table:table-cell table:style-name="ce323" office:value-type="date" office:date-value="2022-05-16" calcext:value-type="date">
            <text:p>16/05/2022</text:p>
          </table:table-cell>
          <table:table-cell table:style-name="ce323" office:value-type="date" office:date-value="2022-05-22" calcext:value-type="date">
            <text:p>22/05/2022</text:p>
          </table:table-cell>
          <table:table-cell table:style-name="ce58"/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7" calcext:value-type="float">
            <text:p>17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95" calcext:value-type="float">
            <text:p>95,0</text:p>
          </table:table-cell>
          <table:table-cell table:style-name="ce146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2]+[.P22]+[.P22]+[.L22]+[.T22]+[.X22]+[.AA22]" office:value-type="float" office:value="355" calcext:value-type="float">
            <text:p>355,0</text:p>
          </table:table-cell>
          <table:table-cell table:style-name="ce113" table:formula="of:=1.3*[.H22]*([.G22]-[.AJ22])/([.AI22]-[.AJ22])*0.64*EXP(1.92*([.G22]-[.AJ22])/([.AI22]-[.AJ22]))+[.L22]*([.K22]-[.AJ22])/([.AI22]-[.AJ22])*0.64*EXP(1.92*([.K22]-[.AJ22])/([.AI22]-[.AJ22]))+[.P22]*([.O22]-[.AJ22])/([.AI22]-[.AJ22])*0.64*EXP(1.92*([.O22]-[.AJ22])/([.AI22]-[.AJ22]))+[.T22]*([.S22]-[.AJ22])/([.AI22]-[.AJ22])*0.64*EXP(1.92*([.S22]-[.AJ22])/([.AI22]-[.AJ22]))+[.X22]*([.W22]-[.AJ22])/([.AI22]-[.AJ22])*0.64*EXP(1.92*([.W22]-[.AJ22])/([.AI22]-[.AJ22]))+[.AA22]*([.Z22]-[.AJ22])/([.AI22]-[.AJ22])*0.64*EXP(1.92*([.Z22]-[.AJ22])/([.AI22]-[.AJ22]))" office:value-type="float" office:value="562.923431367065" calcext:value-type="float">
            <text:p>562,9</text:p>
          </table:table-cell>
          <table:table-cell table:style-name="ce316" table:formula="of:=SUM([.AC19:.AC22])/4" office:value-type="float" office:value="547.422023456491" calcext:value-type="float">
            <text:p>547,4</text:p>
          </table:table-cell>
          <table:table-cell table:style-name="ce316" table:formula="of:=SUM([.AC15:.AC22])/8" office:value-type="float" office:value="519.430135666321" calcext:value-type="float">
            <text:p>519,4</text:p>
          </table:table-cell>
          <table:table-cell table:style-name="ce383" table:formula="of:=([.AC22])/[.AD22]*10" office:value-type="float" office:value="10.2831710681404" calcext:value-type="float">
            <text:p>10,28</text:p>
          </table:table-cell>
          <table:table-cell table:style-name="ce383" table:formula="of:=([.AC22])/[.AE22]*10" office:value-type="float" office:value="10.8373271536306" calcext:value-type="float">
            <text:p>10,84</text:p>
          </table:table-cell>
          <table:table-cell table:style-name="ce190" table:formula="of:=([.AD22]-([.AC22]))/7" office:value-type="float" office:value="-2.21448684436767" calcext:value-type="float">
            <text:p>-2,21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21]+[.F22]+[.N22]+[.N22]+[.R22]+[.V22]" office:value-type="float" office:value="697" calcext:value-type="float">
            <text:p>697,0</text:p>
          </table:table-cell>
          <table:table-cell table:style-name="ce404" table:formula="of:=[.AL21]+([.H22]+[.P22]+[.P22]+[.T22]+[.X22]+[.AA22])/60" office:value-type="float" office:value="103.083333333333" calcext:value-type="float">
            <text:p>103,1</text:p>
          </table:table-cell>
          <table:table-cell table:number-columns-repeated="985"/>
        </table:table-row>
        <table:table-row table:style-name="ro4">
          <table:covered-table-cell table:style-name="ce83"/>
          <table:table-cell table:style-name="ce323" office:value-type="date" office:date-value="2022-05-23" calcext:value-type="date">
            <text:p>23/05/2022</text:p>
          </table:table-cell>
          <table:table-cell table:style-name="ce323" office:value-type="date" office:date-value="2022-05-29" calcext:value-type="date">
            <text:p>29/05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7" calcext:value-type="float">
            <text:p>17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95" calcext:value-type="float">
            <text:p>95,0</text:p>
          </table:table-cell>
          <table:table-cell table:style-name="ce472"/>
          <table:table-cell table:style-name="ce146" table:number-columns-repeated="3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3]+[.P23]+[.P23]+[.L23]+[.T23]+[.X23]+[.AA23]" office:value-type="float" office:value="415" calcext:value-type="float">
            <text:p>415,0</text:p>
          </table:table-cell>
          <table:table-cell table:style-name="ce113" table:formula="of:=1.3*[.H23]*([.G23]-[.AJ23])/([.AI23]-[.AJ23])*0.64*EXP(1.92*([.G23]-[.AJ23])/([.AI23]-[.AJ23]))+[.L23]*([.K23]-[.AJ23])/([.AI23]-[.AJ23])*0.64*EXP(1.92*([.K23]-[.AJ23])/([.AI23]-[.AJ23]))+[.P23]*([.O23]-[.AJ23])/([.AI23]-[.AJ23])*0.64*EXP(1.92*([.O23]-[.AJ23])/([.AI23]-[.AJ23]))+[.T23]*([.S23]-[.AJ23])/([.AI23]-[.AJ23])*0.64*EXP(1.92*([.S23]-[.AJ23])/([.AI23]-[.AJ23]))+[.X23]*([.W23]-[.AJ23])/([.AI23]-[.AJ23])*0.64*EXP(1.92*([.W23]-[.AJ23])/([.AI23]-[.AJ23]))+[.AA23]*([.Z23]-[.AJ23])/([.AI23]-[.AJ23])*0.64*EXP(1.92*([.Z23]-[.AJ23])/([.AI23]-[.AJ23]))" office:value-type="float" office:value="724.852902046132" calcext:value-type="float">
            <text:p>724,9</text:p>
          </table:table-cell>
          <table:table-cell table:style-name="ce316" table:formula="of:=SUM([.AC20:.AC23])/4" office:value-type="float" office:value="590.570285201512" calcext:value-type="float">
            <text:p>590,6</text:p>
          </table:table-cell>
          <table:table-cell table:style-name="ce316" table:formula="of:=SUM([.AC16:.AC23])/8" office:value-type="float" office:value="564.99731321612" calcext:value-type="float">
            <text:p>565,0</text:p>
          </table:table-cell>
          <table:table-cell table:style-name="ce383" table:formula="of:=([.AC23])/[.AD23]*10" office:value-type="float" office:value="12.273778756051" calcext:value-type="float">
            <text:p>12,27</text:p>
          </table:table-cell>
          <table:table-cell table:style-name="ce383" table:formula="of:=([.AC23])/[.AE23]*10" office:value-type="float" office:value="12.8293159116115" calcext:value-type="float">
            <text:p>12,83</text:p>
          </table:table-cell>
          <table:table-cell table:style-name="ce190" table:formula="of:=([.AD23]-([.AC23]))/7" office:value-type="float" office:value="-19.1832309778028" calcext:value-type="float">
            <text:p>-19,18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22]+[.F23]+[.N23]+[.N23]+[.R23]+[.V23]" office:value-type="float" office:value="740" calcext:value-type="float">
            <text:p>740,0</text:p>
          </table:table-cell>
          <table:table-cell table:style-name="ce404" table:formula="of:=[.AL22]+([.H23]+[.P23]+[.P23]+[.T23]+[.X22]+[.AA23])/60" office:value-type="float" office:value="109" calcext:value-type="float">
            <text:p>109,0</text:p>
          </table:table-cell>
          <table:table-cell table:number-columns-repeated="985"/>
        </table:table-row>
        <table:table-row table:style-name="ro6">
          <table:covered-table-cell table:style-name="ce83"/>
          <table:table-cell table:style-name="ce323" office:value-type="date" office:date-value="2022-05-30" calcext:value-type="date">
            <text:p>30/05/2022</text:p>
          </table:table-cell>
          <table:table-cell table:style-name="ce323" office:value-type="date" office:date-value="2022-06-05" calcext:value-type="date">
            <text:p>05/06/2022</text:p>
          </table:table-cell>
          <table:table-cell table:style-name="ce58"/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4]+[.P24]+[.P24]+[.L24]+[.T24]+[.X24]+[.AA24]" office:value-type="float" office:value="260" calcext:value-type="float">
            <text:p>260,0</text:p>
          </table:table-cell>
          <table:table-cell table:style-name="ce113" table:formula="of:=1.3*[.H24]*([.G24]-[.AJ24])/([.AI24]-[.AJ24])*0.64*EXP(1.92*([.G24]-[.AJ24])/([.AI24]-[.AJ24]))+[.L24]*([.K24]-[.AJ24])/([.AI24]-[.AJ24])*0.64*EXP(1.92*([.K24]-[.AJ24])/([.AI24]-[.AJ24]))+[.P24]*([.O24]-[.AJ24])/([.AI24]-[.AJ24])*0.64*EXP(1.92*([.O24]-[.AJ24])/([.AI24]-[.AJ24]))+[.T24]*([.S24]-[.AJ24])/([.AI24]-[.AJ24])*0.64*EXP(1.92*([.S24]-[.AJ24])/([.AI24]-[.AJ24]))+[.X24]*([.W24]-[.AJ24])/([.AI24]-[.AJ24])*0.64*EXP(1.92*([.W24]-[.AJ24])/([.AI24]-[.AJ24]))+[.AA24]*([.Z24]-[.AJ24])/([.AI24]-[.AJ24])*0.64*EXP(1.92*([.Z24]-[.AJ24])/([.AI24]-[.AJ24]))" office:value-type="float" office:value="360.315481647738" calcext:value-type="float">
            <text:p>360,3</text:p>
          </table:table-cell>
          <table:table-cell table:style-name="ce316" table:formula="of:=SUM([.AC21:.AC24])/4" office:value-type="float" office:value="502.101824177168" calcext:value-type="float">
            <text:p>502,1</text:p>
          </table:table-cell>
          <table:table-cell table:style-name="ce316" table:formula="of:=SUM([.AC17:.AC24])/8" office:value-type="float" office:value="542.337213576459" calcext:value-type="float">
            <text:p>542,3</text:p>
          </table:table-cell>
          <table:table-cell table:style-name="ce383" table:formula="of:=([.AC24])/[.AD24]*10" office:value-type="float" office:value="7.17614364851619" calcext:value-type="float">
            <text:p>7,18</text:p>
          </table:table-cell>
          <table:table-cell table:style-name="ce383" table:formula="of:=([.AC24])/[.AE24]*10" office:value-type="float" office:value="6.64375360251654" calcext:value-type="float">
            <text:p>6,64</text:p>
          </table:table-cell>
          <table:table-cell table:style-name="ce190" table:formula="of:=([.AD24]-([.AC24]))/7" office:value-type="float" office:value="20.2551917899186" calcext:value-type="float">
            <text:p>20,26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23]+[.F24]+[.N24]+[.N24]+[.R24]+[.V24]" office:value-type="float" office:value="766" calcext:value-type="float">
            <text:p>766,0</text:p>
          </table:table-cell>
          <table:table-cell table:style-name="ce404" table:formula="of:=[.AL23]+([.H24]+[.P24]+[.P24]+[.T24]+[.X24]+[.AA24])/60" office:value-type="float" office:value="113.333333333333" calcext:value-type="float">
            <text:p>113,3</text:p>
          </table:table-cell>
          <table:table-cell table:number-columns-repeated="985"/>
        </table:table-row>
        <table:table-row table:style-name="ro4">
          <table:covered-table-cell table:style-name="ce83"/>
          <table:table-cell table:style-name="ce323" office:value-type="date" office:date-value="2022-06-06" calcext:value-type="date">
            <text:p>06/06/2022</text:p>
          </table:table-cell>
          <table:table-cell table:style-name="ce323" office:value-type="date" office:date-value="2022-06-12" calcext:value-type="date">
            <text:p>12/06/2022</text:p>
          </table:table-cell>
          <table:table-cell table:style-name="ce58"/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8" calcext:value-type="float">
            <text:p>18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00" calcext:value-type="float">
            <text:p>10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5]+[.P25]+[.P25]+[.L25]+[.T25]+[.X25]+[.AA25]" office:value-type="float" office:value="360" calcext:value-type="float">
            <text:p>360,0</text:p>
          </table:table-cell>
          <table:table-cell table:style-name="ce113" table:formula="of:=1.3*[.H25]*([.G25]-[.AJ25])/([.AI25]-[.AJ25])*0.64*EXP(1.92*([.G25]-[.AJ25])/([.AI25]-[.AJ25]))+[.L25]*([.K25]-[.AJ25])/([.AI25]-[.AJ25])*0.64*EXP(1.92*([.K25]-[.AJ25])/([.AI25]-[.AJ25]))+[.P25]*([.O25]-[.AJ25])/([.AI25]-[.AJ25])*0.64*EXP(1.92*([.O25]-[.AJ25])/([.AI25]-[.AJ25]))+[.T25]*([.S25]-[.AJ25])/([.AI25]-[.AJ25])*0.64*EXP(1.92*([.S25]-[.AJ25])/([.AI25]-[.AJ25]))+[.X25]*([.W25]-[.AJ25])/([.AI25]-[.AJ25])*0.64*EXP(1.92*([.W25]-[.AJ25])/([.AI25]-[.AJ25]))+[.AA25]*([.Z25]-[.AJ25])/([.AI25]-[.AJ25])*0.64*EXP(1.92*([.Z25]-[.AJ25])/([.AI25]-[.AJ25]))" office:value-type="float" office:value="573.587007668082" calcext:value-type="float">
            <text:p>573,6</text:p>
          </table:table-cell>
          <table:table-cell table:style-name="ce316" table:formula="of:=SUM([.AC22:.AC25])/4" office:value-type="float" office:value="555.419705682254" calcext:value-type="float">
            <text:p>555,4</text:p>
          </table:table-cell>
          <table:table-cell table:style-name="ce316" table:formula="of:=SUM([.AC18:.AC25])/8" office:value-type="float" office:value="526.094870854457" calcext:value-type="float">
            <text:p>526,1</text:p>
          </table:table-cell>
          <table:table-cell table:style-name="ce383" table:formula="of:=([.AC25])/[.AD25]*10" office:value-type="float" office:value="10.3270914193351" calcext:value-type="float">
            <text:p>10,33</text:p>
          </table:table-cell>
          <table:table-cell table:style-name="ce383" table:formula="of:=([.AC25])/[.AE25]*10" office:value-type="float" office:value="10.9027295159995" calcext:value-type="float">
            <text:p>10,90</text:p>
          </table:table-cell>
          <table:table-cell table:style-name="ce190" table:formula="of:=([.AD25]-([.AC25]))/7" office:value-type="float" office:value="-2.59532885511828" calcext:value-type="float">
            <text:p>-2,60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24]+[.F25]+[.N25]+[.N25]+[.R25]+[.V25]" office:value-type="float" office:value="810" calcext:value-type="float">
            <text:p>810,0</text:p>
          </table:table-cell>
          <table:table-cell table:style-name="ce404" table:formula="of:=[.AL24]+([.H26]+[.P26]+[.P26]+[.T26]+[.X26]+[.AA26])/60" office:value-type="float" office:value="119.333333333333" calcext:value-type="float">
            <text:p>119,3</text:p>
          </table:table-cell>
          <table:table-cell table:style-name="ce141"/>
          <table:table-cell table:number-columns-repeated="984"/>
        </table:table-row>
        <table:table-row table:style-name="ro6">
          <table:table-cell table:style-name="ce83" office:value-type="string" calcext:value-type="string" table:number-columns-spanned="1" table:number-rows-spanned="2">
            <text:p>Affûtage</text:p>
          </table:table-cell>
          <table:table-cell table:style-name="ce323" office:value-type="date" office:date-value="2022-06-13" calcext:value-type="date">
            <text:p>13/06/2022</text:p>
          </table:table-cell>
          <table:table-cell table:style-name="ce323" office:value-type="date" office:date-value="2022-06-19" calcext:value-type="date">
            <text:p>19/06/2022</text:p>
          </table:table-cell>
          <table:table-cell table:style-name="ce58"/>
          <table:table-cell table:style-name="ce122" office:value-type="string" calcext:value-type="string">
            <text:p>2*8*30/30 r=3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6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8" calcext:value-type="float">
            <text:p>18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00" calcext:value-type="float">
            <text:p>10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6]+[.P26]+[.P26]+[.L26]+[.T26]+[.X26]+[.AA26]" office:value-type="float" office:value="360" calcext:value-type="float">
            <text:p>360,0</text:p>
          </table:table-cell>
          <table:table-cell table:style-name="ce113" table:formula="of:=1.3*[.H26]*([.G26]-[.AJ26])/([.AI26]-[.AJ26])*0.64*EXP(1.92*([.G26]-[.AJ26])/([.AI26]-[.AJ26]))+[.L26]*([.K26]-[.AJ26])/([.AI26]-[.AJ26])*0.64*EXP(1.92*([.K26]-[.AJ26])/([.AI26]-[.AJ26]))+[.P26]*([.O26]-[.AJ26])/([.AI26]-[.AJ26])*0.64*EXP(1.92*([.O26]-[.AJ26])/([.AI26]-[.AJ26]))+[.T26]*([.S26]-[.AJ26])/([.AI26]-[.AJ26])*0.64*EXP(1.92*([.S26]-[.AJ26])/([.AI26]-[.AJ26]))+[.X26]*([.W26]-[.AJ26])/([.AI26]-[.AJ26])*0.64*EXP(1.92*([.W26]-[.AJ26])/([.AI26]-[.AJ26]))+[.AA26]*([.Z26]-[.AJ26])/([.AI26]-[.AJ26])*0.64*EXP(1.92*([.Z26]-[.AJ26])/([.AI26]-[.AJ26]))" office:value-type="float" office:value="573.587007668082" calcext:value-type="float">
            <text:p>573,6</text:p>
          </table:table-cell>
          <table:table-cell table:style-name="ce316" table:formula="of:=SUM([.AC23:.AC26])/4" office:value-type="float" office:value="558.085599757508" calcext:value-type="float">
            <text:p>558,1</text:p>
          </table:table-cell>
          <table:table-cell table:style-name="ce316" table:formula="of:=SUM([.AC19:.AC26])/8" office:value-type="float" office:value="552.753811607" calcext:value-type="float">
            <text:p>552,8</text:p>
          </table:table-cell>
          <table:table-cell table:style-name="ce383" table:formula="of:=([.AC26])/[.AD26]*10" office:value-type="float" office:value="10.2777603994317" calcext:value-type="float">
            <text:p>10,28</text:p>
          </table:table-cell>
          <table:table-cell table:style-name="ce383" table:formula="of:=([.AC26])/[.AE26]*10" office:value-type="float" office:value="10.3768982795526" calcext:value-type="float">
            <text:p>10,38</text:p>
          </table:table-cell>
          <table:table-cell table:style-name="ce190" table:formula="of:=([.AD26]-([.AC26]))/7" office:value-type="float" office:value="-2.21448684436767" calcext:value-type="float">
            <text:p>-2,21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25]+[.F26]+[.N26]+[.N26]+[.R26]+[.V26]" office:value-type="float" office:value="854" calcext:value-type="float">
            <text:p>854,0</text:p>
          </table:table-cell>
          <table:table-cell table:style-name="ce404" table:formula="of:=[.AL25]+([.H27]+[.P27]+[.P27]+[.T27]+[.X27]+[.AA27])/60" office:value-type="float" office:value="124.666666666667" calcext:value-type="float">
            <text:p>124,7</text:p>
          </table:table-cell>
          <table:table-cell table:style-name="ce141"/>
          <table:table-cell table:number-columns-repeated="984"/>
        </table:table-row>
        <table:table-row table:style-name="ro6">
          <table:covered-table-cell table:style-name="ce83"/>
          <table:table-cell table:style-name="ce323" office:value-type="date" office:date-value="2022-06-20" calcext:value-type="date">
            <text:p>20/06/2022</text:p>
          </table:table-cell>
          <table:table-cell table:style-name="ce323" office:value-type="date" office:date-value="2022-06-26" calcext:value-type="date">
            <text:p>26/06/2022</text:p>
          </table:table-cell>
          <table:table-cell table:style-name="ce87" office:value-type="string" calcext:value-type="string">
            <text:p>Course préparation</text:p>
          </table:table-cell>
          <table:table-cell table:style-name="ce146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61" office:value-type="string" calcext:value-type="string">
            <text:p>Course</text:p>
          </table:table-cell>
          <table:table-cell table:style-name="ce161" office:value-type="float" office:value="21" calcext:value-type="float">
            <text:p>21,0</text:p>
          </table:table-cell>
          <table:table-cell table:style-name="ce161" office:value-type="float" office:value="170" calcext:value-type="float">
            <text:p>170,0</text:p>
          </table:table-cell>
          <table:table-cell table:style-name="ce161" office:value-type="float" office:value="120" calcext:value-type="float">
            <text:p>12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7]+[.P27]+[.P27]+[.L27]+[.T27]+[.X27]+[.AA27]" office:value-type="float" office:value="360" calcext:value-type="float">
            <text:p>360,0</text:p>
          </table:table-cell>
          <table:table-cell table:style-name="ce113" table:formula="of:=1.3*[.H27]*([.G27]-[.AJ27])/([.AI27]-[.AJ27])*0.64*EXP(1.92*([.G27]-[.AJ27])/([.AI27]-[.AJ27]))+[.L27]*([.K27]-[.AJ27])/([.AI27]-[.AJ27])*0.64*EXP(1.92*([.K27]-[.AJ27])/([.AI27]-[.AJ27]))+[.P27]*([.O27]-[.AJ27])/([.AI27]-[.AJ27])*0.64*EXP(1.92*([.O27]-[.AJ27])/([.AI27]-[.AJ27]))+[.T27]*([.S27]-[.AJ27])/([.AI27]-[.AJ27])*0.64*EXP(1.92*([.S27]-[.AJ27])/([.AI27]-[.AJ27]))+[.X27]*([.W27]-[.AJ27])/([.AI27]-[.AJ27])*0.64*EXP(1.92*([.W27]-[.AJ27])/([.AI27]-[.AJ27]))+[.AA27]*([.Z27]-[.AJ27])/([.AI27]-[.AJ27])*0.64*EXP(1.92*([.Z27]-[.AJ27])/([.AI27]-[.AJ27]))" office:value-type="float" office:value="558.974721531222" calcext:value-type="float">
            <text:p>559,0</text:p>
          </table:table-cell>
          <table:table-cell table:style-name="ce316" table:formula="of:=SUM([.AC24:.AC27])/4" office:value-type="float" office:value="516.616054628781" calcext:value-type="float">
            <text:p>516,6</text:p>
          </table:table-cell>
          <table:table-cell table:style-name="ce316" table:formula="of:=SUM([.AC20:.AC27])/8" office:value-type="float" office:value="553.593169915147" calcext:value-type="float">
            <text:p>553,6</text:p>
          </table:table-cell>
          <table:table-cell table:style-name="ce383" table:formula="of:=([.AC27])/[.AD27]*10" office:value-type="float" office:value="10.8199254847563" calcext:value-type="float">
            <text:p>10,82</text:p>
          </table:table-cell>
          <table:table-cell table:style-name="ce383" table:formula="of:=([.AC27])/[.AE27]*10" office:value-type="float" office:value="10.0972113080243" calcext:value-type="float">
            <text:p>10,10</text:p>
          </table:table-cell>
          <table:table-cell table:style-name="ce190" table:formula="of:=([.AD27]-([.AC27]))/7" office:value-type="float" office:value="-6.05123812892017" calcext:value-type="float">
            <text:p>-6,05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26]+[.F27]+[.N27]+[.N27]+[.R27]+[.V27]" office:value-type="float" office:value="889" calcext:value-type="float">
            <text:p>889,0</text:p>
          </table:table-cell>
          <table:table-cell table:style-name="ce404" table:formula="of:=[.AL26]+([.H28]+[.P28]+[.P28]+[.T28]+[.X28]+[.AA28])/60" office:value-type="float" office:value="129" calcext:value-type="float">
            <text:p>129,0</text:p>
          </table:table-cell>
          <table:table-cell table:style-name="ce141"/>
          <table:table-cell table:number-columns-repeated="984"/>
        </table:table-row>
        <table:table-row table:style-name="ro3">
          <table:table-cell table:style-name="ce83" office:value-type="string" calcext:value-type="string">
            <text:p>Récup’</text:p>
          </table:table-cell>
          <table:table-cell table:style-name="ce323" office:value-type="date" office:date-value="2022-06-27" calcext:value-type="date">
            <text:p>27/06/2022</text:p>
          </table:table-cell>
          <table:table-cell table:style-name="ce323" office:value-type="date" office:date-value="2022-07-03" calcext:value-type="date">
            <text:p>03/07/2022</text:p>
          </table:table-cell>
          <table:table-cell table:style-name="ce308" office:value-type="string" calcext:value-type="string">
            <text:p>Récup’</text:p>
          </table:table-cell>
          <table:table-cell table:style-name="ce122" office:value-type="string" calcext:value-type="string">
            <text:p>3x(30’’+45’’+1’+45’’+30’’) r=1’ R=3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6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8]+[.P28]+[.P28]+[.L28]+[.T28]+[.X28]+[.AA28]" office:value-type="float" office:value="260" calcext:value-type="float">
            <text:p>260,0</text:p>
          </table:table-cell>
          <table:table-cell table:style-name="ce113" table:formula="of:=1.3*[.H28]*([.G28]-[.AJ28])/([.AI28]-[.AJ28])*0.64*EXP(1.92*([.G28]-[.AJ28])/([.AI28]-[.AJ28]))+[.L28]*([.K28]-[.AJ28])/([.AI28]-[.AJ28])*0.64*EXP(1.92*([.K28]-[.AJ28])/([.AI28]-[.AJ28]))+[.P28]*([.O28]-[.AJ28])/([.AI28]-[.AJ28])*0.64*EXP(1.92*([.O28]-[.AJ28])/([.AI28]-[.AJ28]))+[.T28]*([.S28]-[.AJ28])/([.AI28]-[.AJ28])*0.64*EXP(1.92*([.S28]-[.AJ28])/([.AI28]-[.AJ28]))+[.X28]*([.W28]-[.AJ28])/([.AI28]-[.AJ28])*0.64*EXP(1.92*([.W28]-[.AJ28])/([.AI28]-[.AJ28]))+[.AA28]*([.Z28]-[.AJ28])/([.AI28]-[.AJ28])*0.64*EXP(1.92*([.Z28]-[.AJ28])/([.AI28]-[.AJ28]))" office:value-type="float" office:value="360.315481647738" calcext:value-type="float">
            <text:p>360,3</text:p>
          </table:table-cell>
          <table:table-cell table:style-name="ce316" table:formula="of:=SUM([.AC25:.AC28])/4" office:value-type="float" office:value="516.616054628781" calcext:value-type="float">
            <text:p>516,6</text:p>
          </table:table-cell>
          <table:table-cell table:style-name="ce316" table:formula="of:=SUM([.AC21:.AC28])/8" office:value-type="float" office:value="509.358939402975" calcext:value-type="float">
            <text:p>509,4</text:p>
          </table:table-cell>
          <table:table-cell table:style-name="ce383" table:formula="of:=([.AC28])/[.AD28]*10" office:value-type="float" office:value="6.97453124848483" calcext:value-type="float">
            <text:p>6,97</text:p>
          </table:table-cell>
          <table:table-cell table:style-name="ce383" table:formula="of:=([.AC28])/[.AE28]*10" office:value-type="float" office:value="7.07390120746811" calcext:value-type="float">
            <text:p>7,07</text:p>
          </table:table-cell>
          <table:table-cell table:style-name="ce190" table:formula="of:=([.AD28]-([.AC28]))/7" office:value-type="float" office:value="22.3286532830062" calcext:value-type="float">
            <text:p>22,33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27]+[.F28]+[.N28]+[.N28]+[.R28]+[.V28]" office:value-type="float" office:value="915" calcext:value-type="float">
            <text:p>915,0</text:p>
          </table:table-cell>
          <table:table-cell table:style-name="ce404" table:formula="of:=[.AL27]+([.H28]+[.P28]+[.P28]+[.T28]+[.X28]+[.AA28])/60" office:value-type="float" office:value="133.333333333333" calcext:value-type="float">
            <text:p>133,3</text:p>
          </table:table-cell>
          <table:table-cell table:style-name="ce141"/>
          <table:table-cell table:number-columns-repeated="984"/>
        </table:table-row>
        <table:table-row table:style-name="ro3">
          <table:table-cell table:style-name="ce83" office:value-type="string" calcext:value-type="string" table:number-columns-spanned="1" table:number-rows-spanned="5">
            <text:p>Développement</text:p>
          </table:table-cell>
          <table:table-cell table:style-name="ce323" office:value-type="date" office:date-value="2022-07-04" calcext:value-type="date">
            <text:p>04/07/2022</text:p>
          </table:table-cell>
          <table:table-cell table:style-name="ce323" office:value-type="date" office:date-value="2022-07-10" calcext:value-type="date">
            <text:p>10/07/2022</text:p>
          </table:table-cell>
          <table:table-cell table:style-name="ce58"/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46" table:number-columns-repeated="4"/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29]+[.P29]+[.P29]+[.L29]+[.T29]+[.X29]+[.AA29]" office:value-type="float" office:value="260" calcext:value-type="float">
            <text:p>260,0</text:p>
          </table:table-cell>
          <table:table-cell table:style-name="ce113" table:formula="of:=1.3*[.H29]*([.G29]-[.AJ29])/([.AI29]-[.AJ29])*0.64*EXP(1.92*([.G29]-[.AJ29])/([.AI29]-[.AJ29]))+[.L29]*([.K29]-[.AJ29])/([.AI29]-[.AJ29])*0.64*EXP(1.92*([.K29]-[.AJ29])/([.AI29]-[.AJ29]))+[.P29]*([.O29]-[.AJ29])/([.AI29]-[.AJ29])*0.64*EXP(1.92*([.O29]-[.AJ29])/([.AI29]-[.AJ29]))+[.T29]*([.S29]-[.AJ29])/([.AI29]-[.AJ29])*0.64*EXP(1.92*([.S29]-[.AJ29])/([.AI29]-[.AJ29]))+[.X29]*([.W29]-[.AJ29])/([.AI29]-[.AJ29])*0.64*EXP(1.92*([.W29]-[.AJ29])/([.AI29]-[.AJ29]))+[.AA29]*([.Z29]-[.AJ29])/([.AI29]-[.AJ29])*0.64*EXP(1.92*([.Z29]-[.AJ29])/([.AI29]-[.AJ29]))" office:value-type="float" office:value="360.315481647738" calcext:value-type="float">
            <text:p>360,3</text:p>
          </table:table-cell>
          <table:table-cell table:style-name="ce316" table:formula="of:=SUM([.AC26:.AC29])/4" office:value-type="float" office:value="463.298173123695" calcext:value-type="float">
            <text:p>463,3</text:p>
          </table:table-cell>
          <table:table-cell table:style-name="ce316" table:formula="of:=SUM([.AC22:.AC29])/8" office:value-type="float" office:value="509.358939402975" calcext:value-type="float">
            <text:p>509,4</text:p>
          </table:table-cell>
          <table:table-cell table:style-name="ce383" table:formula="of:=([.AC29])/[.AD29]*10" office:value-type="float" office:value="7.77718330332241" calcext:value-type="float">
            <text:p>7,78</text:p>
          </table:table-cell>
          <table:table-cell table:style-name="ce383" table:formula="of:=([.AC29])/[.AE29]*10" office:value-type="float" office:value="7.07390120746811" calcext:value-type="float">
            <text:p>7,07</text:p>
          </table:table-cell>
          <table:table-cell table:style-name="ce190" table:formula="of:=([.AD29]-([.AC29]))/7" office:value-type="float" office:value="14.7118130679939" calcext:value-type="float">
            <text:p>14,71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7" calcext:value-type="float">
            <text:p>57,0</text:p>
          </table:table-cell>
          <table:table-cell table:style-name="ce400" table:formula="of:=[.AK28]+[.F29]+[.N29]+[.N29]+[.R29]+[.V29]" office:value-type="float" office:value="941" calcext:value-type="float">
            <text:p>941,0</text:p>
          </table:table-cell>
          <table:table-cell table:style-name="ce404" table:formula="of:=[.AL28]+([.H29]+[.P29]+[.P29]+[.T29]+[.X29]+[.AA29])/60" office:value-type="float" office:value="137.666666666667" calcext:value-type="float">
            <text:p>137,7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07-11" calcext:value-type="date">
            <text:p>11/07/2022</text:p>
          </table:table-cell>
          <table:table-cell table:style-name="ce323" office:value-type="date" office:date-value="2022-07-17" calcext:value-type="date">
            <text:p>17/07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8" calcext:value-type="float">
            <text:p>18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00" calcext:value-type="float">
            <text:p>10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0]+[.P30]+[.P30]+[.L30]+[.T30]+[.X30]+[.AA30]" office:value-type="float" office:value="420" calcext:value-type="float">
            <text:p>420,0</text:p>
          </table:table-cell>
          <table:table-cell table:style-name="ce113" table:formula="of:=1.3*[.H30]*([.G30]-[.AJ30])/([.AI30]-[.AJ30])*0.64*EXP(1.92*([.G30]-[.AJ30])/([.AI30]-[.AJ30]))+[.L30]*([.K30]-[.AJ30])/([.AI30]-[.AJ30])*0.64*EXP(1.92*([.K30]-[.AJ30])/([.AI30]-[.AJ30]))+[.P30]*([.O30]-[.AJ30])/([.AI30]-[.AJ30])*0.64*EXP(1.92*([.O30]-[.AJ30])/([.AI30]-[.AJ30]))+[.T30]*([.S30]-[.AJ30])/([.AI30]-[.AJ30])*0.64*EXP(1.92*([.S30]-[.AJ30])/([.AI30]-[.AJ30]))+[.X30]*([.W30]-[.AJ30])/([.AI30]-[.AJ30])*0.64*EXP(1.92*([.W30]-[.AJ30])/([.AI30]-[.AJ30]))+[.AA30]*([.Z30]-[.AJ30])/([.AI30]-[.AJ30])*0.64*EXP(1.92*([.Z30]-[.AJ30])/([.AI30]-[.AJ30]))" office:value-type="float" office:value="731.15064021473" calcext:value-type="float">
            <text:p>731,2</text:p>
          </table:table-cell>
          <table:table-cell table:style-name="ce316" table:formula="of:=SUM([.AC27:.AC30])/4" office:value-type="float" office:value="502.689081260357" calcext:value-type="float">
            <text:p>502,7</text:p>
          </table:table-cell>
          <table:table-cell table:style-name="ce316" table:formula="of:=SUM([.AC23:.AC30])/8" office:value-type="float" office:value="530.387340508933" calcext:value-type="float">
            <text:p>530,4</text:p>
          </table:table-cell>
          <table:table-cell table:style-name="ce383" table:formula="of:=([.AC30])/[.AD30]*10" office:value-type="float" office:value="14.5447885675489" calcext:value-type="float">
            <text:p>14,54</text:p>
          </table:table-cell>
          <table:table-cell table:style-name="ce383" table:formula="of:=([.AC30])/[.AE30]*10" office:value-type="float" office:value="13.7852204299061" calcext:value-type="float">
            <text:p>13,79</text:p>
          </table:table-cell>
          <table:table-cell table:style-name="ce190" table:formula="of:=([.AD30]-([.AC30]))/7" office:value-type="float" office:value="-32.6373655649105" calcext:value-type="float">
            <text:p>-32,64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8" calcext:value-type="float">
            <text:p>58,0</text:p>
          </table:table-cell>
          <table:table-cell table:style-name="ce400" table:formula="of:=[.AK29]+[.F30]+[.N30]+[.N30]+[.R30]+[.V30]" office:value-type="float" office:value="985" calcext:value-type="float">
            <text:p>985,0</text:p>
          </table:table-cell>
          <table:table-cell table:style-name="ce404" table:formula="of:=[.AL29]+([.H30]+[.P30]+[.P30]+[.T30]+[.X30]+[.AA30])/60" office:value-type="float" office:value="143.666666666667" calcext:value-type="float">
            <text:p>143,7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07-18" calcext:value-type="date">
            <text:p>18/07/2022</text:p>
          </table:table-cell>
          <table:table-cell table:style-name="ce323" office:value-type="date" office:date-value="2022-07-24" calcext:value-type="date">
            <text:p>24/07/2022</text:p>
          </table:table-cell>
          <table:table-cell table:style-name="ce58"/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1]+[.P31]+[.P31]+[.L31]+[.T31]+[.X31]+[.AA31]" office:value-type="float" office:value="300" calcext:value-type="float">
            <text:p>300,0</text:p>
          </table:table-cell>
          <table:table-cell table:style-name="ce113" table:formula="of:=1.3*[.H31]*([.G31]-[.AJ31])/([.AI31]-[.AJ31])*0.64*EXP(1.92*([.G31]-[.AJ31])/([.AI31]-[.AJ31]))+[.L31]*([.K31]-[.AJ31])/([.AI31]-[.AJ31])*0.64*EXP(1.92*([.K31]-[.AJ31])/([.AI31]-[.AJ31]))+[.P31]*([.O31]-[.AJ31])/([.AI31]-[.AJ31])*0.64*EXP(1.92*([.O31]-[.AJ31])/([.AI31]-[.AJ31]))+[.T31]*([.S31]-[.AJ31])/([.AI31]-[.AJ31])*0.64*EXP(1.92*([.S31]-[.AJ31])/([.AI31]-[.AJ31]))+[.X31]*([.W31]-[.AJ31])/([.AI31]-[.AJ31])*0.64*EXP(1.92*([.W31]-[.AJ31])/([.AI31]-[.AJ31]))+[.AA31]*([.Z31]-[.AJ31])/([.AI31]-[.AJ31])*0.64*EXP(1.92*([.Z31]-[.AJ31])/([.AI31]-[.AJ31]))" office:value-type="float" office:value="397.349817798635" calcext:value-type="float">
            <text:p>397,3</text:p>
          </table:table-cell>
          <table:table-cell table:style-name="ce316" table:formula="of:=SUM([.AC28:.AC31])/4" office:value-type="float" office:value="462.28285532721" calcext:value-type="float">
            <text:p>462,3</text:p>
          </table:table-cell>
          <table:table-cell table:style-name="ce316" table:formula="of:=SUM([.AC24:.AC31])/8" office:value-type="float" office:value="489.449454977996" calcext:value-type="float">
            <text:p>489,4</text:p>
          </table:table-cell>
          <table:table-cell table:style-name="ce383" table:formula="of:=([.AC31])/[.AD31]*10" office:value-type="float" office:value="8.5953829613124" calcext:value-type="float">
            <text:p>8,60</text:p>
          </table:table-cell>
          <table:table-cell table:style-name="ce383" table:formula="of:=([.AC31])/[.AE31]*10" office:value-type="float" office:value="8.11830136406013" calcext:value-type="float">
            <text:p>8,12</text:p>
          </table:table-cell>
          <table:table-cell table:style-name="ce190" table:formula="of:=([.AD31]-([.AC31]))/7" office:value-type="float" office:value="9.2761482183679" calcext:value-type="float">
            <text:p>9,28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59" calcext:value-type="float">
            <text:p>59,0</text:p>
          </table:table-cell>
          <table:table-cell table:style-name="ce400" table:formula="of:=[.AK30]+[.F31]+[.N31]+[.N31]+[.R31]+[.V31]" office:value-type="float" office:value="1017" calcext:value-type="float">
            <text:p>1017,0</text:p>
          </table:table-cell>
          <table:table-cell table:style-name="ce404" table:formula="of:=[.AL30]+([.H31]+[.P31]+[.P31]+[.T31]+[.X31]+[.AA31])/60" office:value-type="float" office:value="148.666666666667" calcext:value-type="float">
            <text:p>148,7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07-25" calcext:value-type="date">
            <text:p>25/07/2022</text:p>
          </table:table-cell>
          <table:table-cell table:style-name="ce323" office:value-type="date" office:date-value="2022-07-31" calcext:value-type="date">
            <text:p>31/07/2022</text:p>
          </table:table-cell>
          <table:table-cell table:style-name="ce58"/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9" calcext:value-type="float">
            <text:p>19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10" calcext:value-type="float">
            <text:p>11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2]+[.P32]+[.P32]+[.L32]+[.T32]+[.X32]+[.AA32]" office:value-type="float" office:value="410" calcext:value-type="float">
            <text:p>410,0</text:p>
          </table:table-cell>
          <table:table-cell table:style-name="ce113" table:formula="of:=1.3*[.H32]*([.G32]-[.AJ32])/([.AI32]-[.AJ32])*0.64*EXP(1.92*([.G32]-[.AJ32])/([.AI32]-[.AJ32]))+[.L32]*([.K32]-[.AJ32])/([.AI32]-[.AJ32])*0.64*EXP(1.92*([.K32]-[.AJ32])/([.AI32]-[.AJ32]))+[.P32]*([.O32]-[.AJ32])/([.AI32]-[.AJ32])*0.64*EXP(1.92*([.O32]-[.AJ32])/([.AI32]-[.AJ32]))+[.T32]*([.S32]-[.AJ32])/([.AI32]-[.AJ32])*0.64*EXP(1.92*([.S32]-[.AJ32])/([.AI32]-[.AJ32]))+[.X32]*([.W32]-[.AJ32])/([.AI32]-[.AJ32])*0.64*EXP(1.92*([.W32]-[.AJ32])/([.AI32]-[.AJ32]))+[.AA32]*([.Z32]-[.AJ32])/([.AI32]-[.AJ32])*0.64*EXP(1.92*([.Z32]-[.AJ32])/([.AI32]-[.AJ32]))" office:value-type="float" office:value="625.097440607142" calcext:value-type="float">
            <text:p>625,1</text:p>
          </table:table-cell>
          <table:table-cell table:style-name="ce316" table:formula="of:=SUM([.AC29:.AC32])/4" office:value-type="float" office:value="528.478345067061" calcext:value-type="float">
            <text:p>528,5</text:p>
          </table:table-cell>
          <table:table-cell table:style-name="ce316" table:formula="of:=SUM([.AC25:.AC32])/8" office:value-type="float" office:value="522.547199847921" calcext:value-type="float">
            <text:p>522,5</text:p>
          </table:table-cell>
          <table:table-cell table:style-name="ce383" table:formula="of:=([.AC32])/[.AD32]*10" office:value-type="float" office:value="11.8282507966872" calcext:value-type="float">
            <text:p>11,83</text:p>
          </table:table-cell>
          <table:table-cell table:style-name="ce383" table:formula="of:=([.AC32])/[.AE32]*10" office:value-type="float" office:value="11.962506751334" calcext:value-type="float">
            <text:p>11,96</text:p>
          </table:table-cell>
          <table:table-cell table:style-name="ce190" table:formula="of:=([.AD32]-([.AC32]))/7" office:value-type="float" office:value="-13.8027279342972" calcext:value-type="float">
            <text:p>-13,80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0" calcext:value-type="float">
            <text:p>60,0</text:p>
          </table:table-cell>
          <table:table-cell table:style-name="ce400" table:formula="of:=[.AK31]+[.F32]+[.N32]+[.N32]+[.R32]+[.V32]" office:value-type="float" office:value="1068" calcext:value-type="float">
            <text:p>1068,0</text:p>
          </table:table-cell>
          <table:table-cell table:style-name="ce404" table:formula="of:=[.AL31]+([.H32]+[.P32]+[.P32]+[.T32]+[.X32]+[.AA32])/60" office:value-type="float" office:value="155.5" calcext:value-type="float">
            <text:p>155,5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08-01" calcext:value-type="date">
            <text:p>01/08/2022</text:p>
          </table:table-cell>
          <table:table-cell table:style-name="ce323" office:value-type="date" office:date-value="2022-08-07" calcext:value-type="date">
            <text:p>07/08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9" calcext:value-type="float">
            <text:p>19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10" calcext:value-type="float">
            <text:p>11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3]+[.P33]+[.P33]+[.L33]+[.T33]+[.X33]+[.AA33]" office:value-type="float" office:value="470" calcext:value-type="float">
            <text:p>470,0</text:p>
          </table:table-cell>
          <table:table-cell table:style-name="ce113" table:formula="of:=1.3*[.H33]*([.G33]-[.AJ33])/([.AI33]-[.AJ33])*0.64*EXP(1.92*([.G33]-[.AJ33])/([.AI33]-[.AJ33]))+[.L33]*([.K33]-[.AJ33])/([.AI33]-[.AJ33])*0.64*EXP(1.92*([.K33]-[.AJ33])/([.AI33]-[.AJ33]))+[.P33]*([.O33]-[.AJ33])/([.AI33]-[.AJ33])*0.64*EXP(1.92*([.O33]-[.AJ33])/([.AI33]-[.AJ33]))+[.T33]*([.S33]-[.AJ33])/([.AI33]-[.AJ33])*0.64*EXP(1.92*([.S33]-[.AJ33])/([.AI33]-[.AJ33]))+[.X33]*([.W33]-[.AJ33])/([.AI33]-[.AJ33])*0.64*EXP(1.92*([.W33]-[.AJ33])/([.AI33]-[.AJ33]))+[.AA33]*([.Z33]-[.AJ33])/([.AI33]-[.AJ33])*0.64*EXP(1.92*([.Z33]-[.AJ33])/([.AI33]-[.AJ33]))" office:value-type="float" office:value="780.354614744309" calcext:value-type="float">
            <text:p>780,4</text:p>
          </table:table-cell>
          <table:table-cell table:style-name="ce316" table:formula="of:=SUM([.AC30:.AC33])/4" office:value-type="float" office:value="633.488128341204" calcext:value-type="float">
            <text:p>633,5</text:p>
          </table:table-cell>
          <table:table-cell table:style-name="ce316" table:formula="of:=SUM([.AC26:.AC33])/8" office:value-type="float" office:value="548.393150732449" calcext:value-type="float">
            <text:p>548,4</text:p>
          </table:table-cell>
          <table:table-cell table:style-name="ce383" table:formula="of:=([.AC33])/[.AD33]*10" office:value-type="float" office:value="12.3183778800666" calcext:value-type="float">
            <text:p>12,32</text:p>
          </table:table-cell>
          <table:table-cell table:style-name="ce383" table:formula="of:=([.AC33])/[.AE33]*10" office:value-type="float" office:value="14.2298388246105" calcext:value-type="float">
            <text:p>14,23</text:p>
          </table:table-cell>
          <table:table-cell table:style-name="ce190" table:formula="of:=([.AD33]-([.AC33]))/7" office:value-type="float" office:value="-20.980926629015" calcext:value-type="float">
            <text:p>-20,98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1" calcext:value-type="float">
            <text:p>61,0</text:p>
          </table:table-cell>
          <table:table-cell table:style-name="ce400" table:formula="of:=[.AK32]+[.F33]+[.N33]+[.N33]+[.R33]+[.V33]" office:value-type="float" office:value="1119" calcext:value-type="float">
            <text:p>1119,0</text:p>
          </table:table-cell>
          <table:table-cell table:style-name="ce404" table:formula="of:=[.AL32]+([.H33]+[.P33]+[.P33]+[.T33]+[.X33]+[.AA33])/60" office:value-type="float" office:value="162.333333333333" calcext:value-type="float">
            <text:p>162,3</text:p>
          </table:table-cell>
          <table:table-cell table:number-columns-repeated="985"/>
        </table:table-row>
        <table:table-row table:style-name="ro6">
          <table:table-cell table:style-name="ce83" office:value-type="string" calcext:value-type="string" table:number-columns-spanned="1" table:number-rows-spanned="5">
            <text:p>Spécifique</text:p>
          </table:table-cell>
          <table:table-cell table:style-name="ce323" office:value-type="date" office:date-value="2022-08-08" calcext:value-type="date">
            <text:p>08/08/2022</text:p>
          </table:table-cell>
          <table:table-cell table:style-name="ce323" office:value-type="date" office:date-value="2022-08-14" calcext:value-type="date">
            <text:p>14/08/2022</text:p>
          </table:table-cell>
          <table:table-cell table:style-name="ce58"/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4]+[.P34]+[.P34]+[.L34]+[.T34]+[.X34]+[.AA34]" office:value-type="float" office:value="300" calcext:value-type="float">
            <text:p>300,0</text:p>
          </table:table-cell>
          <table:table-cell table:style-name="ce113" table:formula="of:=1.3*[.H34]*([.G34]-[.AJ34])/([.AI34]-[.AJ34])*0.64*EXP(1.92*([.G34]-[.AJ34])/([.AI34]-[.AJ34]))+[.L34]*([.K34]-[.AJ34])/([.AI34]-[.AJ34])*0.64*EXP(1.92*([.K34]-[.AJ34])/([.AI34]-[.AJ34]))+[.P34]*([.O34]-[.AJ34])/([.AI34]-[.AJ34])*0.64*EXP(1.92*([.O34]-[.AJ34])/([.AI34]-[.AJ34]))+[.T34]*([.S34]-[.AJ34])/([.AI34]-[.AJ34])*0.64*EXP(1.92*([.S34]-[.AJ34])/([.AI34]-[.AJ34]))+[.X34]*([.W34]-[.AJ34])/([.AI34]-[.AJ34])*0.64*EXP(1.92*([.W34]-[.AJ34])/([.AI34]-[.AJ34]))+[.AA34]*([.Z34]-[.AJ34])/([.AI34]-[.AJ34])*0.64*EXP(1.92*([.Z34]-[.AJ34])/([.AI34]-[.AJ34]))" office:value-type="float" office:value="388.782160481025" calcext:value-type="float">
            <text:p>388,8</text:p>
          </table:table-cell>
          <table:table-cell table:style-name="ce316" table:formula="of:=SUM([.AC31:.AC34])/4" office:value-type="float" office:value="547.896008407778" calcext:value-type="float">
            <text:p>547,9</text:p>
          </table:table-cell>
          <table:table-cell table:style-name="ce316" table:formula="of:=SUM([.AC27:.AC34])/8" office:value-type="float" office:value="525.292544834067" calcext:value-type="float">
            <text:p>525,3</text:p>
          </table:table-cell>
          <table:table-cell table:style-name="ce383" table:formula="of:=([.AC34])/[.AD34]*10" office:value-type="float" office:value="7.0959115327533" calcext:value-type="float">
            <text:p>7,10</text:p>
          </table:table-cell>
          <table:table-cell table:style-name="ce383" table:formula="of:=([.AC34])/[.AE34]*10" office:value-type="float" office:value="7.4012502995609" calcext:value-type="float">
            <text:p>7,40</text:p>
          </table:table-cell>
          <table:table-cell table:style-name="ce190" table:formula="of:=([.AD34]-([.AC34]))/7" office:value-type="float" office:value="22.7305497038218" calcext:value-type="float">
            <text:p>22,73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2" calcext:value-type="float">
            <text:p>62,0</text:p>
          </table:table-cell>
          <table:table-cell table:style-name="ce400" table:formula="of:=[.AK33]+[.F34]+[.N34]+[.N34]+[.R34]+[.V34]" office:value-type="float" office:value="1151" calcext:value-type="float">
            <text:p>1151,0</text:p>
          </table:table-cell>
          <table:table-cell table:style-name="ce404" table:formula="of:=[.AL33]+([.H34]+[.P34]+[.P34]+[.T34]+[.X34]+[.AA34])/60" office:value-type="float" office:value="167.333333333333" calcext:value-type="float">
            <text:p>167,3</text:p>
          </table:table-cell>
          <table:table-cell table:number-columns-repeated="985"/>
        </table:table-row>
        <table:table-row table:style-name="ro4">
          <table:covered-table-cell table:style-name="ce83"/>
          <table:table-cell table:style-name="ce323" office:value-type="date" office:date-value="2022-08-15" calcext:value-type="date">
            <text:p>15/08/2022</text:p>
          </table:table-cell>
          <table:table-cell table:style-name="ce323" office:value-type="date" office:date-value="2022-08-21" calcext:value-type="date">
            <text:p>21/08/2022</text:p>
          </table:table-cell>
          <table:table-cell table:style-name="ce58"/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9" calcext:value-type="float">
            <text:p>19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10" calcext:value-type="float">
            <text:p>11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5]+[.P35]+[.P35]+[.L35]+[.T35]+[.X35]+[.AA35]" office:value-type="float" office:value="410" calcext:value-type="float">
            <text:p>410,0</text:p>
          </table:table-cell>
          <table:table-cell table:style-name="ce113" table:formula="of:=1.3*[.H35]*([.G35]-[.AJ35])/([.AI35]-[.AJ35])*0.64*EXP(1.92*([.G35]-[.AJ35])/([.AI35]-[.AJ35]))+[.L35]*([.K35]-[.AJ35])/([.AI35]-[.AJ35])*0.64*EXP(1.92*([.K35]-[.AJ35])/([.AI35]-[.AJ35]))+[.P35]*([.O35]-[.AJ35])/([.AI35]-[.AJ35])*0.64*EXP(1.92*([.O35]-[.AJ35])/([.AI35]-[.AJ35]))+[.T35]*([.S35]-[.AJ35])/([.AI35]-[.AJ35])*0.64*EXP(1.92*([.S35]-[.AJ35])/([.AI35]-[.AJ35]))+[.X35]*([.W35]-[.AJ35])/([.AI35]-[.AJ35])*0.64*EXP(1.92*([.W35]-[.AJ35])/([.AI35]-[.AJ35]))+[.AA35]*([.Z35]-[.AJ35])/([.AI35]-[.AJ35])*0.64*EXP(1.92*([.Z35]-[.AJ35])/([.AI35]-[.AJ35]))" office:value-type="float" office:value="612.334667572771" calcext:value-type="float">
            <text:p>612,3</text:p>
          </table:table-cell>
          <table:table-cell table:style-name="ce316" table:formula="of:=SUM([.AC32:.AC35])/4" office:value-type="float" office:value="601.642220851312" calcext:value-type="float">
            <text:p>601,6</text:p>
          </table:table-cell>
          <table:table-cell table:style-name="ce316" table:formula="of:=SUM([.AC28:.AC35])/8" office:value-type="float" office:value="531.962538089261" calcext:value-type="float">
            <text:p>532,0</text:p>
          </table:table-cell>
          <table:table-cell table:style-name="ce383" table:formula="of:=([.AC35])/[.AD35]*10" office:value-type="float" office:value="10.1777210167586" calcext:value-type="float">
            <text:p>10,18</text:p>
          </table:table-cell>
          <table:table-cell table:style-name="ce383" table:formula="of:=([.AC35])/[.AE35]*10" office:value-type="float" office:value="11.5108607040675" calcext:value-type="float">
            <text:p>11,51</text:p>
          </table:table-cell>
          <table:table-cell table:style-name="ce190" table:formula="of:=([.AD35]-([.AC35]))/7" office:value-type="float" office:value="-1.52749238877987" calcext:value-type="float">
            <text:p>-1,53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3" calcext:value-type="float">
            <text:p>63,0</text:p>
          </table:table-cell>
          <table:table-cell table:style-name="ce400" table:formula="of:=[.AK34]+[.F35]+[.N35]+[.N35]+[.R35]+[.V35]" office:value-type="float" office:value="1202" calcext:value-type="float">
            <text:p>1202,0</text:p>
          </table:table-cell>
          <table:table-cell table:style-name="ce404" table:formula="of:=[.AL34]+([.H35]+[.P35]+[.P35]+[.T35]+[.X35]+[.AA35])/60" office:value-type="float" office:value="174.166666666667" calcext:value-type="float">
            <text:p>174,2</text:p>
          </table:table-cell>
          <table:table-cell table:number-columns-repeated="985"/>
        </table:table-row>
        <table:table-row table:style-name="ro4">
          <table:covered-table-cell table:style-name="ce83"/>
          <table:table-cell table:style-name="ce323" office:value-type="date" office:date-value="2022-08-22" calcext:value-type="date">
            <text:p>22/08/2022</text:p>
          </table:table-cell>
          <table:table-cell table:style-name="ce323" office:value-type="date" office:date-value="2022-08-28" calcext:value-type="date">
            <text:p>28/08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19" calcext:value-type="float">
            <text:p>19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10" calcext:value-type="float">
            <text:p>11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6]+[.P36]+[.P36]+[.L36]+[.T36]+[.X36]+[.AA36]" office:value-type="float" office:value="470" calcext:value-type="float">
            <text:p>470,0</text:p>
          </table:table-cell>
          <table:table-cell table:style-name="ce113" table:formula="of:=1.3*[.H36]*([.G36]-[.AJ36])/([.AI36]-[.AJ36])*0.64*EXP(1.92*([.G36]-[.AJ36])/([.AI36]-[.AJ36]))+[.L36]*([.K36]-[.AJ36])/([.AI36]-[.AJ36])*0.64*EXP(1.92*([.K36]-[.AJ36])/([.AI36]-[.AJ36]))+[.P36]*([.O36]-[.AJ36])/([.AI36]-[.AJ36])*0.64*EXP(1.92*([.O36]-[.AJ36])/([.AI36]-[.AJ36]))+[.T36]*([.S36]-[.AJ36])/([.AI36]-[.AJ36])*0.64*EXP(1.92*([.S36]-[.AJ36])/([.AI36]-[.AJ36]))+[.X36]*([.W36]-[.AJ36])/([.AI36]-[.AJ36])*0.64*EXP(1.92*([.W36]-[.AJ36])/([.AI36]-[.AJ36]))+[.AA36]*([.Z36]-[.AJ36])/([.AI36]-[.AJ36])*0.64*EXP(1.92*([.Z36]-[.AJ36])/([.AI36]-[.AJ36]))" office:value-type="float" office:value="765.576165062267" calcext:value-type="float">
            <text:p>765,6</text:p>
          </table:table-cell>
          <table:table-cell table:style-name="ce316" table:formula="of:=SUM([.AC33:.AC36])/4" office:value-type="float" office:value="636.761901965093" calcext:value-type="float">
            <text:p>636,8</text:p>
          </table:table-cell>
          <table:table-cell table:style-name="ce316" table:formula="of:=SUM([.AC29:.AC36])/8" office:value-type="float" office:value="582.620123516077" calcext:value-type="float">
            <text:p>582,6</text:p>
          </table:table-cell>
          <table:table-cell table:style-name="ce383" table:formula="of:=([.AC36])/[.AD36]*10" office:value-type="float" office:value="12.0229580742762" calcext:value-type="float">
            <text:p>12,02</text:p>
          </table:table-cell>
          <table:table-cell table:style-name="ce383" table:formula="of:=([.AC36])/[.AE36]*10" office:value-type="float" office:value="13.1402286697902" calcext:value-type="float">
            <text:p>13,14</text:p>
          </table:table-cell>
          <table:table-cell table:style-name="ce190" table:formula="of:=([.AD36]-([.AC36]))/7" office:value-type="float" office:value="-18.4020375853106" calcext:value-type="float">
            <text:p>-18,40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4" calcext:value-type="float">
            <text:p>64,0</text:p>
          </table:table-cell>
          <table:table-cell table:style-name="ce400" table:formula="of:=[.AK35]+[.F36]+[.N36]+[.N36]+[.R36]+[.V36]" office:value-type="float" office:value="1253" calcext:value-type="float">
            <text:p>1253,0</text:p>
          </table:table-cell>
          <table:table-cell table:style-name="ce404" table:formula="of:=[.AL35]+([.H36]+[.P36]+[.P36]+[.T36]+[.X36]+[.AA36])/60" office:value-type="float" office:value="181" calcext:value-type="float">
            <text:p>181,0</text:p>
          </table:table-cell>
          <table:table-cell table:number-columns-repeated="985"/>
        </table:table-row>
        <table:table-row table:style-name="ro4">
          <table:covered-table-cell table:style-name="ce83"/>
          <table:table-cell table:style-name="ce323" office:value-type="date" office:date-value="2022-08-29" calcext:value-type="date">
            <text:p>29/08/2022</text:p>
          </table:table-cell>
          <table:table-cell table:style-name="ce323" office:value-type="date" office:date-value="2022-09-04" calcext:value-type="date">
            <text:p>04/09/2022</text:p>
          </table:table-cell>
          <table:table-cell table:style-name="ce58"/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7]+[.P37]+[.P37]+[.L37]+[.T37]+[.X37]+[.AA37]" office:value-type="float" office:value="300" calcext:value-type="float">
            <text:p>300,0</text:p>
          </table:table-cell>
          <table:table-cell table:style-name="ce113" table:formula="of:=1.3*[.H37]*([.G37]-[.AJ37])/([.AI37]-[.AJ37])*0.64*EXP(1.92*([.G37]-[.AJ37])/([.AI37]-[.AJ37]))+[.L37]*([.K37]-[.AJ37])/([.AI37]-[.AJ37])*0.64*EXP(1.92*([.K37]-[.AJ37])/([.AI37]-[.AJ37]))+[.P37]*([.O37]-[.AJ37])/([.AI37]-[.AJ37])*0.64*EXP(1.92*([.O37]-[.AJ37])/([.AI37]-[.AJ37]))+[.T37]*([.S37]-[.AJ37])/([.AI37]-[.AJ37])*0.64*EXP(1.92*([.S37]-[.AJ37])/([.AI37]-[.AJ37]))+[.X37]*([.W37]-[.AJ37])/([.AI37]-[.AJ37])*0.64*EXP(1.92*([.W37]-[.AJ37])/([.AI37]-[.AJ37]))+[.AA37]*([.Z37]-[.AJ37])/([.AI37]-[.AJ37])*0.64*EXP(1.92*([.Z37]-[.AJ37])/([.AI37]-[.AJ37]))" office:value-type="float" office:value="380.046710455326" calcext:value-type="float">
            <text:p>380,0</text:p>
          </table:table-cell>
          <table:table-cell table:style-name="ce316" table:formula="of:=SUM([.AC34:.AC37])/4" office:value-type="float" office:value="536.684925892847" calcext:value-type="float">
            <text:p>536,7</text:p>
          </table:table-cell>
          <table:table-cell table:style-name="ce316" table:formula="of:=SUM([.AC30:.AC37])/8" office:value-type="float" office:value="585.086527117026" calcext:value-type="float">
            <text:p>585,1</text:p>
          </table:table-cell>
          <table:table-cell table:style-name="ce383" table:formula="of:=([.AC37])/[.AD37]*10" office:value-type="float" office:value="7.08137479030303" calcext:value-type="float">
            <text:p>7,08</text:p>
          </table:table-cell>
          <table:table-cell table:style-name="ce383" table:formula="of:=([.AC37])/[.AE37]*10" office:value-type="float" office:value="6.49556420873303" calcext:value-type="float">
            <text:p>6,50</text:p>
          </table:table-cell>
          <table:table-cell table:style-name="ce190" table:formula="of:=([.AD37]-([.AC37]))/7" office:value-type="float" office:value="22.3768879196459" calcext:value-type="float">
            <text:p>22,38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5" calcext:value-type="float">
            <text:p>65,0</text:p>
          </table:table-cell>
          <table:table-cell table:style-name="ce400" table:formula="of:=[.AK36]+[.F37]+[.N37]+[.N37]+[.R37]+[.V37]" office:value-type="float" office:value="1285" calcext:value-type="float">
            <text:p>1285,0</text:p>
          </table:table-cell>
          <table:table-cell table:style-name="ce404" table:formula="of:=[.AL36]+([.H37]+[.P37]+[.P37]+[.T37]+[.X37]+[.AA37])/60" office:value-type="float" office:value="186" calcext:value-type="float">
            <text:p>186,0</text:p>
          </table:table-cell>
          <table:table-cell table:number-columns-repeated="985"/>
        </table:table-row>
        <table:table-row table:style-name="ro6">
          <table:covered-table-cell table:style-name="ce83"/>
          <table:table-cell table:style-name="ce323" office:value-type="date" office:date-value="2022-09-05" calcext:value-type="date">
            <text:p>05/09/2022</text:p>
          </table:table-cell>
          <table:table-cell table:style-name="ce323" office:value-type="date" office:date-value="2022-09-11" calcext:value-type="date">
            <text:p>11/09/2022</text:p>
          </table:table-cell>
          <table:table-cell table:style-name="ce58"/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20" calcext:value-type="float">
            <text:p>20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20" calcext:value-type="float">
            <text:p>12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8]+[.P38]+[.P38]+[.L38]+[.T38]+[.X38]+[.AA38]" office:value-type="float" office:value="420" calcext:value-type="float">
            <text:p>420,0</text:p>
          </table:table-cell>
          <table:table-cell table:style-name="ce113" table:formula="of:=1.3*[.H38]*([.G38]-[.AJ38])/([.AI38]-[.AJ38])*0.64*EXP(1.92*([.G38]-[.AJ38])/([.AI38]-[.AJ38]))+[.L38]*([.K38]-[.AJ38])/([.AI38]-[.AJ38])*0.64*EXP(1.92*([.K38]-[.AJ38])/([.AI38]-[.AJ38]))+[.P38]*([.O38]-[.AJ38])/([.AI38]-[.AJ38])*0.64*EXP(1.92*([.O38]-[.AJ38])/([.AI38]-[.AJ38]))+[.T38]*([.S38]-[.AJ38])/([.AI38]-[.AJ38])*0.64*EXP(1.92*([.S38]-[.AJ38])/([.AI38]-[.AJ38]))+[.X38]*([.W38]-[.AJ38])/([.AI38]-[.AJ38])*0.64*EXP(1.92*([.W38]-[.AJ38])/([.AI38]-[.AJ38]))+[.AA38]*([.Z38]-[.AJ38])/([.AI38]-[.AJ38])*0.64*EXP(1.92*([.Z38]-[.AJ38])/([.AI38]-[.AJ38]))" office:value-type="float" office:value="619.46957714228" calcext:value-type="float">
            <text:p>619,5</text:p>
          </table:table-cell>
          <table:table-cell table:style-name="ce316" table:formula="of:=SUM([.AC35:.AC38])/4" office:value-type="float" office:value="594.356780058161" calcext:value-type="float">
            <text:p>594,4</text:p>
          </table:table-cell>
          <table:table-cell table:style-name="ce316" table:formula="of:=SUM([.AC31:.AC38])/8" office:value-type="float" office:value="571.126394232969" calcext:value-type="float">
            <text:p>571,1</text:p>
          </table:table-cell>
          <table:table-cell table:style-name="ce383" table:formula="of:=([.AC38])/[.AD38]*10" office:value-type="float" office:value="10.4225205789974" calcext:value-type="float">
            <text:p>10,42</text:p>
          </table:table-cell>
          <table:table-cell table:style-name="ce383" table:formula="of:=([.AC38])/[.AE38]*10" office:value-type="float" office:value="10.846453313968" calcext:value-type="float">
            <text:p>10,85</text:p>
          </table:table-cell>
          <table:table-cell table:style-name="ce190" table:formula="of:=([.AD38]-([.AC38]))/7" office:value-type="float" office:value="-3.58754244058845" calcext:value-type="float">
            <text:p>-3,59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6" calcext:value-type="float">
            <text:p>66,0</text:p>
          </table:table-cell>
          <table:table-cell table:style-name="ce400" table:formula="of:=[.AK37]+[.F38]+[.N38]+[.N38]+[.R38]+[.V38]" office:value-type="float" office:value="1337" calcext:value-type="float">
            <text:p>1337,0</text:p>
          </table:table-cell>
          <table:table-cell table:style-name="ce404" table:formula="of:=[.AL37]+([.H38]+[.P38]+[.P38]+[.T38]+[.X38]+[.AA38])/60" office:value-type="float" office:value="193" calcext:value-type="float">
            <text:p>193,0</text:p>
          </table:table-cell>
          <table:table-cell table:number-columns-repeated="985"/>
        </table:table-row>
        <table:table-row table:style-name="ro3">
          <table:table-cell table:style-name="ce83" office:value-type="string" calcext:value-type="string" table:number-columns-spanned="1" table:number-rows-spanned="5">
            <text:p>Développement</text:p>
          </table:table-cell>
          <table:table-cell table:style-name="ce323" office:value-type="date" office:date-value="2022-09-12" calcext:value-type="date">
            <text:p>12/09/2022</text:p>
          </table:table-cell>
          <table:table-cell table:style-name="ce323" office:value-type="date" office:date-value="2022-09-18" calcext:value-type="date">
            <text:p>18/09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20" calcext:value-type="float">
            <text:p>20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20" calcext:value-type="float">
            <text:p>120,0</text:p>
          </table:table-cell>
          <table:table-cell table:style-name="ce312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39]+[.P39]+[.P39]+[.L39]+[.T39]+[.X39]+[.AA39]" office:value-type="float" office:value="480" calcext:value-type="float">
            <text:p>480,0</text:p>
          </table:table-cell>
          <table:table-cell table:style-name="ce113" table:formula="of:=1.3*[.H39]*([.G39]-[.AJ39])/([.AI39]-[.AJ39])*0.64*EXP(1.92*([.G39]-[.AJ39])/([.AI39]-[.AJ39]))+[.L39]*([.K39]-[.AJ39])/([.AI39]-[.AJ39])*0.64*EXP(1.92*([.K39]-[.AJ39])/([.AI39]-[.AJ39]))+[.P39]*([.O39]-[.AJ39])/([.AI39]-[.AJ39])*0.64*EXP(1.92*([.O39]-[.AJ39])/([.AI39]-[.AJ39]))+[.T39]*([.S39]-[.AJ39])/([.AI39]-[.AJ39])*0.64*EXP(1.92*([.S39]-[.AJ39])/([.AI39]-[.AJ39]))+[.X39]*([.W39]-[.AJ39])/([.AI39]-[.AJ39])*0.64*EXP(1.92*([.W39]-[.AJ39])/([.AI39]-[.AJ39]))+[.AA39]*([.Z39]-[.AJ39])/([.AI39]-[.AJ39])*0.64*EXP(1.92*([.Z39]-[.AJ39])/([.AI39]-[.AJ39]))" office:value-type="float" office:value="770.489170984571" calcext:value-type="float">
            <text:p>770,5</text:p>
          </table:table-cell>
          <table:table-cell table:style-name="ce316" table:formula="of:=SUM([.AC36:.AC39])/4" office:value-type="float" office:value="633.895405911111" calcext:value-type="float">
            <text:p>633,9</text:p>
          </table:table-cell>
          <table:table-cell table:style-name="ce316" table:formula="of:=SUM([.AC32:.AC39])/8" office:value-type="float" office:value="617.768813381211" calcext:value-type="float">
            <text:p>617,8</text:p>
          </table:table-cell>
          <table:table-cell table:style-name="ce383" table:formula="of:=([.AC39])/[.AD39]*10" office:value-type="float" office:value="12.1548312828854" calcext:value-type="float">
            <text:p>12,15</text:p>
          </table:table-cell>
          <table:table-cell table:style-name="ce383" table:formula="of:=([.AC39])/[.AE39]*10" office:value-type="float" office:value="12.4721279918208" calcext:value-type="float">
            <text:p>12,47</text:p>
          </table:table-cell>
          <table:table-cell table:style-name="ce190" table:formula="of:=([.AD39]-([.AC39]))/7" office:value-type="float" office:value="-19.5133950104943" calcext:value-type="float">
            <text:p>-19,51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7" calcext:value-type="float">
            <text:p>67,0</text:p>
          </table:table-cell>
          <table:table-cell table:style-name="ce400" table:formula="of:=[.AK38]+[.F39]+[.N39]+[.N39]+[.R39]+[.V39]" office:value-type="float" office:value="1389" calcext:value-type="float">
            <text:p>1389,0</text:p>
          </table:table-cell>
          <table:table-cell table:style-name="ce404" table:formula="of:=[.AL38]+([.H39]+[.P39]+[.P39]+[.T39]+[.X39]+[.AA39])/60" office:value-type="float" office:value="200" calcext:value-type="float">
            <text:p>200,0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09-19" calcext:value-type="date">
            <text:p>19/09/2022</text:p>
          </table:table-cell>
          <table:table-cell table:style-name="ce323" office:value-type="date" office:date-value="2022-09-25" calcext:value-type="date">
            <text:p>25/09/2022</text:p>
          </table:table-cell>
          <table:table-cell table:style-name="ce58"/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0]+[.P40]+[.P40]+[.L40]+[.T40]+[.X40]+[.AA40]" office:value-type="float" office:value="300" calcext:value-type="float">
            <text:p>300,0</text:p>
          </table:table-cell>
          <table:table-cell table:style-name="ce113" table:formula="of:=1.3*[.H40]*([.G40]-[.AJ40])/([.AI40]-[.AJ40])*0.64*EXP(1.92*([.G40]-[.AJ40])/([.AI40]-[.AJ40]))+[.L40]*([.K40]-[.AJ40])/([.AI40]-[.AJ40])*0.64*EXP(1.92*([.K40]-[.AJ40])/([.AI40]-[.AJ40]))+[.P40]*([.O40]-[.AJ40])/([.AI40]-[.AJ40])*0.64*EXP(1.92*([.O40]-[.AJ40])/([.AI40]-[.AJ40]))+[.T40]*([.S40]-[.AJ40])/([.AI40]-[.AJ40])*0.64*EXP(1.92*([.S40]-[.AJ40])/([.AI40]-[.AJ40]))+[.X40]*([.W40]-[.AJ40])/([.AI40]-[.AJ40])*0.64*EXP(1.92*([.W40]-[.AJ40])/([.AI40]-[.AJ40]))+[.AA40]*([.Z40]-[.AJ40])/([.AI40]-[.AJ40])*0.64*EXP(1.92*([.Z40]-[.AJ40])/([.AI40]-[.AJ40]))" office:value-type="float" office:value="371.140713542135" calcext:value-type="float">
            <text:p>371,1</text:p>
          </table:table-cell>
          <table:table-cell table:style-name="ce316" table:formula="of:=SUM([.AC37:.AC40])/4" office:value-type="float" office:value="535.286543031078" calcext:value-type="float">
            <text:p>535,3</text:p>
          </table:table-cell>
          <table:table-cell table:style-name="ce316" table:formula="of:=SUM([.AC33:.AC40])/8" office:value-type="float" office:value="586.024222498086" calcext:value-type="float">
            <text:p>586,0</text:p>
          </table:table-cell>
          <table:table-cell table:style-name="ce383" table:formula="of:=([.AC40])/[.AD40]*10" office:value-type="float" office:value="6.93349605690699" calcext:value-type="float">
            <text:p>6,93</text:p>
          </table:table-cell>
          <table:table-cell table:style-name="ce383" table:formula="of:=([.AC40])/[.AE40]*10" office:value-type="float" office:value="6.33319749071205" calcext:value-type="float">
            <text:p>6,33</text:p>
          </table:table-cell>
          <table:table-cell table:style-name="ce190" table:formula="of:=([.AD40]-([.AC40]))/7" office:value-type="float" office:value="23.4494042127061" calcext:value-type="float">
            <text:p>23,45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8" calcext:value-type="float">
            <text:p>68,0</text:p>
          </table:table-cell>
          <table:table-cell table:style-name="ce400" table:formula="of:=[.AK39]+[.F40]+[.N40]+[.N40]+[.R40]+[.V40]" office:value-type="float" office:value="1421" calcext:value-type="float">
            <text:p>1421,0</text:p>
          </table:table-cell>
          <table:table-cell table:style-name="ce404" table:formula="of:=[.AL39]+([.H40]+[.P40]+[.P40]+[.T40]+[.X40]+[.AA40])/60" office:value-type="float" office:value="205" calcext:value-type="float">
            <text:p>205,0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09-26" calcext:value-type="date">
            <text:p>26/09/2022</text:p>
          </table:table-cell>
          <table:table-cell table:style-name="ce323" office:value-type="date" office:date-value="2022-10-02" calcext:value-type="date">
            <text:p>02/10/2022</text:p>
          </table:table-cell>
          <table:table-cell table:style-name="ce58"/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20" calcext:value-type="float">
            <text:p>20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20" calcext:value-type="float">
            <text:p>12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1]+[.P41]+[.P41]+[.L41]+[.T41]+[.X41]+[.AA41]" office:value-type="float" office:value="420" calcext:value-type="float">
            <text:p>420,0</text:p>
          </table:table-cell>
          <table:table-cell table:style-name="ce113" table:formula="of:=1.3*[.H41]*([.G41]-[.AJ41])/([.AI41]-[.AJ41])*0.64*EXP(1.92*([.G41]-[.AJ41])/([.AI41]-[.AJ41]))+[.L41]*([.K41]-[.AJ41])/([.AI41]-[.AJ41])*0.64*EXP(1.92*([.K41]-[.AJ41])/([.AI41]-[.AJ41]))+[.P41]*([.O41]-[.AJ41])/([.AI41]-[.AJ41])*0.64*EXP(1.92*([.O41]-[.AJ41])/([.AI41]-[.AJ41]))+[.T41]*([.S41]-[.AJ41])/([.AI41]-[.AJ41])*0.64*EXP(1.92*([.S41]-[.AJ41])/([.AI41]-[.AJ41]))+[.X41]*([.W41]-[.AJ41])/([.AI41]-[.AJ41])*0.64*EXP(1.92*([.W41]-[.AJ41])/([.AI41]-[.AJ41]))+[.AA41]*([.Z41]-[.AJ41])/([.AI41]-[.AJ41])*0.64*EXP(1.92*([.Z41]-[.AJ41])/([.AI41]-[.AJ41]))" office:value-type="float" office:value="605.697657310439" calcext:value-type="float">
            <text:p>605,7</text:p>
          </table:table-cell>
          <table:table-cell table:style-name="ce316" table:formula="of:=SUM([.AC38:.AC41])/4" office:value-type="float" office:value="591.699279744856" calcext:value-type="float">
            <text:p>591,7</text:p>
          </table:table-cell>
          <table:table-cell table:style-name="ce316" table:formula="of:=SUM([.AC34:.AC41])/8" office:value-type="float" office:value="564.192102818852" calcext:value-type="float">
            <text:p>564,2</text:p>
          </table:table-cell>
          <table:table-cell table:style-name="ce383" table:formula="of:=([.AC41])/[.AD41]*10" office:value-type="float" office:value="10.2365792564699" calcext:value-type="float">
            <text:p>10,24</text:p>
          </table:table-cell>
          <table:table-cell table:style-name="ce383" table:formula="of:=([.AC41])/[.AE41]*10" office:value-type="float" office:value="10.7356635139736" calcext:value-type="float">
            <text:p>10,74</text:p>
          </table:table-cell>
          <table:table-cell table:style-name="ce190" table:formula="of:=([.AD41]-([.AC41]))/7" office:value-type="float" office:value="-1.99976822365466" calcext:value-type="float">
            <text:p>-2,00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69" calcext:value-type="float">
            <text:p>69,0</text:p>
          </table:table-cell>
          <table:table-cell table:style-name="ce400" table:formula="of:=[.AK40]+[.F41]+[.N41]+[.N41]+[.R41]+[.V41]" office:value-type="float" office:value="1473" calcext:value-type="float">
            <text:p>1473,0</text:p>
          </table:table-cell>
          <table:table-cell table:style-name="ce404" table:formula="of:=[.AL40]+([.H41]+[.P41]+[.P41]+[.T41]+[.X41]+[.AA41])/60" office:value-type="float" office:value="212" calcext:value-type="float">
            <text:p>212,0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10-03" calcext:value-type="date">
            <text:p>03/10/2022</text:p>
          </table:table-cell>
          <table:table-cell table:style-name="ce323" office:value-type="date" office:date-value="2022-10-09" calcext:value-type="date">
            <text:p>09/10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CÔTES 10*1’ r=descente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20" calcext:value-type="float">
            <text:p>20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20" calcext:value-type="float">
            <text:p>12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2]+[.P42]+[.P42]+[.L42]+[.T42]+[.X42]+[.AA42]" office:value-type="float" office:value="480" calcext:value-type="float">
            <text:p>480,0</text:p>
          </table:table-cell>
          <table:table-cell table:style-name="ce113" table:formula="of:=1.3*[.H42]*([.G42]-[.AJ42])/([.AI42]-[.AJ42])*0.64*EXP(1.92*([.G42]-[.AJ42])/([.AI42]-[.AJ42]))+[.L42]*([.K42]-[.AJ42])/([.AI42]-[.AJ42])*0.64*EXP(1.92*([.K42]-[.AJ42])/([.AI42]-[.AJ42]))+[.P42]*([.O42]-[.AJ42])/([.AI42]-[.AJ42])*0.64*EXP(1.92*([.O42]-[.AJ42])/([.AI42]-[.AJ42]))+[.T42]*([.S42]-[.AJ42])/([.AI42]-[.AJ42])*0.64*EXP(1.92*([.S42]-[.AJ42])/([.AI42]-[.AJ42]))+[.X42]*([.W42]-[.AJ42])/([.AI42]-[.AJ42])*0.64*EXP(1.92*([.W42]-[.AJ42])/([.AI42]-[.AJ42]))+[.AA42]*([.Z42]-[.AJ42])/([.AI42]-[.AJ42])*0.64*EXP(1.92*([.Z42]-[.AJ42])/([.AI42]-[.AJ42]))" office:value-type="float" office:value="754.545223362818" calcext:value-type="float">
            <text:p>754,5</text:p>
          </table:table-cell>
          <table:table-cell table:style-name="ce316" table:formula="of:=SUM([.AC39:.AC42])/4" office:value-type="float" office:value="625.468191299991" calcext:value-type="float">
            <text:p>625,5</text:p>
          </table:table-cell>
          <table:table-cell table:style-name="ce316" table:formula="of:=SUM([.AC35:.AC42])/8" office:value-type="float" office:value="609.912485679076" calcext:value-type="float">
            <text:p>609,9</text:p>
          </table:table-cell>
          <table:table-cell table:style-name="ce383" table:formula="of:=([.AC42])/[.AD42]*10" office:value-type="float" office:value="12.0636865928314" calcext:value-type="float">
            <text:p>12,06</text:p>
          </table:table-cell>
          <table:table-cell table:style-name="ce383" table:formula="of:=([.AC42])/[.AE42]*10" office:value-type="float" office:value="12.3713686976371" calcext:value-type="float">
            <text:p>12,37</text:p>
          </table:table-cell>
          <table:table-cell table:style-name="ce190" table:formula="of:=([.AD42]-([.AC42]))/7" office:value-type="float" office:value="-18.4395760089753" calcext:value-type="float">
            <text:p>-18,44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0" calcext:value-type="float">
            <text:p>70,0</text:p>
          </table:table-cell>
          <table:table-cell table:style-name="ce400" table:formula="of:=[.AK41]+[.F42]+[.N42]+[.N42]+[.R42]+[.V42]" office:value-type="float" office:value="1525" calcext:value-type="float">
            <text:p>1525,0</text:p>
          </table:table-cell>
          <table:table-cell table:style-name="ce404" table:formula="of:=[.AL41]+([.H42]+[.P42]+[.P42]+[.T42]+[.X42]+[.AA42])/60" office:value-type="float" office:value="219" calcext:value-type="float">
            <text:p>219,0</text:p>
          </table:table-cell>
          <table:table-cell table:number-columns-repeated="985"/>
        </table:table-row>
        <table:table-row table:style-name="ro3">
          <table:covered-table-cell table:style-name="ce83"/>
          <table:table-cell table:style-name="ce323" office:value-type="date" office:date-value="2022-10-10" calcext:value-type="date">
            <text:p>10/10/2022</text:p>
          </table:table-cell>
          <table:table-cell table:style-name="ce323" office:value-type="date" office:date-value="2022-10-16" calcext:value-type="date">
            <text:p>16/10/2022</text:p>
          </table:table-cell>
          <table:table-cell table:style-name="ce58"/>
          <table:table-cell table:style-name="ce122" office:value-type="string" calcext:value-type="string">
            <text:p>CÔTES 2*6*45’’ r=descente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3]+[.P43]+[.P43]+[.L43]+[.T43]+[.X43]+[.AA43]" office:value-type="float" office:value="300" calcext:value-type="float">
            <text:p>300,0</text:p>
          </table:table-cell>
          <table:table-cell table:style-name="ce113" table:formula="of:=1.3*[.H43]*([.G43]-[.AJ43])/([.AI43]-[.AJ43])*0.64*EXP(1.92*([.G43]-[.AJ43])/([.AI43]-[.AJ43]))+[.L43]*([.K43]-[.AJ43])/([.AI43]-[.AJ43])*0.64*EXP(1.92*([.K43]-[.AJ43])/([.AI43]-[.AJ43]))+[.P43]*([.O43]-[.AJ43])/([.AI43]-[.AJ43])*0.64*EXP(1.92*([.O43]-[.AJ43])/([.AI43]-[.AJ43]))+[.T43]*([.S43]-[.AJ43])/([.AI43]-[.AJ43])*0.64*EXP(1.92*([.S43]-[.AJ43])/([.AI43]-[.AJ43]))+[.X43]*([.W43]-[.AJ43])/([.AI43]-[.AJ43])*0.64*EXP(1.92*([.W43]-[.AJ43])/([.AI43]-[.AJ43]))+[.AA43]*([.Z43]-[.AJ43])/([.AI43]-[.AJ43])*0.64*EXP(1.92*([.Z43]-[.AJ43])/([.AI43]-[.AJ43]))" office:value-type="float" office:value="362.061566159496" calcext:value-type="float">
            <text:p>362,1</text:p>
          </table:table-cell>
          <table:table-cell table:style-name="ce316" table:formula="of:=SUM([.AC40:.AC43])/4" office:value-type="float" office:value="523.361290093722" calcext:value-type="float">
            <text:p>523,4</text:p>
          </table:table-cell>
          <table:table-cell table:style-name="ce316" table:formula="of:=SUM([.AC36:.AC43])/8" office:value-type="float" office:value="578.628348002416" calcext:value-type="float">
            <text:p>578,6</text:p>
          </table:table-cell>
          <table:table-cell table:style-name="ce383" table:formula="of:=([.AC43])/[.AD43]*10" office:value-type="float" office:value="6.91800431198607" calcext:value-type="float">
            <text:p>6,92</text:p>
          </table:table-cell>
          <table:table-cell table:style-name="ce383" table:formula="of:=([.AC43])/[.AE43]*10" office:value-type="float" office:value="6.25723864738794" calcext:value-type="float">
            <text:p>6,26</text:p>
          </table:table-cell>
          <table:table-cell table:style-name="ce190" table:formula="of:=([.AD43]-([.AC43]))/7" office:value-type="float" office:value="23.0428177048894" calcext:value-type="float">
            <text:p>23,04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1" calcext:value-type="float">
            <text:p>71,0</text:p>
          </table:table-cell>
          <table:table-cell table:style-name="ce400" table:formula="of:=[.AK42]+[.F43]+[.N43]+[.N43]+[.R43]+[.V43]" office:value-type="float" office:value="1557" calcext:value-type="float">
            <text:p>1557,0</text:p>
          </table:table-cell>
          <table:table-cell table:style-name="ce404" table:formula="of:=[.AL42]+([.H43]+[.P43]+[.P43]+[.T43]+[.X43]+[.AA43])/60" office:value-type="float" office:value="224" calcext:value-type="float">
            <text:p>224,0</text:p>
          </table:table-cell>
          <table:table-cell table:number-columns-repeated="985"/>
        </table:table-row>
        <table:table-row table:style-name="ro6">
          <table:table-cell table:style-name="ce83" office:value-type="string" calcext:value-type="string" table:number-columns-spanned="1" table:number-rows-spanned="5">
            <text:p>Spécifique</text:p>
          </table:table-cell>
          <table:table-cell table:style-name="ce323" office:value-type="date" office:date-value="2022-10-17" calcext:value-type="date">
            <text:p>17/10/2022</text:p>
          </table:table-cell>
          <table:table-cell table:style-name="ce323" office:value-type="date" office:date-value="2022-10-23" calcext:value-type="date">
            <text:p>23/10/2022</text:p>
          </table:table-cell>
          <table:table-cell table:style-name="ce58"/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21" calcext:value-type="float">
            <text:p>21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30" calcext:value-type="float">
            <text:p>13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4]+[.P44]+[.P44]+[.L44]+[.T44]+[.X44]+[.AA44]" office:value-type="float" office:value="430" calcext:value-type="float">
            <text:p>430,0</text:p>
          </table:table-cell>
          <table:table-cell table:style-name="ce113" table:formula="of:=1.3*[.H44]*([.G44]-[.AJ44])/([.AI44]-[.AJ44])*0.64*EXP(1.92*([.G44]-[.AJ44])/([.AI44]-[.AJ44]))+[.L44]*([.K44]-[.AJ44])/([.AI44]-[.AJ44])*0.64*EXP(1.92*([.K44]-[.AJ44])/([.AI44]-[.AJ44]))+[.P44]*([.O44]-[.AJ44])/([.AI44]-[.AJ44])*0.64*EXP(1.92*([.O44]-[.AJ44])/([.AI44]-[.AJ44]))+[.T44]*([.S44]-[.AJ44])/([.AI44]-[.AJ44])*0.64*EXP(1.92*([.S44]-[.AJ44])/([.AI44]-[.AJ44]))+[.X44]*([.W44]-[.AJ44])/([.AI44]-[.AJ44])*0.64*EXP(1.92*([.W44]-[.AJ44])/([.AI44]-[.AJ44]))+[.AA44]*([.Z44]-[.AJ44])/([.AI44]-[.AJ44])*0.64*EXP(1.92*([.Z44]-[.AJ44])/([.AI44]-[.AJ44]))" office:value-type="float" office:value="610.979128432369" calcext:value-type="float">
            <text:p>611,0</text:p>
          </table:table-cell>
          <table:table-cell table:style-name="ce316" table:formula="of:=SUM([.AC41:.AC44])/4" office:value-type="float" office:value="583.32089381628" calcext:value-type="float">
            <text:p>583,3</text:p>
          </table:table-cell>
          <table:table-cell table:style-name="ce316" table:formula="of:=SUM([.AC37:.AC44])/8" office:value-type="float" office:value="559.303718423679" calcext:value-type="float">
            <text:p>559,3</text:p>
          </table:table-cell>
          <table:table-cell table:style-name="ce383" table:formula="of:=([.AC44])/[.AD44]*10" office:value-type="float" office:value="10.4741512760693" calcext:value-type="float">
            <text:p>10,47</text:p>
          </table:table-cell>
          <table:table-cell table:style-name="ce383" table:formula="of:=([.AC44])/[.AE44]*10" office:value-type="float" office:value="10.9239239487685" calcext:value-type="float">
            <text:p>10,92</text:p>
          </table:table-cell>
          <table:table-cell table:style-name="ce190" table:formula="of:=([.AD44]-([.AC44]))/7" office:value-type="float" office:value="-3.95117637372688" calcext:value-type="float">
            <text:p>-3,95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2" calcext:value-type="float">
            <text:p>72,0</text:p>
          </table:table-cell>
          <table:table-cell table:style-name="ce400" table:formula="of:=[.AK43]+[.F44]+[.N44]+[.N44]+[.R44]+[.V44]" office:value-type="float" office:value="1610" calcext:value-type="float">
            <text:p>1610,0</text:p>
          </table:table-cell>
          <table:table-cell table:style-name="ce404" table:formula="of:=[.AL43]+([.H44]+[.P44]+[.P44]+[.T44]+[.X44]+[.AA44])/60" office:value-type="float" office:value="231.166666666667" calcext:value-type="float">
            <text:p>231,2</text:p>
          </table:table-cell>
          <table:table-cell table:number-columns-repeated="985"/>
        </table:table-row>
        <table:table-row table:style-name="ro4">
          <table:covered-table-cell table:style-name="ce83"/>
          <table:table-cell table:style-name="ce323" office:value-type="date" office:date-value="2022-10-24" calcext:value-type="date">
            <text:p>24/10/2022</text:p>
          </table:table-cell>
          <table:table-cell table:style-name="ce323" office:value-type="date" office:date-value="2022-10-30" calcext:value-type="date">
            <text:p>30/10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21" calcext:value-type="float">
            <text:p>21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30" calcext:value-type="float">
            <text:p>13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5]+[.P45]+[.P45]+[.L45]+[.T45]+[.X45]+[.AA45]" office:value-type="float" office:value="490" calcext:value-type="float">
            <text:p>490,0</text:p>
          </table:table-cell>
          <table:table-cell table:style-name="ce113" table:formula="of:=1.3*[.H45]*([.G45]-[.AJ45])/([.AI45]-[.AJ45])*0.64*EXP(1.92*([.G45]-[.AJ45])/([.AI45]-[.AJ45]))+[.L45]*([.K45]-[.AJ45])/([.AI45]-[.AJ45])*0.64*EXP(1.92*([.K45]-[.AJ45])/([.AI45]-[.AJ45]))+[.P45]*([.O45]-[.AJ45])/([.AI45]-[.AJ45])*0.64*EXP(1.92*([.O45]-[.AJ45])/([.AI45]-[.AJ45]))+[.T45]*([.S45]-[.AJ45])/([.AI45]-[.AJ45])*0.64*EXP(1.92*([.S45]-[.AJ45])/([.AI45]-[.AJ45]))+[.X45]*([.W45]-[.AJ45])/([.AI45]-[.AJ45])*0.64*EXP(1.92*([.W45]-[.AJ45])/([.AI45]-[.AJ45]))+[.AA45]*([.Z45]-[.AJ45])/([.AI45]-[.AJ45])*0.64*EXP(1.92*([.Z45]-[.AJ45])/([.AI45]-[.AJ45]))" office:value-type="float" office:value="757.431372063427" calcext:value-type="float">
            <text:p>757,4</text:p>
          </table:table-cell>
          <table:table-cell table:style-name="ce316" table:formula="of:=SUM([.AC42:.AC45])/4" office:value-type="float" office:value="621.254322504527" calcext:value-type="float">
            <text:p>621,3</text:p>
          </table:table-cell>
          <table:table-cell table:style-name="ce316" table:formula="of:=SUM([.AC38:.AC45])/8" office:value-type="float" office:value="606.476801124692" calcext:value-type="float">
            <text:p>606,5</text:p>
          </table:table-cell>
          <table:table-cell table:style-name="ce383" table:formula="of:=([.AC45])/[.AD45]*10" office:value-type="float" office:value="12.1919694499656" calcext:value-type="float">
            <text:p>12,19</text:p>
          </table:table-cell>
          <table:table-cell table:style-name="ce383" table:formula="of:=([.AC45])/[.AE45]*10" office:value-type="float" office:value="12.4890411415374" calcext:value-type="float">
            <text:p>12,49</text:p>
          </table:table-cell>
          <table:table-cell table:style-name="ce190" table:formula="of:=([.AD45]-([.AC45]))/7" office:value-type="float" office:value="-19.4538642227" calcext:value-type="float">
            <text:p>-19,45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3" calcext:value-type="float">
            <text:p>73,0</text:p>
          </table:table-cell>
          <table:table-cell table:style-name="ce400" table:formula="of:=[.AK44]+[.F45]+[.N45]+[.N45]+[.R45]+[.V45]" office:value-type="float" office:value="1663" calcext:value-type="float">
            <text:p>1663,0</text:p>
          </table:table-cell>
          <table:table-cell table:style-name="ce404" table:formula="of:=[.AL44]+([.H45]+[.P45]+[.P45]+[.T45]+[.X45]+[.AA45])/60" office:value-type="float" office:value="238.333333333333" calcext:value-type="float">
            <text:p>238,3</text:p>
          </table:table-cell>
          <table:table-cell table:number-columns-repeated="985"/>
        </table:table-row>
        <table:table-row table:style-name="ro6">
          <table:covered-table-cell table:style-name="ce83"/>
          <table:table-cell table:style-name="ce323" office:value-type="date" office:date-value="2022-10-31" calcext:value-type="date">
            <text:p>31/10/2022</text:p>
          </table:table-cell>
          <table:table-cell table:style-name="ce323" office:value-type="date" office:date-value="2022-11-06" calcext:value-type="date">
            <text:p>06/11/2022</text:p>
          </table:table-cell>
          <table:table-cell table:style-name="ce58"/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6]+[.P46]+[.P46]+[.L46]+[.T46]+[.X46]+[.AA46]" office:value-type="float" office:value="300" calcext:value-type="float">
            <text:p>300,0</text:p>
          </table:table-cell>
          <table:table-cell table:style-name="ce113" table:formula="of:=1.3*[.H46]*([.G46]-[.AJ46])/([.AI46]-[.AJ46])*0.64*EXP(1.92*([.G46]-[.AJ46])/([.AI46]-[.AJ46]))+[.L46]*([.K46]-[.AJ46])/([.AI46]-[.AJ46])*0.64*EXP(1.92*([.K46]-[.AJ46])/([.AI46]-[.AJ46]))+[.P46]*([.O46]-[.AJ46])/([.AI46]-[.AJ46])*0.64*EXP(1.92*([.O46]-[.AJ46])/([.AI46]-[.AJ46]))+[.T46]*([.S46]-[.AJ46])/([.AI46]-[.AJ46])*0.64*EXP(1.92*([.S46]-[.AJ46])/([.AI46]-[.AJ46]))+[.X46]*([.W46]-[.AJ46])/([.AI46]-[.AJ46])*0.64*EXP(1.92*([.W46]-[.AJ46])/([.AI46]-[.AJ46]))+[.AA46]*([.Z46]-[.AJ46])/([.AI46]-[.AJ46])*0.64*EXP(1.92*([.Z46]-[.AJ46])/([.AI46]-[.AJ46]))" office:value-type="float" office:value="352.806848736323" calcext:value-type="float">
            <text:p>352,8</text:p>
          </table:table-cell>
          <table:table-cell table:style-name="ce316" table:formula="of:=SUM([.AC43:.AC46])/4" office:value-type="float" office:value="520.819728847904" calcext:value-type="float">
            <text:p>520,8</text:p>
          </table:table-cell>
          <table:table-cell table:style-name="ce316" table:formula="of:=SUM([.AC39:.AC46])/8" office:value-type="float" office:value="573.143960073947" calcext:value-type="float">
            <text:p>573,1</text:p>
          </table:table-cell>
          <table:table-cell table:style-name="ce383" table:formula="of:=([.AC46])/[.AD46]*10" office:value-type="float" office:value="6.77406843855091" calcext:value-type="float">
            <text:p>6,77</text:p>
          </table:table-cell>
          <table:table-cell table:style-name="ce383" table:formula="of:=([.AC46])/[.AE46]*10" office:value-type="float" office:value="6.15564104855617" calcext:value-type="float">
            <text:p>6,16</text:p>
          </table:table-cell>
          <table:table-cell table:style-name="ce190" table:formula="of:=([.AD46]-([.AC46]))/7" office:value-type="float" office:value="24.0018400159401" calcext:value-type="float">
            <text:p>24,00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4" calcext:value-type="float">
            <text:p>74,0</text:p>
          </table:table-cell>
          <table:table-cell table:style-name="ce400" table:formula="of:=[.AK45]+[.F46]+[.N46]+[.N46]+[.R46]+[.V46]" office:value-type="float" office:value="1695" calcext:value-type="float">
            <text:p>1695,0</text:p>
          </table:table-cell>
          <table:table-cell table:style-name="ce404" table:formula="of:=[.AL45]+([.H46]+[.P46]+[.P46]+[.T46]+[.X46]+[.AA46])/60" office:value-type="float" office:value="243.333333333333" calcext:value-type="float">
            <text:p>243,3</text:p>
          </table:table-cell>
          <table:table-cell table:number-columns-repeated="985"/>
        </table:table-row>
        <table:table-row table:style-name="ro4">
          <table:covered-table-cell table:style-name="ce83"/>
          <table:table-cell table:style-name="ce323" office:value-type="date" office:date-value="2022-11-07" calcext:value-type="date">
            <text:p>07/11/2022</text:p>
          </table:table-cell>
          <table:table-cell table:style-name="ce323" office:value-type="date" office:date-value="2022-11-13" calcext:value-type="date">
            <text:p>13/11/2022</text:p>
          </table:table-cell>
          <table:table-cell table:style-name="ce58"/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6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21" calcext:value-type="float">
            <text:p>21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30" calcext:value-type="float">
            <text:p>13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7]+[.P47]+[.P47]+[.L47]+[.T47]+[.X47]+[.AA47]" office:value-type="float" office:value="430" calcext:value-type="float">
            <text:p>430,0</text:p>
          </table:table-cell>
          <table:table-cell table:style-name="ce113" table:formula="of:=1.3*[.H47]*([.G47]-[.AJ47])/([.AI47]-[.AJ47])*0.64*EXP(1.92*([.G47]-[.AJ47])/([.AI47]-[.AJ47]))+[.L47]*([.K47]-[.AJ47])/([.AI47]-[.AJ47])*0.64*EXP(1.92*([.K47]-[.AJ47])/([.AI47]-[.AJ47]))+[.P47]*([.O47]-[.AJ47])/([.AI47]-[.AJ47])*0.64*EXP(1.92*([.O47]-[.AJ47])/([.AI47]-[.AJ47]))+[.T47]*([.S47]-[.AJ47])/([.AI47]-[.AJ47])*0.64*EXP(1.92*([.S47]-[.AJ47])/([.AI47]-[.AJ47]))+[.X47]*([.W47]-[.AJ47])/([.AI47]-[.AJ47])*0.64*EXP(1.92*([.W47]-[.AJ47])/([.AI47]-[.AJ47]))+[.AA47]*([.Z47]-[.AJ47])/([.AI47]-[.AJ47])*0.64*EXP(1.92*([.Z47]-[.AJ47])/([.AI47]-[.AJ47]))" office:value-type="float" office:value="596.111017169117" calcext:value-type="float">
            <text:p>596,1</text:p>
          </table:table-cell>
          <table:table-cell table:style-name="ce316" table:formula="of:=SUM([.AC44:.AC47])/4" office:value-type="float" office:value="579.332091600309" calcext:value-type="float">
            <text:p>579,3</text:p>
          </table:table-cell>
          <table:table-cell table:style-name="ce316" table:formula="of:=SUM([.AC40:.AC47])/8" office:value-type="float" office:value="551.346690847015" calcext:value-type="float">
            <text:p>551,3</text:p>
          </table:table-cell>
          <table:table-cell table:style-name="ce383" table:formula="of:=([.AC47])/[.AD47]*10" office:value-type="float" office:value="10.2896253429093" calcext:value-type="float">
            <text:p>10,29</text:p>
          </table:table-cell>
          <table:table-cell table:style-name="ce383" table:formula="of:=([.AC47])/[.AE47]*10" office:value-type="float" office:value="10.811908859983" calcext:value-type="float">
            <text:p>10,81</text:p>
          </table:table-cell>
          <table:table-cell table:style-name="ce190" table:formula="of:=([.AD47]-([.AC47]))/7" office:value-type="float" office:value="-2.39698936697263" calcext:value-type="float">
            <text:p>-2,40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5" calcext:value-type="float">
            <text:p>75,0</text:p>
          </table:table-cell>
          <table:table-cell table:style-name="ce400" table:formula="of:=[.AK46]+[.F47]+[.N47]+[.N47]+[.R47]+[.V47]" office:value-type="float" office:value="1748" calcext:value-type="float">
            <text:p>1748,0</text:p>
          </table:table-cell>
          <table:table-cell table:style-name="ce404" table:formula="of:=[.AL46]+([.H47]+[.P47]+[.P47]+[.T47]+[.X47]+[.AA47])/60" office:value-type="float" office:value="250.5" calcext:value-type="float">
            <text:p>250,5</text:p>
          </table:table-cell>
          <table:table-cell table:number-columns-repeated="985"/>
        </table:table-row>
        <table:table-row table:style-name="ro4">
          <table:covered-table-cell table:style-name="ce83"/>
          <table:table-cell table:style-name="ce323" office:value-type="date" office:date-value="2022-11-14" calcext:value-type="date">
            <text:p>14/11/2022</text:p>
          </table:table-cell>
          <table:table-cell table:style-name="ce323" office:value-type="date" office:date-value="2022-11-20" calcext:value-type="date">
            <text:p>20/11/2022</text:p>
          </table:table-cell>
          <table:table-cell table:style-name="ce306" office:value-type="string" calcext:value-type="string">
            <text:p>Week end choc</text:p>
          </table:table-cell>
          <table:table-cell table:style-name="ce122" office:value-type="string" calcext:value-type="string">
            <text:p>10 avec 2*15’ all2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22" office:value-type="string" calcext:value-type="string">
            <text:p>30’ + 3*14’ à 80 % r=2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71" office:value-type="string" calcext:value-type="string">
            <text:p>Séance longue </text:p>
          </table:table-cell>
          <table:table-cell table:style-name="ce171" office:value-type="float" office:value="21" calcext:value-type="float">
            <text:p>21,0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130" calcext:value-type="float">
            <text:p>13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8]+[.P48]+[.P48]+[.L48]+[.T48]+[.X48]+[.AA48]" office:value-type="float" office:value="490" calcext:value-type="float">
            <text:p>490,0</text:p>
          </table:table-cell>
          <table:table-cell table:style-name="ce113" table:formula="of:=1.3*[.H48]*([.G48]-[.AJ48])/([.AI48]-[.AJ48])*0.64*EXP(1.92*([.G48]-[.AJ48])/([.AI48]-[.AJ48]))+[.L48]*([.K48]-[.AJ48])/([.AI48]-[.AJ48])*0.64*EXP(1.92*([.K48]-[.AJ48])/([.AI48]-[.AJ48]))+[.P48]*([.O48]-[.AJ48])/([.AI48]-[.AJ48])*0.64*EXP(1.92*([.O48]-[.AJ48])/([.AI48]-[.AJ48]))+[.T48]*([.S48]-[.AJ48])/([.AI48]-[.AJ48])*0.64*EXP(1.92*([.S48]-[.AJ48])/([.AI48]-[.AJ48]))+[.X48]*([.W48]-[.AJ48])/([.AI48]-[.AJ48])*0.64*EXP(1.92*([.W48]-[.AJ48])/([.AI48]-[.AJ48]))+[.AA48]*([.Z48]-[.AJ48])/([.AI48]-[.AJ48])*0.64*EXP(1.92*([.Z48]-[.AJ48])/([.AI48]-[.AJ48]))" office:value-type="float" office:value="740.217259527672" calcext:value-type="float">
            <text:p>740,2</text:p>
          </table:table-cell>
          <table:table-cell table:style-name="ce316" table:formula="of:=SUM([.AC45:.AC48])/4" office:value-type="float" office:value="611.641624374135" calcext:value-type="float">
            <text:p>611,6</text:p>
          </table:table-cell>
          <table:table-cell table:style-name="ce316" table:formula="of:=SUM([.AC41:.AC48])/8" office:value-type="float" office:value="597.481259095208" calcext:value-type="float">
            <text:p>597,5</text:p>
          </table:table-cell>
          <table:table-cell table:style-name="ce383" table:formula="of:=([.AC48])/[.AD48]*10" office:value-type="float" office:value="12.1021400445907" calcext:value-type="float">
            <text:p>12,10</text:p>
          </table:table-cell>
          <table:table-cell table:style-name="ce383" table:formula="of:=([.AC48])/[.AE48]*10" office:value-type="float" office:value="12.3889619675873" calcext:value-type="float">
            <text:p>12,39</text:p>
          </table:table-cell>
          <table:table-cell table:style-name="ce190" table:formula="of:=([.AD48]-([.AC48]))/7" office:value-type="float" office:value="-18.3679478790767" calcext:value-type="float">
            <text:p>-18,37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6" calcext:value-type="float">
            <text:p>76,0</text:p>
          </table:table-cell>
          <table:table-cell table:style-name="ce400" table:formula="of:=[.AK47]+[.F48]+[.N48]+[.N48]+[.R48]+[.V48]" office:value-type="float" office:value="1801" calcext:value-type="float">
            <text:p>1801,0</text:p>
          </table:table-cell>
          <table:table-cell table:style-name="ce404" table:formula="of:=[.AL47]+([.H48]+[.P48]+[.P48]+[.T48]+[.X48]+[.AA48])/60" office:value-type="float" office:value="257.666666666667" calcext:value-type="float">
            <text:p>257,7</text:p>
          </table:table-cell>
          <table:table-cell table:number-columns-repeated="985"/>
        </table:table-row>
        <table:table-row table:style-name="ro6">
          <table:table-cell table:style-name="ce83" office:value-type="string" calcext:value-type="string" table:number-columns-spanned="1" table:number-rows-spanned="2">
            <text:p>Affûtage</text:p>
          </table:table-cell>
          <table:table-cell table:style-name="ce323" office:value-type="date" office:date-value="2022-11-21" calcext:value-type="date">
            <text:p>21/11/2022</text:p>
          </table:table-cell>
          <table:table-cell table:style-name="ce323" office:value-type="date" office:date-value="2022-11-27" calcext:value-type="date">
            <text:p>27/11/2022</text:p>
          </table:table-cell>
          <table:table-cell table:style-name="ce58"/>
          <table:table-cell table:style-name="ce122" office:value-type="string" calcext:value-type="string">
            <text:p>2*8*30/30 r=3’</text:p>
          </table:table-cell>
          <table:table-cell table:style-name="ce122" office:value-type="float" office:value="12" calcext:value-type="float">
            <text:p>12,0</text:p>
          </table:table-cell>
          <table:table-cell table:style-name="ce122" office:value-type="float" office:value="170" calcext:value-type="float">
            <text:p>170,0</text:p>
          </table:table-cell>
          <table:table-cell table:style-name="ce122" office:value-type="float" office:value="60" calcext:value-type="float">
            <text:p>60,0</text:p>
          </table:table-cell>
          <table:table-cell table:style-name="ce154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54" table:number-columns-repeated="8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49]+[.P49]+[.P49]+[.L49]+[.T49]+[.X49]+[.AA49]" office:value-type="float" office:value="300" calcext:value-type="float">
            <text:p>300,0</text:p>
          </table:table-cell>
          <table:table-cell table:style-name="ce113" table:formula="of:=1.3*[.H49]*([.G49]-[.AJ49])/([.AI49]-[.AJ49])*0.64*EXP(1.92*([.G49]-[.AJ49])/([.AI49]-[.AJ49]))+[.L49]*([.K49]-[.AJ49])/([.AI49]-[.AJ49])*0.64*EXP(1.92*([.K49]-[.AJ49])/([.AI49]-[.AJ49]))+[.P49]*([.O49]-[.AJ49])/([.AI49]-[.AJ49])*0.64*EXP(1.92*([.O49]-[.AJ49])/([.AI49]-[.AJ49]))+[.T49]*([.S49]-[.AJ49])/([.AI49]-[.AJ49])*0.64*EXP(1.92*([.S49]-[.AJ49])/([.AI49]-[.AJ49]))+[.X49]*([.W49]-[.AJ49])/([.AI49]-[.AJ49])*0.64*EXP(1.92*([.W49]-[.AJ49])/([.AI49]-[.AJ49]))+[.AA49]*([.Z49]-[.AJ49])/([.AI49]-[.AJ49])*0.64*EXP(1.92*([.Z49]-[.AJ49])/([.AI49]-[.AJ49]))" office:value-type="float" office:value="343.374363318288" calcext:value-type="float">
            <text:p>343,4</text:p>
          </table:table-cell>
          <table:table-cell table:style-name="ce316" table:formula="of:=SUM([.AC46:.AC49])/4" office:value-type="float" office:value="508.12737218785" calcext:value-type="float">
            <text:p>508,1</text:p>
          </table:table-cell>
          <table:table-cell table:style-name="ce316" table:formula="of:=SUM([.AC42:.AC49])/8" office:value-type="float" office:value="564.690847346189" calcext:value-type="float">
            <text:p>564,7</text:p>
          </table:table-cell>
          <table:table-cell table:style-name="ce383" table:formula="of:=([.AC49])/[.AD49]*10" office:value-type="float" office:value="6.75764349871208" calcext:value-type="float">
            <text:p>6,76</text:p>
          </table:table-cell>
          <table:table-cell table:style-name="ce383" table:formula="of:=([.AC49])/[.AE49]*10" office:value-type="float" office:value="6.08074958062458" calcext:value-type="float">
            <text:p>6,08</text:p>
          </table:table-cell>
          <table:table-cell table:style-name="ce190" table:formula="of:=([.AD49]-([.AC49]))/7" office:value-type="float" office:value="23.5361441242232" calcext:value-type="float">
            <text:p>23,54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7" calcext:value-type="float">
            <text:p>77,0</text:p>
          </table:table-cell>
          <table:table-cell table:style-name="ce400" table:formula="of:=[.AK48]+[.F49]+[.N49]+[.N49]+[.R49]+[.V49]" office:value-type="float" office:value="1833" calcext:value-type="float">
            <text:p>1833,0</text:p>
          </table:table-cell>
          <table:table-cell table:style-name="ce404" table:formula="of:=[.AL48]+([.H49]+[.P49]+[.P49]+[.T49]+[.X49]+[.AA49])/60" office:value-type="float" office:value="262.666666666667" calcext:value-type="float">
            <text:p>262,7</text:p>
          </table:table-cell>
          <table:table-cell table:number-columns-repeated="985"/>
        </table:table-row>
        <table:table-row table:style-name="ro6">
          <table:covered-table-cell table:style-name="ce83"/>
          <table:table-cell table:style-name="ce323" office:value-type="date" office:date-value="2022-11-28" calcext:value-type="date">
            <text:p>28/11/2022</text:p>
          </table:table-cell>
          <table:table-cell table:style-name="ce323" office:value-type="date" office:date-value="2022-12-04" calcext:value-type="date">
            <text:p>04/12/2022</text:p>
          </table:table-cell>
          <table:table-cell table:style-name="ce87" office:value-type="string" calcext:value-type="string">
            <text:p>Grosse course</text:p>
          </table:table-cell>
          <table:table-cell table:style-name="ce146" table:number-columns-repeated="4"/>
          <table:table-cell table:style-name="ce145" office:value-type="string" calcext:value-type="string">
            <text:p>Footing</text:p>
          </table:table-cell>
          <table:table-cell table:style-name="ce145" office:value-type="float" office:value="7" calcext:value-type="float">
            <text:p>7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40" calcext:value-type="float">
            <text:p>40,0</text:p>
          </table:table-cell>
          <table:table-cell table:style-name="ce145" office:value-type="string" calcext:value-type="string">
            <text:p>Footing</text:p>
          </table:table-cell>
          <table:table-cell table:style-name="ce145" office:value-type="float" office:value="10" calcext:value-type="float">
            <text:p>10,0</text:p>
          </table:table-cell>
          <table:table-cell table:style-name="ce145" office:value-type="float" office:value="160" calcext:value-type="float">
            <text:p>160,0</text:p>
          </table:table-cell>
          <table:table-cell table:style-name="ce145" office:value-type="float" office:value="60" calcext:value-type="float">
            <text:p>60,0</text:p>
          </table:table-cell>
          <table:table-cell table:style-name="ce161" office:value-type="string" calcext:value-type="string">
            <text:p>Grosse course</text:p>
          </table:table-cell>
          <table:table-cell table:style-name="ce161" office:value-type="float" office:value="42" calcext:value-type="float">
            <text:p>42,0</text:p>
          </table:table-cell>
          <table:table-cell table:style-name="ce161" office:value-type="float" office:value="140" calcext:value-type="float">
            <text:p>140,0</text:p>
          </table:table-cell>
          <table:table-cell table:style-name="ce161" office:value-type="float" office:value="180" calcext:value-type="float">
            <text:p>180,0</text:p>
          </table:table-cell>
          <table:table-cell table:style-name="ce154" table:number-columns-repeated="4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50]+[.P50]+[.P50]+[.L50]+[.T50]+[.X50]+[.AA50]" office:value-type="float" office:value="460" calcext:value-type="float">
            <text:p>460,0</text:p>
          </table:table-cell>
          <table:table-cell table:style-name="ce113" table:formula="of:=1.3*[.H50]*([.G50]-[.AJ50])/([.AI50]-[.AJ50])*0.64*EXP(1.92*([.G50]-[.AJ50])/([.AI50]-[.AJ50]))+[.L50]*([.K50]-[.AJ50])/([.AI50]-[.AJ50])*0.64*EXP(1.92*([.K50]-[.AJ50])/([.AI50]-[.AJ50]))+[.P50]*([.O50]-[.AJ50])/([.AI50]-[.AJ50])*0.64*EXP(1.92*([.O50]-[.AJ50])/([.AI50]-[.AJ50]))+[.T50]*([.S50]-[.AJ50])/([.AI50]-[.AJ50])*0.64*EXP(1.92*([.S50]-[.AJ50])/([.AI50]-[.AJ50]))+[.X50]*([.W50]-[.AJ50])/([.AI50]-[.AJ50])*0.64*EXP(1.92*([.W50]-[.AJ50])/([.AI50]-[.AJ50]))+[.AA50]*([.Z50]-[.AJ50])/([.AI50]-[.AJ50])*0.64*EXP(1.92*([.Z50]-[.AJ50])/([.AI50]-[.AJ50]))" office:value-type="float" office:value="402.00371080187" calcext:value-type="float">
            <text:p>402,0</text:p>
          </table:table-cell>
          <table:table-cell table:style-name="ce316" table:formula="of:=SUM([.AC47:.AC50])/4" office:value-type="float" office:value="520.426587704237" calcext:value-type="float">
            <text:p>520,4</text:p>
          </table:table-cell>
          <table:table-cell table:style-name="ce316" table:formula="of:=SUM([.AC43:.AC50])/8" office:value-type="float" office:value="520.62315827607" calcext:value-type="float">
            <text:p>520,6</text:p>
          </table:table-cell>
          <table:table-cell table:style-name="ce383" table:formula="of:=([.AC50])/[.AD50]*10" office:value-type="float" office:value="7.72450371098896" calcext:value-type="float">
            <text:p>7,72</text:p>
          </table:table-cell>
          <table:table-cell table:style-name="ce383" table:formula="of:=([.AC50])/[.AE50]*10" office:value-type="float" office:value="7.7215871866518" calcext:value-type="float">
            <text:p>7,72</text:p>
          </table:table-cell>
          <table:table-cell table:style-name="ce190" table:formula="of:=([.AD50]-([.AC50]))/7" office:value-type="float" office:value="16.9175538431953" calcext:value-type="float">
            <text:p>16,92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8" calcext:value-type="float">
            <text:p>78,0</text:p>
          </table:table-cell>
          <table:table-cell table:style-name="ce400" table:formula="of:=[.AK49]+[.F50]+[.N50]+[.N50]+[.R50]+[.V50]" office:value-type="float" office:value="1895" calcext:value-type="float">
            <text:p>1895,0</text:p>
          </table:table-cell>
          <table:table-cell table:style-name="ce404" table:formula="of:=[.AL49]+([.H50]+[.P50]+[.P50]+[.T50]+[.X50]+[.AA50])/60" office:value-type="float" office:value="269.666666666667" calcext:value-type="float">
            <text:p>269,7</text:p>
          </table:table-cell>
          <table:table-cell table:number-columns-repeated="985"/>
        </table:table-row>
        <table:table-row table:style-name="ro1">
          <table:table-cell table:style-name="ce83"/>
          <table:table-cell table:style-name="ce323" office:value-type="date" office:date-value="2022-12-05" calcext:value-type="date">
            <text:p>05/12/2022</text:p>
          </table:table-cell>
          <table:table-cell table:style-name="ce323" office:value-type="date" office:date-value="2022-12-11" calcext:value-type="date">
            <text:p>11/12/2022</text:p>
          </table:table-cell>
          <table:table-cell table:style-name="ce58"/>
          <table:table-cell table:style-name="ce146"/>
          <table:table-cell table:style-name="ce154" table:number-columns-repeated="19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51]+[.P51]+[.P51]+[.L51]+[.T51]+[.X51]+[.AA51]" office:value-type="float" office:value="120" calcext:value-type="float">
            <text:p>120,0</text:p>
          </table:table-cell>
          <table:table-cell table:style-name="ce113" table:formula="of:=1.3*[.H51]*([.G51]-[.AJ51])/([.AI51]-[.AJ51])*0.64*EXP(1.92*([.G51]-[.AJ51])/([.AI51]-[.AJ51]))+[.L51]*([.K51]-[.AJ51])/([.AI51]-[.AJ51])*0.64*EXP(1.92*([.K51]-[.AJ51])/([.AI51]-[.AJ51]))+[.P51]*([.O51]-[.AJ51])/([.AI51]-[.AJ51])*0.64*EXP(1.92*([.O51]-[.AJ51])/([.AI51]-[.AJ51]))+[.T51]*([.S51]-[.AJ51])/([.AI51]-[.AJ51])*0.64*EXP(1.92*([.S51]-[.AJ51])/([.AI51]-[.AJ51]))+[.X51]*([.W51]-[.AJ51])/([.AI51]-[.AJ51])*0.64*EXP(1.92*([.W51]-[.AJ51])/([.AI51]-[.AJ51]))+[.AA51]*([.Z51]-[.AJ51])/([.AI51]-[.AJ51])*0.64*EXP(1.92*([.Z51]-[.AJ51])/([.AI51]-[.AJ51]))" office:value-type="float" office:value="35.9252796004922" calcext:value-type="float">
            <text:p>35,9</text:p>
          </table:table-cell>
          <table:table-cell table:style-name="ce316" table:formula="of:=SUM([.AC48:.AC51])/4" office:value-type="float" office:value="380.38015331208" calcext:value-type="float">
            <text:p>380,4</text:p>
          </table:table-cell>
          <table:table-cell table:style-name="ce316" table:formula="of:=SUM([.AC44:.AC51])/8" office:value-type="float" office:value="479.856122456195" calcext:value-type="float">
            <text:p>479,9</text:p>
          </table:table-cell>
          <table:table-cell table:style-name="ce383" table:formula="of:=([.AC51])/[.AD51]*10" office:value-type="float" office:value="0.94445725644938" calcext:value-type="float">
            <text:p>0,94</text:p>
          </table:table-cell>
          <table:table-cell table:style-name="ce383" table:formula="of:=([.AC51])/[.AE51]*10" office:value-type="float" office:value="0.748667734332633" calcext:value-type="float">
            <text:p>0,75</text:p>
          </table:table-cell>
          <table:table-cell table:style-name="ce190" table:formula="of:=([.AD51]-([.AC51]))/7" office:value-type="float" office:value="49.2078391016555" calcext:value-type="float">
            <text:p>49,21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79" calcext:value-type="float">
            <text:p>79,0</text:p>
          </table:table-cell>
          <table:table-cell table:style-name="ce400" table:formula="of:=[.AK50]+[.F51]+[.N51]+[.N51]+[.R51]+[.V51]" office:value-type="float" office:value="1895" calcext:value-type="float">
            <text:p>1895,0</text:p>
          </table:table-cell>
          <table:table-cell table:style-name="ce404" table:formula="of:=[.AL50]+([.H51]+[.P51]+[.P51]+[.T51]+[.X51]+[.AA51])/60" office:value-type="float" office:value="271.666666666667" calcext:value-type="float">
            <text:p>271,7</text:p>
          </table:table-cell>
          <table:table-cell table:number-columns-repeated="985"/>
        </table:table-row>
        <table:table-row table:style-name="ro1">
          <table:table-cell table:style-name="ce83"/>
          <table:table-cell table:style-name="ce323" office:value-type="date" office:date-value="2022-12-12" calcext:value-type="date">
            <text:p>12/12/2022</text:p>
          </table:table-cell>
          <table:table-cell table:style-name="ce323" office:value-type="date" office:date-value="2022-12-18" calcext:value-type="date">
            <text:p>18/12/2022</text:p>
          </table:table-cell>
          <table:table-cell table:style-name="ce58"/>
          <table:table-cell table:style-name="ce146"/>
          <table:table-cell table:style-name="ce154" table:number-columns-repeated="19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52]+[.P52]+[.P52]+[.L52]+[.T52]+[.X52]+[.AA52]" office:value-type="float" office:value="120" calcext:value-type="float">
            <text:p>120,0</text:p>
          </table:table-cell>
          <table:table-cell table:style-name="ce113" table:formula="of:=1.3*[.H52]*([.G52]-[.AJ52])/([.AI52]-[.AJ52])*0.64*EXP(1.92*([.G52]-[.AJ52])/([.AI52]-[.AJ52]))+[.L52]*([.K52]-[.AJ52])/([.AI52]-[.AJ52])*0.64*EXP(1.92*([.K52]-[.AJ52])/([.AI52]-[.AJ52]))+[.P52]*([.O52]-[.AJ52])/([.AI52]-[.AJ52])*0.64*EXP(1.92*([.O52]-[.AJ52])/([.AI52]-[.AJ52]))+[.T52]*([.S52]-[.AJ52])/([.AI52]-[.AJ52])*0.64*EXP(1.92*([.S52]-[.AJ52])/([.AI52]-[.AJ52]))+[.X52]*([.W52]-[.AJ52])/([.AI52]-[.AJ52])*0.64*EXP(1.92*([.W52]-[.AJ52])/([.AI52]-[.AJ52]))+[.AA52]*([.Z52]-[.AJ52])/([.AI52]-[.AJ52])*0.64*EXP(1.92*([.Z52]-[.AJ52])/([.AI52]-[.AJ52]))" office:value-type="float" office:value="34.6433360225386" calcext:value-type="float">
            <text:p>34,6</text:p>
          </table:table-cell>
          <table:table-cell table:style-name="ce316" table:formula="of:=SUM([.AC49:.AC52])/4" office:value-type="float" office:value="203.986672435797" calcext:value-type="float">
            <text:p>204,0</text:p>
          </table:table-cell>
          <table:table-cell table:style-name="ce316" table:formula="of:=SUM([.AC45:.AC52])/8" office:value-type="float" office:value="407.814148404966" calcext:value-type="float">
            <text:p>407,8</text:p>
          </table:table-cell>
          <table:table-cell table:style-name="ce383" table:formula="of:=([.AC52])/[.AD52]*10" office:value-type="float" office:value="1.69831369906984" calcext:value-type="float">
            <text:p>1,70</text:p>
          </table:table-cell>
          <table:table-cell table:style-name="ce383" table:formula="of:=([.AC52])/[.AE52]*10" office:value-type="float" office:value="0.849488330849601" calcext:value-type="float">
            <text:p>0,85</text:p>
          </table:table-cell>
          <table:table-cell table:style-name="ce190" table:formula="of:=([.AD52]-([.AC52]))/7" office:value-type="float" office:value="24.1919052018941" calcext:value-type="float">
            <text:p>24,19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80" calcext:value-type="float">
            <text:p>80,0</text:p>
          </table:table-cell>
          <table:table-cell table:style-name="ce400" table:formula="of:=[.AK51]+[.F52]+[.N52]+[.N52]+[.R52]+[.V52]" office:value-type="float" office:value="1895" calcext:value-type="float">
            <text:p>1895,0</text:p>
          </table:table-cell>
          <table:table-cell table:style-name="ce404" table:formula="of:=[.AL51]+([.H52]+[.P52]+[.P52]+[.T52]+[.X52]+[.AA52])/60" office:value-type="float" office:value="273.666666666667" calcext:value-type="float">
            <text:p>273,7</text:p>
          </table:table-cell>
          <table:table-cell table:number-columns-repeated="985"/>
        </table:table-row>
        <table:table-row table:style-name="ro1">
          <table:table-cell table:style-name="ce83"/>
          <table:table-cell table:style-name="ce323" office:value-type="date" office:date-value="2022-12-19" calcext:value-type="date">
            <text:p>19/12/2022</text:p>
          </table:table-cell>
          <table:table-cell table:style-name="ce323" office:value-type="date" office:date-value="2022-12-25" calcext:value-type="date">
            <text:p>25/12/2022</text:p>
          </table:table-cell>
          <table:table-cell table:style-name="ce58"/>
          <table:table-cell table:style-name="ce146"/>
          <table:table-cell table:style-name="ce154" table:number-columns-repeated="19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53]+[.P53]+[.P53]+[.L53]+[.T53]+[.X53]+[.AA53]" office:value-type="float" office:value="120" calcext:value-type="float">
            <text:p>120,0</text:p>
          </table:table-cell>
          <table:table-cell table:style-name="ce113" table:formula="of:=1.3*[.H53]*([.G53]-[.AJ53])/([.AI53]-[.AJ53])*0.64*EXP(1.92*([.G53]-[.AJ53])/([.AI53]-[.AJ53]))+[.L53]*([.K53]-[.AJ53])/([.AI53]-[.AJ53])*0.64*EXP(1.92*([.K53]-[.AJ53])/([.AI53]-[.AJ53]))+[.P53]*([.O53]-[.AJ53])/([.AI53]-[.AJ53])*0.64*EXP(1.92*([.O53]-[.AJ53])/([.AI53]-[.AJ53]))+[.T53]*([.S53]-[.AJ53])/([.AI53]-[.AJ53])*0.64*EXP(1.92*([.S53]-[.AJ53])/([.AI53]-[.AJ53]))+[.X53]*([.W53]-[.AJ53])/([.AI53]-[.AJ53])*0.64*EXP(1.92*([.W53]-[.AJ53])/([.AI53]-[.AJ53]))+[.AA53]*([.Z53]-[.AJ53])/([.AI53]-[.AJ53])*0.64*EXP(1.92*([.Z53]-[.AJ53])/([.AI53]-[.AJ53]))" office:value-type="float" office:value="33.3651672435981" calcext:value-type="float">
            <text:p>33,4</text:p>
          </table:table-cell>
          <table:table-cell table:style-name="ce316" table:formula="of:=SUM([.AC50:.AC53])/4" office:value-type="float" office:value="126.484373417125" calcext:value-type="float">
            <text:p>126,5</text:p>
          </table:table-cell>
          <table:table-cell table:style-name="ce316" table:formula="of:=SUM([.AC46:.AC53])/8" office:value-type="float" office:value="317.305872802487" calcext:value-type="float">
            <text:p>317,3</text:p>
          </table:table-cell>
          <table:table-cell table:style-name="ce383" table:formula="of:=([.AC53])/[.AD53]*10" office:value-type="float" office:value="2.63788848710705" calcext:value-type="float">
            <text:p>2,64</text:p>
          </table:table-cell>
          <table:table-cell table:style-name="ce383" table:formula="of:=([.AC53])/[.AE53]*10" office:value-type="float" office:value="1.05151433060197" calcext:value-type="float">
            <text:p>1,05</text:p>
          </table:table-cell>
          <table:table-cell table:style-name="ce190" table:formula="of:=([.AD53]-([.AC53]))/7" office:value-type="float" office:value="13.3027437390752" calcext:value-type="float">
            <text:p>13,30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81" calcext:value-type="float">
            <text:p>81,0</text:p>
          </table:table-cell>
          <table:table-cell table:style-name="ce400" table:formula="of:=[.AK52]+[.F53]+[.N53]+[.N53]+[.R53]+[.V53]" office:value-type="float" office:value="1895" calcext:value-type="float">
            <text:p>1895,0</text:p>
          </table:table-cell>
          <table:table-cell table:style-name="ce404" table:formula="of:=[.AL52]+([.H53]+[.P53]+[.P53]+[.T53]+[.X53]+[.AA53])/60" office:value-type="float" office:value="275.666666666667" calcext:value-type="float">
            <text:p>275,7</text:p>
          </table:table-cell>
          <table:table-cell table:number-columns-repeated="985"/>
        </table:table-row>
        <table:table-row table:style-name="ro1">
          <table:table-cell table:style-name="ce83"/>
          <table:table-cell table:style-name="ce323" office:value-type="date" office:date-value="2022-12-26" calcext:value-type="date">
            <text:p>26/12/2022</text:p>
          </table:table-cell>
          <table:table-cell table:style-name="ce323" office:value-type="date" office:date-value="2023-01-01" calcext:value-type="date">
            <text:p>01/01/2023</text:p>
          </table:table-cell>
          <table:table-cell table:style-name="ce58"/>
          <table:table-cell table:style-name="ce146"/>
          <table:table-cell table:style-name="ce154" table:number-columns-repeated="19"/>
          <table:table-cell table:style-name="ce176" office:value-type="string" calcext:value-type="string">
            <text:p>PPG</text:p>
          </table:table-cell>
          <table:table-cell table:style-name="ce176" office:value-type="float" office:value="110" calcext:value-type="float">
            <text:p>110,0</text:p>
          </table:table-cell>
          <table:table-cell table:style-name="ce176" office:value-type="float" office:value="120" calcext:value-type="float">
            <text:p>120,0</text:p>
          </table:table-cell>
          <table:table-cell table:style-name="ce175" table:formula="of:=[.H54]+[.P54]+[.P54]+[.L54]+[.T54]+[.X54]+[.AA54]" office:value-type="float" office:value="120" calcext:value-type="float">
            <text:p>120,0</text:p>
          </table:table-cell>
          <table:table-cell table:style-name="ce113" table:formula="of:=1.3*[.H54]*([.G54]-[.AJ54])/([.AI54]-[.AJ54])*0.64*EXP(1.92*([.G54]-[.AJ54])/([.AI54]-[.AJ54]))+[.L54]*([.K54]-[.AJ54])/([.AI54]-[.AJ54])*0.64*EXP(1.92*([.K54]-[.AJ54])/([.AI54]-[.AJ54]))+[.P54]*([.O54]-[.AJ54])/([.AI54]-[.AJ54])*0.64*EXP(1.92*([.O54]-[.AJ54])/([.AI54]-[.AJ54]))+[.T54]*([.S54]-[.AJ54])/([.AI54]-[.AJ54])*0.64*EXP(1.92*([.S54]-[.AJ54])/([.AI54]-[.AJ54]))+[.X54]*([.W54]-[.AJ54])/([.AI54]-[.AJ54])*0.64*EXP(1.92*([.W54]-[.AJ54])/([.AI54]-[.AJ54]))+[.AA54]*([.Z54]-[.AJ54])/([.AI54]-[.AJ54])*0.64*EXP(1.92*([.Z54]-[.AJ54])/([.AI54]-[.AJ54]))" office:value-type="float" office:value="32.0911301961983" calcext:value-type="float">
            <text:p>32,1</text:p>
          </table:table-cell>
          <table:table-cell table:style-name="ce316" table:formula="of:=SUM([.AC51:.AC54])/4" office:value-type="float" office:value="34.0062282657068" calcext:value-type="float">
            <text:p>34,0</text:p>
          </table:table-cell>
          <table:table-cell table:style-name="ce316" table:formula="of:=SUM([.AC47:.AC54])/8" office:value-type="float" office:value="277.216407984972" calcext:value-type="float">
            <text:p>277,2</text:p>
          </table:table-cell>
          <table:table-cell table:style-name="ce383" table:formula="of:=([.AC54])/[.AD54]*10" office:value-type="float" office:value="9.43683902415024" calcext:value-type="float">
            <text:p>9,44</text:p>
          </table:table-cell>
          <table:table-cell table:style-name="ce383" table:formula="of:=([.AC54])/[.AE54]*10" office:value-type="float" office:value="1.15762015782046" calcext:value-type="float">
            <text:p>1,16</text:p>
          </table:table-cell>
          <table:table-cell table:style-name="ce190" table:formula="of:=([.AD54]-([.AC54]))/7" office:value-type="float" office:value="0.273585438501215" calcext:value-type="float">
            <text:p>0,27</text:p>
          </table:table-cell>
          <table:table-cell table:style-name="ce218" table:formula="of:=206.9-0.67*23" office:value-type="float" office:value="191.49" calcext:value-type="float">
            <text:p>191,5</text:p>
          </table:table-cell>
          <table:table-cell table:style-name="ce221" office:value-type="float" office:value="82" calcext:value-type="float">
            <text:p>82,0</text:p>
          </table:table-cell>
          <table:table-cell table:style-name="ce400" table:formula="of:=[.AK53]+[.F54]+[.N54]+[.N54]+[.R54]+[.V54]" office:value-type="float" office:value="1895" calcext:value-type="float">
            <text:p>1895,0</text:p>
          </table:table-cell>
          <table:table-cell table:style-name="ce404" table:formula="of:=[.AL53]+([.H54]+[.P54]+[.P54]+[.T54]+[.X54]+[.AA54])/60" office:value-type="float" office:value="277.666666666667" calcext:value-type="float">
            <text:p>277,7</text:p>
          </table:table-cell>
          <table:table-cell table:style-name="ce168" office:value-type="string" calcext:value-type="string" table:number-columns-spanned="2" table:number-rows-spanned="1">
            <text:p>Objectif annuel</text:p>
          </table:table-cell>
          <table:covered-table-cell table:style-name="ce168"/>
          <table:table-cell table:number-columns-repeated="983"/>
        </table:table-row>
        <table:table-row table:style-name="ro10">
          <table:table-cell/>
          <table:table-cell table:style-name="Default"/>
          <table:table-cell table:style-name="ce92" table:number-columns-repeated="2"/>
          <table:table-cell table:style-name="ce119" table:number-columns-repeated="4"/>
          <table:table-cell table:style-name="ce92" table:number-columns-repeated="4"/>
          <table:table-cell table:style-name="ce119"/>
          <table:table-cell table:style-name="ce92" table:number-columns-repeated="12"/>
          <table:table-cell table:number-columns-repeated="2"/>
          <table:table-cell table:style-name="ce92" table:number-columns-repeated="2"/>
          <table:table-cell/>
          <table:table-cell table:style-name="Default"/>
          <table:table-cell table:style-name="ce188" table:number-columns-repeated="2"/>
          <table:table-cell table:style-name="ce191"/>
          <table:table-cell table:style-name="ce197"/>
          <table:table-cell/>
          <table:table-cell table:style-name="ce343" table:formula="of:=[.AK54]/[.AM55]" office:value-type="percentage" office:value="1.05277777777778" calcext:value-type="percentage" table:number-columns-spanned="2" table:number-rows-spanned="1">
            <text:p>105,28 %</text:p>
          </table:table-cell>
          <table:covered-table-cell table:style-name="ce346"/>
          <table:table-cell table:style-name="ce271" office:value-type="float" office:value="1800" calcext:value-type="float">
            <text:p>1800,0</text:p>
          </table:table-cell>
          <table:table-cell table:style-name="ce273"/>
          <table:table-cell table:number-columns-repeated="983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2022'.M2:'2022'.X11 '2022'.U28:'2022'.X54 '2022'.U13:'2022'.U22 '2022'.V12:'2022'.X22 '2022'.V23:'2022'.X23 '2022'.D2:'2022'.L2 '2022'.D4:'2022'.L4 '2022'.D51:'2022'.S54 '2022'.E3:'2022'.H5 '2022'.E6:'2022'.E50 '2022'.Y2:'2022'.AL54 '2022'.I5:'2022'.L5 '2022'.F6:'2022'.L6 '2022'.F7:'2022'.L13 '2022'.D3:'2022'.D3 '2022'.D5:'2022'.D50 '2022'.F13:'2022'.T16 '2022'.I24:'2022'.X25 '2022'.F26:'2022'.T28 '2022'.U26:'2022'.X27 '2022'.F17:'2022'.H25 '2022'.I17:'2022'.T23 '2022'.M12:'2022'.T12 '2022'.F29:'2022'.P50 '2022'.T28:'2022'.T29 '2022'.T49:'2022'.T54 '2022'.Q29:'2022'.S29 '2022'.Q49:'2022'.S50 '2022'.Q30:'2022'.T48">
            <calcext:condition calcext:apply-style-name="sans chiffre" calcext:value="=0" calcext:base-cell-address="'2022'.D2"/>
          </calcext:conditional-format>
          <calcext:conditional-format calcext:target-range-address="'2022'.M2:'2022'.X11 '2022'.U28:'2022'.X54 '2022'.U13:'2022'.U22 '2022'.V12:'2022'.X22 '2022'.V23:'2022'.X23 '2022'.D2:'2022'.L2 '2022'.D4:'2022'.L4 '2022'.D51:'2022'.S54 '2022'.E3:'2022'.H5 '2022'.E6:'2022'.E50 '2022'.Y2:'2022'.AL54 '2022'.I5:'2022'.L5 '2022'.F6:'2022'.L6 '2022'.F7:'2022'.L13 '2022'.D3:'2022'.D3 '2022'.D5:'2022'.D50 '2022'.F13:'2022'.T16 '2022'.I24:'2022'.X25 '2022'.F26:'2022'.T28 '2022'.U26:'2022'.X27 '2022'.F17:'2022'.H25 '2022'.I17:'2022'.T23 '2022'.M12:'2022'.T12 '2022'.F29:'2022'.P50 '2022'.T28:'2022'.T29 '2022'.T49:'2022'.T54 '2022'.Q29:'2022'.S29 '2022'.Q49:'2022'.S50 '2022'.Q30:'2022'.T48">
            <calcext:condition calcext:apply-style-name="sans chiffre" calcext:value="=###" calcext:base-cell-address="'2022'.D2"/>
          </calcext:conditional-format>
          <calcext:conditional-format calcext:target-range-address="'2022'.AL55:'2022'.AL55 '2022'.AK3:'2022'.AK54">
            <calcext:condition calcext:apply-style-name="total&gt;1000" calcext:value="&gt;1000" calcext:base-cell-address="'2022'.AK3"/>
          </calcext:conditional-format>
          <calcext:conditional-format calcext:target-range-address="'2022'.AF3:'2022'.AG54">
            <calcext:condition calcext:apply-style-name="Bad" calcext:value="&gt;13" calcext:base-cell-address="'2022'.AF3"/>
            <calcext:condition calcext:apply-style-name="Neutral" calcext:value="between(-10,8)" calcext:base-cell-address="'2022'.AF3"/>
            <calcext:condition calcext:apply-style-name="Good" calcext:value="between(8,13)" calcext:base-cell-address="'2022'.AF3"/>
          </calcext:conditional-format>
          <calcext:conditional-format calcext:target-range-address="'2022'.AK55:'2022'.AK55">
            <calcext:data-bar calcext:gradient="false" calcext:max-length="100" calcext:negative-color="#ff0000" calcext:positive-color="#e8a202" calcext:axis-color="#000000">
              <calcext:formatting-entry calcext:value="0" calcext:type="auto-minimum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0" number:grouping="true"/>
    </number:number-style>
    <number:number-style style:name="N109">
      <number:number number:decimal-places="3" loext:min-decimal-places="3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sans_20_chiffre" style:display-name="sans chiffre" style:family="table-cell" style:parent-style-name="Default">
      <style:text-properties fo:color="#ffffff"/>
    </style:style>
    <style:style style:name="sans_20_chiffre_20_total" style:display-name="sans chiffre total" style:family="table-cell" style:parent-style-name="sans_20_chiffre">
      <style:text-properties fo:color="#757575"/>
    </style:style>
    <style:style style:name="total_3e_1000" style:display-name="total&gt;1000" style:family="table-cell" style:parent-style-name="Default" style:data-style-name="N107">
      <style:table-cell-properties fo:background-color="#757575" style:diagonal-bl-tr="none" style:diagonal-tl-br="none" style:text-align-source="fix" style:repeat-content="false" fo:wrap-option="wrap" style:vertical-align="middle"/>
      <style:paragraph-properties fo:text-align="center" fo:margin-left="0mm"/>
      <style:text-properties fo:color="#ffff00" style:font-name="Ubuntu" fo:font-family="Ubuntu" style:font-pitch="variable"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9.65mm" fo:margin-bottom="8.63mm" fo:margin-left="6.3mm" fo:margin-right="8.08mm" style:scale-to="43%" style:table-centering="vertical" style:writing-mode="lr-tb"/>
      <style:header-style>
        <style:header-footer-properties fo:min-height="-12.31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0:53:36.597763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8:40:42.381773928</meta:creation-date>
    <dc:date>2022-08-03T10:54:38.569930518</dc:date>
    <meta:editing-duration>P3DT16H41S</meta:editing-duration>
    <meta:editing-cycles>484</meta:editing-cycles>
    <meta:generator>LibreOffice/6.1.5.2$Linux_X86_64 LibreOffice_project/10$Build-2</meta:generator>
    <meta:document-statistic meta:table-count="3" meta:cell-count="1564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6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004586" draw:fill-color="#004586" dr3d:edge-rounding="5%"/>
      <style:text-properties fo:color="#2a6099" fo:font-size="10pt" fo:font-weight="bold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ce93d8" draw:fill-color="#ce93d8" dr3d:edge-rounding="5%"/>
      <style:text-properties fo:color="#bf819e" fo:font-size="10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0.194cm" svg:height="9.237cm" xlink:href=".." xlink:type="simple" chart:class="chart:line" chart:column-mapping="0" chart:style-name="ch1">
        <chart:legend chart:legend-position="end" svg:x="56.548cm" svg:y="3.821cm" style:legend-expansion="high" chart:style-name="ch2"/>
        <chart:plot-area chart:style-name="ch3" table:cell-range-address="'2022'.C3:'2022'.C54 '2022'.AK2:'2022'.AL54 '2022'.AM3:'2022'.AM55" chart:data-source-has-labels="both" svg:x="2.214cm" svg:y="0.184cm" svg:width="53.131cm" svg:height="8.869cm">
          <chartooo:coordinate-region svg:x="3.553cm" svg:y="0.383cm" svg:width="50.693cm" svg:height="6.942cm"/>
          <chart:axis chart:dimension="x" chart:name="primary-x" chart:style-name="ch4" chartooo:axis-type="text">
            <chart:categories table:cell-range-address="'2022'.C3:'2022'.C54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2.011cm" svg:y="5.411cm" chart:style-name="ch8">
              <text:p>Distance (km)</text:p>
            </chart:title>
            <chart:grid chart:style-name="ch5" chart:class="major"/>
          </chart:axis>
          <chart:axis chart:dimension="y" chart:name="secondary-y" chart:style-name="ch9"/>
          <chart:series chart:attached-axis="primary-y" chart:style-name="ch10" chart:values-cell-range-address="'2022'.AK3:'2022'.AK54" chart:label-cell-address="'2022'.AK2:'2022'.AK2" chart:class="chart:line">
            <chart:data-point chart:repeated="52"/>
          </chart:series>
          <chart:series chart:attached-axis="primary-y" chart:style-name="ch11" chart:values-cell-range-address="'2022'.AM3:'2022'.AM55" chart:label-cell-address="'2022'.AM54:'2022'.AM54" chart:class="chart:line">
            <chart:data-point chart:repeated="53"/>
          </chart:series>
          <chart:series chart:attached-axis="secondary-y" chart:style-name="ch12" chart:values-cell-range-address="'2022'.AL3:'2022'.AL54" chart:label-cell-address="'2022'.AL2:'2022'.AL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'2022'.AK2:'2022'.AK2</svg:desc>
                </draw:g>
              </table:table-cell>
              <table:table-cell office:value-type="string">
                <text:p>Objectif annuel</text:p>
                <draw:g>
                  <svg:desc>'2022'.AM54:'2022'.AM54</svg:desc>
                </draw:g>
              </table:table-cell>
              <table:table-cell office:value-type="string">
                <text:p>Temps</text:p>
                <draw:g>
                  <svg:desc>'2022'.AL2:'2022'.AL2</svg:desc>
                </draw:g>
              </table:table-cell>
            </table:table-row>
          </table:table-header-rows>
          <table:table-rows>
            <table:table-row>
              <table:table-cell office:value-type="float" office:value="44570">
                <text:p>44570</text:p>
                <draw:g>
                  <svg:desc>'2022'.C3:'2022'.C54</svg:desc>
                </draw:g>
              </table:table-cell>
              <table:table-cell office:value-type="float" office:value="36">
                <text:p>36</text:p>
                <draw:g>
                  <svg:desc>'2022'.AK3:'2022'.AK54</svg:desc>
                </draw:g>
              </table:table-cell>
              <table:table-cell office:value-type="float" office:value="0">
                <text:p>0</text:p>
                <draw:g>
                  <svg:desc>'2022'.AM3:'2022'.AM55</svg:desc>
                </draw:g>
              </table:table-cell>
              <table:table-cell office:value-type="float" office:value="5.33333333333333">
                <text:p>5.33333333333333</text:p>
                <draw:g>
                  <svg:desc>'2022'.AL3:'2022'.AL54</svg:desc>
                </draw:g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9.1666666666667">
                <text:p>19.1666666666667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9.8333333333333">
                <text:p>29.8333333333333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45.3333333333333">
                <text:p>45.3333333333333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49.6666666666667">
                <text:p>49.6666666666667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65.3333333333333">
                <text:p>65.3333333333333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71.0833333333333">
                <text:p>71.0833333333333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76.8333333333333">
                <text:p>76.8333333333333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81.1666666666667">
                <text:p>81.1666666666667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92.8333333333333">
                <text:p>92.8333333333333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97.1666666666667">
                <text:p>97.1666666666667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119.333333333333">
                <text:p>119.333333333333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137.666666666667">
                <text:p>137.666666666667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143.666666666667">
                <text:p>143.666666666667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62.333333333333">
                <text:p>162.333333333333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67.333333333333">
                <text:p>167.333333333333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174.166666666667">
                <text:p>174.166666666667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843">
                <text:p>44843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231.166666666667">
                <text:p>231.166666666667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238.333333333333">
                <text:p>238.333333333333</text:p>
              </table:table-cell>
            </table:table-row>
            <table:table-row>
              <table:table-cell office:value-type="float" office:value="44871">
                <text:p>44871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4878">
                <text:p>44878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float" office:value="44885">
                <text:p>44885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257.666666666667">
                <text:p>257.666666666667</text:p>
              </table:table-cell>
            </table:table-row>
            <table:table-row>
              <table:table-cell office:value-type="float" office:value="44892">
                <text:p>44892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262.666666666667">
                <text:p>262.666666666667</text:p>
              </table:table-cell>
            </table:table-row>
            <table:table-row>
              <table:table-cell office:value-type="float" office:value="44899">
                <text:p>44899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269.666666666667">
                <text:p>269.666666666667</text:p>
              </table:table-cell>
            </table:table-row>
            <table:table-row>
              <table:table-cell office:value-type="float" office:value="44906">
                <text:p>44906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271.666666666667">
                <text:p>271.666666666667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273.666666666667">
                <text:p>273.666666666667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275.666666666667">
                <text:p>275.666666666667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277.666666666667">
                <text:p>277.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107">
      <style:chart-properties chart:display-label="true" chart:logarithmic="false" chart:interval-major="5" chart:reverse-direction="false" text:line-break="false" loext:try-staggering-first="false" chart:link-data-style-to-source="true" chart:axis-position="end"/>
      <style:graphic-properties svg:stroke-color="#b3b3b3"/>
      <style:text-properties fo:color="#c62828"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a1887f"/>
      <style:text-properties fo:font-size="10pt" style:font-size-asian="10pt" style:font-size-complex="10pt"/>
    </style:style>
    <style:style style:name="ch14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7e5a" dr3d:edge-rounding="5%"/>
      <style:text-properties fo:font-size="10pt" style:font-size-asian="10pt" style:font-size-complex="10pt"/>
    </style:style>
    <style:style style:name="ch15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ce93d8" dr3d:edge-rounding="5%"/>
      <style:text-properties fo:font-size="10pt" style:font-size-asian="10pt" style:font-size-complex="10pt"/>
    </style:style>
    <style:style style:name="ch17" style:family="chart" style:data-style-name="N107">
      <style:chart-properties chart:symbol-type="none" chart:link-data-style-to-source="true"/>
      <style:graphic-properties svg:stroke-width="0.08cm" svg:stroke-color="#abdbff" draw:fill-color="#abdbff" dr3d:edge-rounding="5%"/>
      <style:text-properties fo:font-size="10pt" style:font-size-asian="10pt" style:font-size-complex="10pt"/>
    </style:style>
    <style:style style:name="ch18" style:family="chart" style:data-style-name="N107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20" style:family="chart" style:data-style-name="N107">
      <style:chart-properties chart:symbol-type="none" chart:link-data-style-to-source="false" chart:data-label-number="value" chart:data-label-text="false" chart:data-label-symbol="false" chart:label-position="top" style:rotation-angle="45"/>
      <style:graphic-properties svg:stroke-width="0.08cm" svg:stroke-color="#c62828" draw:fill-color="#c62828"/>
      <style:text-properties fo:color="#c62828" fo:font-size="14pt" fo:font-weight="bold" style:font-size-asian="10pt" style:font-size-complex="10pt" style:font-relief="embosse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62.703cm" svg:height="13.607cm" xlink:href=".." xlink:type="simple" chart:class="chart:bar" chart:style-name="ch1">
        <chart:legend svg:x="54.62cm" svg:y="2.994cm" style:legend-expansion="custom" chartooo:width="8.077cm" chartooo:height="8.763cm" style:legend-expansion-aspect-ratio="0.92171630720073" chart:style-name="ch2"/>
        <chart:plot-area chart:style-name="ch3" table:cell-range-address="'2022'.B3:'2022'.B54 '2022'.E1:'2022'.E1 '2022'.H3:'2022'.H54 '2022'.I1:'2022'.I1 '2022'.L3:'2022'.L54 '2022'.Y1:'2022'.Y1 '2022'.AA3:'2022'.AB54 '2022'.Q1:'2022'.Q1 '2022'.T3:'2022'.T54 '2022'.M1:'2022'.M1 '2022'.P3:'2022'.P54 '2022'.U1:'2022'.U1 '2022'.X3:'2022'.X54 '2022'.AB1:'2022'.AB1 '2022'.AD1:'2022'.AF1 '2022'.AD3:'2022'.AF54" chart:data-source-has-labels="both" svg:x="1.254cm" svg:y="0.272cm" svg:width="58.38cm" svg:height="12.082cm">
          <chartooo:coordinate-region svg:x="2.352cm" svg:y="0.472cm" svg:width="56.183cm" svg:height="10.154cm"/>
          <chart:axis chart:dimension="x" chart:name="primary-x" chart:style-name="ch4" chartooo:axis-type="text">
            <chart:title svg:x="29.659cm" svg:y="12.626cm" chart:style-name="ch5">
              <text:p>Semaines</text:p>
            </chart:title>
            <chart:categories table:cell-range-address="'2022'.B3:'2022'.B54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54.375cm" svg:y="7.919cm" chart:style-name="ch10">
              <text:p>Trimps (training impulses)</text:p>
            </chart:title>
          </chart:axis>
          <chart:series chart:attached-axis="primary-y" chart:style-name="ch11" chart:values-cell-range-address="'2022'.H3:'2022'.H54" chart:label-cell-address="'2022'.E1:'2022'.E1" chart:class="chart:bar">
            <chart:data-point chart:repeated="52"/>
          </chart:series>
          <chart:series chart:attached-axis="primary-y" chart:style-name="ch12" chart:values-cell-range-address="'2022'.L3:'2022'.L54" chart:label-cell-address="'2022'.I1:'2022'.I1" chart:class="chart:bar">
            <chart:data-point chart:repeated="52"/>
          </chart:series>
          <chart:series chart:attached-axis="primary-y" chart:style-name="ch13" chart:values-cell-range-address="'2022'.AA3:'2022'.AA54" chart:label-cell-address="'2022'.Y1:'2022'.Y1" chart:class="chart:bar">
            <chart:data-point chart:repeated="52"/>
          </chart:series>
          <chart:series chart:attached-axis="primary-y" chart:style-name="ch14" chart:values-cell-range-address="'2022'.T3:'2022'.T54" chart:label-cell-address="'2022'.Q1:'2022'.Q1" chart:class="chart:bar">
            <chart:data-point chart:repeated="52"/>
          </chart:series>
          <chart:series chart:attached-axis="primary-y" chart:style-name="ch15" chart:values-cell-range-address="'2022'.P3:'2022'.P54" chart:label-cell-address="'2022'.M1:'2022'.M1" chart:class="chart:bar">
            <chart:data-point chart:repeated="52"/>
          </chart:series>
          <chart:series chart:attached-axis="primary-y" chart:style-name="ch16" chart:values-cell-range-address="'2022'.X3:'2022'.X54" chart:label-cell-address="'2022'.U1:'2022'.U1" chart:class="chart:bar">
            <chart:data-point chart:repeated="52"/>
          </chart:series>
          <chart:series chart:attached-axis="primary-y" chart:style-name="ch17" chart:values-cell-range-address="'2022'.AB3:'2022'.AB54" chart:label-cell-address="'2022'.AB1:'2022'.AB1" chart:class="chart:line">
            <chart:data-point chart:repeated="52"/>
          </chart:series>
          <chart:series chart:attached-axis="secondary-y" chart:style-name="ch18" chart:values-cell-range-address="'2022'.AD3:'2022'.AD54" chart:label-cell-address="'2022'.AD1:'2022'.AD1" chart:class="chart:line">
            <chart:data-point chart:repeated="52"/>
          </chart:series>
          <chart:series chart:attached-axis="secondary-y" chart:style-name="ch19" chart:values-cell-range-address="'2022'.AE3:'2022'.AE54" chart:label-cell-address="'2022'.AE1:'2022'.AE1" chart:class="chart:line">
            <chart:data-point chart:repeated="52"/>
          </chart:series>
          <chart:series chart:attached-axis="primary-y" chart:style-name="ch20" chart:values-cell-range-address="'2022'.AF3:'2022'.AF54" chart:label-cell-address="'2022'.AF1:'2022'.AF1" chart:class="chart:line">
            <chart:data-point chart:repeated="5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NE</text:p>
                <draw:g>
                  <svg:desc>'2022'.E1:'2022'.E1</svg:desc>
                </draw:g>
              </table:table-cell>
              <table:table-cell office:value-type="string">
                <text:p>FRACTIONNE</text:p>
                <draw:g>
                  <svg:desc>'2022'.I1:'2022'.I1</svg:desc>
                </draw:g>
              </table:table-cell>
              <table:table-cell office:value-type="string">
                <text:p>PPG</text:p>
                <draw:g>
                  <svg:desc>'2022'.Y1:'2022'.Y1</svg:desc>
                </draw:g>
              </table:table-cell>
              <table:table-cell office:value-type="string">
                <text:p>CONDITION COURSE</text:p>
                <draw:g>
                  <svg:desc>'2022'.Q1:'2022'.Q1</svg:desc>
                </draw:g>
              </table:table-cell>
              <table:table-cell office:value-type="string">
                <text:p>FARTLEK/RECUP’</text:p>
                <draw:g>
                  <svg:desc>'2022'.M1:'2022'.M1</svg:desc>
                </draw:g>
              </table:table-cell>
              <table:table-cell office:value-type="string">
                <text:p>VELO/RANDO</text:p>
                <draw:g>
                  <svg:desc>'2022'.U1:'2022'.U1</svg:desc>
                </draw:g>
              </table:table-cell>
              <table:table-cell office:value-type="string">
                <text:p>VOLUME</text:p>
                <draw:g>
                  <svg:desc>'2022'.AB1:'2022'.AB1</svg:desc>
                </draw:g>
              </table:table-cell>
              <table:table-cell office:value-type="string">
                <text:p>Charge chronique 4 sem.</text:p>
                <draw:g>
                  <svg:desc>'2022'.AD1:'2022'.AD1</svg:desc>
                </draw:g>
              </table:table-cell>
              <table:table-cell office:value-type="string">
                <text:p>Charge chronique 8 sem.</text:p>
                <draw:g>
                  <svg:desc>'2022'.AE1:'2022'.AE1</svg:desc>
                </draw:g>
              </table:table-cell>
              <table:table-cell office:value-type="string">
                <text:p>Variation de charge</text:p>
                <draw:g>
                  <svg:desc>'2022'.AF1:'2022'.AF1</svg:desc>
                </draw:g>
              </table:table-cell>
            </table:table-row>
          </table:table-header-rows>
          <table:table-rows>
            <table:table-row>
              <table:table-cell office:value-type="float" office:value="44564">
                <text:p>44564</text:p>
                <draw:g>
                  <svg:desc>'2022'.B3:'2022'.B54</svg:desc>
                </draw:g>
              </table:table-cell>
              <table:table-cell office:value-type="float" office:value="60">
                <text:p>60</text:p>
                <draw:g>
                  <svg:desc>'2022'.H3:'2022'.H54</svg:desc>
                </draw:g>
              </table:table-cell>
              <table:table-cell office:value-type="float" office:value="NaN">
                <text:p>NaN</text:p>
                <draw:g>
                  <svg:desc>'2022'.L3:'2022'.L54</svg:desc>
                </draw:g>
              </table:table-cell>
              <table:table-cell office:value-type="float" office:value="120">
                <text:p>120</text:p>
                <draw:g>
                  <svg:desc>'2022'.AA3:'2022'.AA54</svg:desc>
                </draw:g>
              </table:table-cell>
              <table:table-cell office:value-type="float" office:value="70">
                <text:p>70</text:p>
                <draw:g>
                  <svg:desc>'2022'.T3:'2022'.T54</svg:desc>
                </draw:g>
              </table:table-cell>
              <table:table-cell office:value-type="float" office:value="NaN">
                <text:p>NaN</text:p>
                <draw:g>
                  <svg:desc>'2022'.P3:'2022'.P54</svg:desc>
                </draw:g>
              </table:table-cell>
              <table:table-cell office:value-type="float" office:value="NaN">
                <text:p>NaN</text:p>
                <draw:g>
                  <svg:desc>'2022'.X3:'2022'.X54</svg:desc>
                </draw:g>
              </table:table-cell>
              <table:table-cell office:value-type="float" office:value="310">
                <text:p>310</text:p>
                <draw:g>
                  <svg:desc>'2022'.AB3:'2022'.AB54</svg:desc>
                </draw:g>
              </table:table-cell>
              <table:table-cell office:value-type="float" office:value="NaN">
                <text:p>NaN</text:p>
                <draw:g>
                  <svg:desc>'2022'.AD3:'2022'.AD54</svg:desc>
                </draw:g>
              </table:table-cell>
              <table:table-cell office:value-type="float" office:value="NaN">
                <text:p>NaN</text:p>
                <draw:g>
                  <svg:desc>'2022'.AE3:'2022'.AE54</svg:desc>
                </draw:g>
              </table:table-cell>
              <table:table-cell office:value-type="float" office:value="NaN">
                <text:p>NaN</text:p>
                <draw:g>
                  <svg:desc>'2022'.AF3:'2022'.AF54</svg:desc>
                </draw:g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507.927568868629">
                <text:p>507.927568868629</text:p>
              </table:table-cell>
              <table:table-cell office:value-type="float" office:value="NaN">
                <text:p>NaN</text:p>
              </table:table-cell>
              <table:table-cell office:value-type="float" office:value="6.46400732836781">
                <text:p>6.46400732836781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483.440565650388">
                <text:p>483.440565650388</text:p>
              </table:table-cell>
              <table:table-cell office:value-type="float" office:value="NaN">
                <text:p>NaN</text:p>
              </table:table-cell>
              <table:table-cell office:value-type="float" office:value="10.100070866065">
                <text:p>10.100070866065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531.920615545918">
                <text:p>531.920615545918</text:p>
              </table:table-cell>
              <table:table-cell office:value-type="float" office:value="NaN">
                <text:p>NaN</text:p>
              </table:table-cell>
              <table:table-cell office:value-type="float" office:value="12.6247225791736">
                <text:p>12.6247225791736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461.473385735774">
                <text:p>461.473385735774</text:p>
              </table:table-cell>
              <table:table-cell office:value-type="float" office:value="NaN">
                <text:p>NaN</text:p>
              </table:table-cell>
              <table:table-cell office:value-type="float" office:value="7.75245947991157">
                <text:p>7.75245947991157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509.459479090351">
                <text:p>509.459479090351</text:p>
              </table:table-cell>
              <table:table-cell office:value-type="float" office:value="508.69352397949">
                <text:p>508.69352397949</text:p>
              </table:table-cell>
              <table:table-cell office:value-type="float" office:value="10.2121787407302">
                <text:p>10.2121787407302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557.939528985881">
                <text:p>557.939528985881</text:p>
              </table:table-cell>
              <table:table-cell office:value-type="float" office:value="520.690047318135">
                <text:p>520.690047318135</text:p>
              </table:table-cell>
              <table:table-cell office:value-type="float" office:value="12.2271063690726">
                <text:p>12.2271063690726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480.134644262554">
                <text:p>480.134644262554</text:p>
              </table:table-cell>
              <table:table-cell office:value-type="float" office:value="506.027629904236">
                <text:p>506.027629904236</text:p>
              </table:table-cell>
              <table:table-cell office:value-type="float" office:value="7.50446746456198">
                <text:p>7.50446746456198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523.428976779202">
                <text:p>523.428976779202</text:p>
              </table:table-cell>
              <table:table-cell office:value-type="float" office:value="492.451181257488">
                <text:p>492.451181257488</text:p>
              </table:table-cell>
              <table:table-cell office:value-type="float" office:value="10.1433570936593">
                <text:p>10.1433570936593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566.577238524224">
                <text:p>566.577238524224</text:p>
              </table:table-cell>
              <table:table-cell office:value-type="float" office:value="538.018358807287">
                <text:p>538.018358807287</text:p>
              </table:table-cell>
              <table:table-cell office:value-type="float" office:value="12.2289094236788">
                <text:p>12.2289094236788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486.106459725642">
                <text:p>486.106459725642</text:p>
              </table:table-cell>
              <table:table-cell office:value-type="float" office:value="522.022994355762">
                <text:p>522.022994355762</text:p>
              </table:table-cell>
              <table:table-cell office:value-type="float" office:value="7.41227511872809">
                <text:p>7.41227511872809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531.426659004965">
                <text:p>531.426659004965</text:p>
              </table:table-cell>
              <table:table-cell office:value-type="float" office:value="505.78065163376">
                <text:p>505.78065163376</text:p>
              </table:table-cell>
              <table:table-cell office:value-type="float" office:value="10.1913645013426">
                <text:p>10.1913645013426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574.574920749986">
                <text:p>574.574920749986</text:p>
              </table:table-cell>
              <table:table-cell office:value-type="float" office:value="549.001948764594">
                <text:p>549.001948764594</text:p>
              </table:table-cell>
              <table:table-cell office:value-type="float" office:value="12.244282234348">
                <text:p>12.244282234348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491.438247876151">
                <text:p>491.438247876151</text:p>
              </table:table-cell>
              <table:table-cell office:value-type="float" office:value="529.007743200187">
                <text:p>529.007743200187</text:p>
              </table:table-cell>
              <table:table-cell office:value-type="float" office:value="7.33185671251502">
                <text:p>7.33185671251502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539.424341230728">
                <text:p>539.424341230728</text:p>
              </table:table-cell>
              <table:table-cell office:value-type="float" office:value="512.765400478185">
                <text:p>512.765400478185</text:p>
              </table:table-cell>
              <table:table-cell office:value-type="float" office:value="10.2379483618784">
                <text:p>10.2379483618784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582.572602975749">
                <text:p>582.572602975749</text:p>
              </table:table-cell>
              <table:table-cell office:value-type="float" office:value="556.999630990357">
                <text:p>556.999630990357</text:p>
              </table:table-cell>
              <table:table-cell office:value-type="float" office:value="12.2592329625024">
                <text:p>12.2592329625024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496.770036026659">
                <text:p>496.770036026659</text:p>
              </table:table-cell>
              <table:table-cell office:value-type="float" office:value="535.672478388323">
                <text:p>535.672478388323</text:p>
              </table:table-cell>
              <table:table-cell office:value-type="float" office:value="7.25316455335485">
                <text:p>7.25316455335485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547.422023456491">
                <text:p>547.422023456491</text:p>
              </table:table-cell>
              <table:table-cell office:value-type="float" office:value="519.430135666321">
                <text:p>519.430135666321</text:p>
              </table:table-cell>
              <table:table-cell office:value-type="float" office:value="10.2831710681404">
                <text:p>10.2831710681404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590.570285201512">
                <text:p>590.570285201512</text:p>
              </table:table-cell>
              <table:table-cell office:value-type="float" office:value="564.99731321612">
                <text:p>564.99731321612</text:p>
              </table:table-cell>
              <table:table-cell office:value-type="float" office:value="12.273778756051">
                <text:p>12.273778756051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502.101824177168">
                <text:p>502.101824177168</text:p>
              </table:table-cell>
              <table:table-cell office:value-type="float" office:value="542.337213576459">
                <text:p>542.337213576459</text:p>
              </table:table-cell>
              <table:table-cell office:value-type="float" office:value="7.17614364851619">
                <text:p>7.17614364851619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555.419705682254">
                <text:p>555.419705682254</text:p>
              </table:table-cell>
              <table:table-cell office:value-type="float" office:value="526.094870854457">
                <text:p>526.094870854457</text:p>
              </table:table-cell>
              <table:table-cell office:value-type="float" office:value="10.3270914193351">
                <text:p>10.3270914193351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558.085599757508">
                <text:p>558.085599757508</text:p>
              </table:table-cell>
              <table:table-cell office:value-type="float" office:value="552.753811607">
                <text:p>552.753811607</text:p>
              </table:table-cell>
              <table:table-cell office:value-type="float" office:value="10.2777603994317">
                <text:p>10.2777603994317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516.616054628781">
                <text:p>516.616054628781</text:p>
              </table:table-cell>
              <table:table-cell office:value-type="float" office:value="553.593169915147">
                <text:p>553.593169915147</text:p>
              </table:table-cell>
              <table:table-cell office:value-type="float" office:value="10.8199254847563">
                <text:p>10.8199254847563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516.616054628781">
                <text:p>516.616054628781</text:p>
              </table:table-cell>
              <table:table-cell office:value-type="float" office:value="509.358939402975">
                <text:p>509.358939402975</text:p>
              </table:table-cell>
              <table:table-cell office:value-type="float" office:value="6.97453124848483">
                <text:p>6.97453124848483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463.298173123695">
                <text:p>463.298173123695</text:p>
              </table:table-cell>
              <table:table-cell office:value-type="float" office:value="509.358939402975">
                <text:p>509.358939402975</text:p>
              </table:table-cell>
              <table:table-cell office:value-type="float" office:value="7.77718330332241">
                <text:p>7.77718330332241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502.689081260357">
                <text:p>502.689081260357</text:p>
              </table:table-cell>
              <table:table-cell office:value-type="float" office:value="530.387340508933">
                <text:p>530.387340508933</text:p>
              </table:table-cell>
              <table:table-cell office:value-type="float" office:value="14.5447885675489">
                <text:p>14.5447885675489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462.28285532721">
                <text:p>462.28285532721</text:p>
              </table:table-cell>
              <table:table-cell office:value-type="float" office:value="489.449454977996">
                <text:p>489.449454977996</text:p>
              </table:table-cell>
              <table:table-cell office:value-type="float" office:value="8.5953829613124">
                <text:p>8.5953829613124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528.478345067061">
                <text:p>528.478345067061</text:p>
              </table:table-cell>
              <table:table-cell office:value-type="float" office:value="522.547199847921">
                <text:p>522.547199847921</text:p>
              </table:table-cell>
              <table:table-cell office:value-type="float" office:value="11.8282507966872">
                <text:p>11.8282507966872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633.488128341204">
                <text:p>633.488128341204</text:p>
              </table:table-cell>
              <table:table-cell office:value-type="float" office:value="548.393150732449">
                <text:p>548.393150732449</text:p>
              </table:table-cell>
              <table:table-cell office:value-type="float" office:value="12.3183778800666">
                <text:p>12.318377880066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547.896008407778">
                <text:p>547.896008407778</text:p>
              </table:table-cell>
              <table:table-cell office:value-type="float" office:value="525.292544834067">
                <text:p>525.292544834067</text:p>
              </table:table-cell>
              <table:table-cell office:value-type="float" office:value="7.0959115327533">
                <text:p>7.0959115327533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601.642220851312">
                <text:p>601.642220851312</text:p>
              </table:table-cell>
              <table:table-cell office:value-type="float" office:value="531.962538089261">
                <text:p>531.962538089261</text:p>
              </table:table-cell>
              <table:table-cell office:value-type="float" office:value="10.1777210167586">
                <text:p>10.1777210167586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636.761901965093">
                <text:p>636.761901965093</text:p>
              </table:table-cell>
              <table:table-cell office:value-type="float" office:value="582.620123516077">
                <text:p>582.620123516077</text:p>
              </table:table-cell>
              <table:table-cell office:value-type="float" office:value="12.0229580742762">
                <text:p>12.0229580742762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536.684925892847">
                <text:p>536.684925892847</text:p>
              </table:table-cell>
              <table:table-cell office:value-type="float" office:value="585.086527117026">
                <text:p>585.086527117026</text:p>
              </table:table-cell>
              <table:table-cell office:value-type="float" office:value="7.08137479030303">
                <text:p>7.0813747903030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594.356780058161">
                <text:p>594.356780058161</text:p>
              </table:table-cell>
              <table:table-cell office:value-type="float" office:value="571.126394232969">
                <text:p>571.126394232969</text:p>
              </table:table-cell>
              <table:table-cell office:value-type="float" office:value="10.4225205789974">
                <text:p>10.4225205789974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633.895405911111">
                <text:p>633.895405911111</text:p>
              </table:table-cell>
              <table:table-cell office:value-type="float" office:value="617.768813381211">
                <text:p>617.768813381211</text:p>
              </table:table-cell>
              <table:table-cell office:value-type="float" office:value="12.1548312828854">
                <text:p>12.1548312828854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535.286543031078">
                <text:p>535.286543031078</text:p>
              </table:table-cell>
              <table:table-cell office:value-type="float" office:value="586.024222498086">
                <text:p>586.024222498086</text:p>
              </table:table-cell>
              <table:table-cell office:value-type="float" office:value="6.93349605690699">
                <text:p>6.93349605690699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591.699279744856">
                <text:p>591.699279744856</text:p>
              </table:table-cell>
              <table:table-cell office:value-type="float" office:value="564.192102818852">
                <text:p>564.192102818852</text:p>
              </table:table-cell>
              <table:table-cell office:value-type="float" office:value="10.2365792564699">
                <text:p>10.236579256469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625.468191299991">
                <text:p>625.468191299991</text:p>
              </table:table-cell>
              <table:table-cell office:value-type="float" office:value="609.912485679076">
                <text:p>609.912485679076</text:p>
              </table:table-cell>
              <table:table-cell office:value-type="float" office:value="12.0636865928314">
                <text:p>12.0636865928314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523.361290093722">
                <text:p>523.361290093722</text:p>
              </table:table-cell>
              <table:table-cell office:value-type="float" office:value="578.628348002416">
                <text:p>578.628348002416</text:p>
              </table:table-cell>
              <table:table-cell office:value-type="float" office:value="6.91800431198607">
                <text:p>6.91800431198607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583.32089381628">
                <text:p>583.32089381628</text:p>
              </table:table-cell>
              <table:table-cell office:value-type="float" office:value="559.303718423679">
                <text:p>559.303718423679</text:p>
              </table:table-cell>
              <table:table-cell office:value-type="float" office:value="10.4741512760693">
                <text:p>10.4741512760693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621.254322504527">
                <text:p>621.254322504527</text:p>
              </table:table-cell>
              <table:table-cell office:value-type="float" office:value="606.476801124692">
                <text:p>606.476801124692</text:p>
              </table:table-cell>
              <table:table-cell office:value-type="float" office:value="12.1919694499656">
                <text:p>12.1919694499656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520.819728847904">
                <text:p>520.819728847904</text:p>
              </table:table-cell>
              <table:table-cell office:value-type="float" office:value="573.143960073947">
                <text:p>573.143960073947</text:p>
              </table:table-cell>
              <table:table-cell office:value-type="float" office:value="6.77406843855091">
                <text:p>6.77406843855091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579.332091600309">
                <text:p>579.332091600309</text:p>
              </table:table-cell>
              <table:table-cell office:value-type="float" office:value="551.346690847015">
                <text:p>551.346690847015</text:p>
              </table:table-cell>
              <table:table-cell office:value-type="float" office:value="10.2896253429093">
                <text:p>10.2896253429093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611.641624374135">
                <text:p>611.641624374135</text:p>
              </table:table-cell>
              <table:table-cell office:value-type="float" office:value="597.481259095208">
                <text:p>597.481259095208</text:p>
              </table:table-cell>
              <table:table-cell office:value-type="float" office:value="12.1021400445907">
                <text:p>12.1021400445907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508.12737218785">
                <text:p>508.12737218785</text:p>
              </table:table-cell>
              <table:table-cell office:value-type="float" office:value="564.690847346189">
                <text:p>564.690847346189</text:p>
              </table:table-cell>
              <table:table-cell office:value-type="float" office:value="6.75764349871208">
                <text:p>6.75764349871208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520.426587704237">
                <text:p>520.426587704237</text:p>
              </table:table-cell>
              <table:table-cell office:value-type="float" office:value="520.62315827607">
                <text:p>520.62315827607</text:p>
              </table:table-cell>
              <table:table-cell office:value-type="float" office:value="7.72450371098896">
                <text:p>7.72450371098896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380.38015331208">
                <text:p>380.38015331208</text:p>
              </table:table-cell>
              <table:table-cell office:value-type="float" office:value="479.856122456195">
                <text:p>479.856122456195</text:p>
              </table:table-cell>
              <table:table-cell office:value-type="float" office:value="0.94445725644938">
                <text:p>0.94445725644938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03.986672435797">
                <text:p>203.986672435797</text:p>
              </table:table-cell>
              <table:table-cell office:value-type="float" office:value="407.814148404966">
                <text:p>407.814148404966</text:p>
              </table:table-cell>
              <table:table-cell office:value-type="float" office:value="1.69831369906984">
                <text:p>1.69831369906984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26.484373417125">
                <text:p>126.484373417125</text:p>
              </table:table-cell>
              <table:table-cell office:value-type="float" office:value="317.305872802487">
                <text:p>317.305872802487</text:p>
              </table:table-cell>
              <table:table-cell office:value-type="float" office:value="2.63788848710705">
                <text:p>2.63788848710705</text:p>
              </table:table-cell>
            </table:table-row>
            <table:table-row>
              <table:table-cell office:value-type="float" office:value="44921">
                <text:p>4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34.0062282657068">
                <text:p>34.0062282657068</text:p>
              </table:table-cell>
              <table:table-cell office:value-type="float" office:value="277.216407984972">
                <text:p>277.216407984972</text:p>
              </table:table-cell>
              <table:table-cell office:value-type="float" office:value="9.43683902415024">
                <text:p>9.436839024150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</office:styles>
</office:document-styles>
</file>